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/>
          <table:table-cell table:style-name="pd1" office:value-type="string" calcext:value-type="string">
            <text:p>T_outdoor [degC]</text:p>
          </table:table-cell>
          <table:table-cell table:style-name="pd1" office:value-type="string" calcext:value-type="string">
            <text:p>n_cmp [rpm]</text:p>
          </table:table-cell>
          <table:table-cell table:style-name="pd1" office:value-type="string" calcext:value-type="string">
            <text:p>T_evp [degC]</text:p>
          </table:table-cell>
          <table:table-cell table:style-name="pd1" office:value-type="string" calcext:value-type="string">
            <text:p>P_evp [bar]</text:p>
          </table:table-cell>
          <table:table-cell table:style-name="pd1" office:value-type="string" calcext:value-type="string">
            <text:p>T_cnd [degC]</text:p>
          </table:table-cell>
          <table:table-cell table:style-name="pd1" office:value-type="string" calcext:value-type="string">
            <text:p>P_cnd [bar]</text:p>
          </table:table-cell>
          <table:table-cell table:style-name="pd1" office:value-type="string" calcext:value-type="string">
            <text:p>Q_evp [kW]</text:p>
          </table:table-cell>
          <table:table-cell table:style-name="pd1" office:value-type="string" calcext:value-type="string">
            <text:p>W_cmp [kW]</text:p>
          </table:table-cell>
          <table:table-cell table:style-name="pd1" office:value-type="string" calcext:value-type="string">
            <text:p>Q_cnd [kW]</text:p>
          </table:table-cell>
          <table:table-cell table:style-name="pd1" office:value-type="string" calcext:value-type="string">
            <text:p>COP [-]</text:p>
          </table:table-cell>
          <table:table-cell table:style-name="pd1" office:value-type="string" calcext:value-type="string">
            <text:p>m_dot_rfg [kg/h]</text:p>
          </table:table-cell>
          <table:table-cell table:style-name="pd1" office:value-type="string" calcext:value-type="string">
            <text:p>dT_sc [K]</text:p>
          </table:table-cell>
          <table:table-cell table:style-name="pd1" office:value-type="string" calcext:value-type="string">
            <text:p>eps_evp [-]</text:p>
          </table:table-cell>
          <table:table-cell table:style-name="pd1" office:value-type="string" calcext:value-type="string">
            <text:p>eps_cnd [-]</text:p>
          </table:table-cell>
          <table:table-cell table:style-name="pd1" office:value-type="string" calcext:value-type="string">
            <text:p>TDB evp_air_out [degC]</text:p>
          </table:table-cell>
          <table:table-cell table:style-name="pd1" office:value-type="string" calcext:value-type="string">
            <text:p>RH evp_air_out [%]</text:p>
          </table:table-cell>
          <table:table-cell table:style-name="pd1" office:value-type="string" calcext:value-type="string">
            <text:p>dP evp_air_out [Pa]</text:p>
          </table:table-cell>
          <table:table-cell table:style-name="pd1" office:value-type="string" calcext:value-type="string">
            <text:p>TDB cnd_air_out [degC]</text:p>
          </table:table-cell>
          <table:table-cell table:style-name="pd1" office:value-type="string" calcext:value-type="string">
            <text:p>RH cnd_air_out [%]</text:p>
          </table:table-cell>
          <table:table-cell table:style-name="pd1" office:value-type="string" calcext:value-type="string">
            <text:p>dP cnd_air_out [Pa]</text:p>
          </table:table-cell>
          <table:table-cell table:style-name="pd1" office:value-type="string" calcext:value-type="string">
            <text:p>mass balance error [%]</text:p>
          </table:table-cell>
          <table:table-cell table:style-name="pd1" office:value-type="string" calcext:value-type="string">
            <text:p>energy balance error [%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100" calcext:value-type="float">
            <text:p>2100</text:p>
          </table:table-cell>
          <table:table-cell office:value-type="float" office:value="8.32324404409172" calcext:value-type="float">
            <text:p>8,32324404409172</text:p>
          </table:table-cell>
          <table:table-cell office:value-type="float" office:value="3.91880553157953" calcext:value-type="float">
            <text:p>3,91880553157953</text:p>
          </table:table-cell>
          <table:table-cell office:value-type="float" office:value="33.6451227404179" calcext:value-type="float">
            <text:p>33,6451227404179</text:p>
          </table:table-cell>
          <table:table-cell office:value-type="float" office:value="8.54104675811506" calcext:value-type="float">
            <text:p>8,54104675811506</text:p>
          </table:table-cell>
          <table:table-cell office:value-type="float" office:value="2.91074060189287" calcext:value-type="float">
            <text:p>2,91074060189287</text:p>
          </table:table-cell>
          <table:table-cell office:value-type="float" office:value="0.71725430354116" calcext:value-type="float">
            <text:p>0,71725430354116</text:p>
          </table:table-cell>
          <table:table-cell office:value-type="float" office:value="3.62790257316296" calcext:value-type="float">
            <text:p>3,62790257316296</text:p>
          </table:table-cell>
          <table:table-cell office:value-type="float" office:value="4.22967654918243" calcext:value-type="float">
            <text:p>4,22967654918243</text:p>
          </table:table-cell>
          <table:table-cell office:value-type="float" office:value="63.2635622675242" calcext:value-type="float">
            <text:p>63,2635622675242</text:p>
          </table:table-cell>
          <table:table-cell office:value-type="float" office:value="5.7338420553134" calcext:value-type="float">
            <text:p>5,7338420553134</text:p>
          </table:table-cell>
          <table:table-cell office:value-type="float" office:value="0.312579833197896" calcext:value-type="float">
            <text:p>0,312579833197896</text:p>
          </table:table-cell>
          <table:table-cell office:value-type="float" office:value="0.749751487912842" calcext:value-type="float">
            <text:p>0,749751487912842</text:p>
          </table:table-cell>
          <table:table-cell office:value-type="float" office:value="14.5702615188076" calcext:value-type="float">
            <text:p>14,5702615188076</text:p>
          </table:table-cell>
          <table:table-cell office:value-type="float" office:value="100" calcext:value-type="float">
            <text:p>100</text:p>
          </table:table-cell>
          <table:table-cell office:value-type="float" office:value="14.5101003880732" calcext:value-type="float">
            <text:p>14,5101003880732</text:p>
          </table:table-cell>
          <table:table-cell office:value-type="float" office:value="31.7319421499046" calcext:value-type="float">
            <text:p>31,7319421499046</text:p>
          </table:table-cell>
          <table:table-cell office:value-type="float" office:value="35.8722717743049" calcext:value-type="float">
            <text:p>35,8722717743049</text:p>
          </table:table-cell>
          <table:table-cell office:value-type="float" office:value="30.6595720084766" calcext:value-type="float">
            <text:p>30,6595720084766</text:p>
          </table:table-cell>
          <table:table-cell office:value-type="float" office:value="0.00419272094921731" calcext:value-type="float">
            <text:p>0,00419272094921731</text:p>
          </table:table-cell>
          <table:table-cell office:value-type="float" office:value="0.00317222359153405" calcext:value-type="float">
            <text:p>0,00317222359153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00" calcext:value-type="float">
            <text:p>2100</text:p>
          </table:table-cell>
          <table:table-cell office:value-type="float" office:value="8.37652570754415" calcext:value-type="float">
            <text:p>8,37652570754415</text:p>
          </table:table-cell>
          <table:table-cell office:value-type="float" office:value="3.92868645889399" calcext:value-type="float">
            <text:p>3,92868645889399</text:p>
          </table:table-cell>
          <table:table-cell office:value-type="float" office:value="44.9494358897204" calcext:value-type="float">
            <text:p>44,9494358897204</text:p>
          </table:table-cell>
          <table:table-cell office:value-type="float" office:value="11.8205963242587" calcext:value-type="float">
            <text:p>11,8205963242587</text:p>
          </table:table-cell>
          <table:table-cell office:value-type="float" office:value="2.90888999367045" calcext:value-type="float">
            <text:p>2,90888999367045</text:p>
          </table:table-cell>
          <table:table-cell office:value-type="float" office:value="0.843986992848701" calcext:value-type="float">
            <text:p>0,843986992848701</text:p>
          </table:table-cell>
          <table:table-cell office:value-type="float" office:value="3.76072261205249" calcext:value-type="float">
            <text:p>3,76072261205249</text:p>
          </table:table-cell>
          <table:table-cell office:value-type="float" office:value="3.06830424228283" calcext:value-type="float">
            <text:p>3,06830424228283</text:p>
          </table:table-cell>
          <table:table-cell office:value-type="float" office:value="60.2753610202009" calcext:value-type="float">
            <text:p>60,2753610202009</text:p>
          </table:table-cell>
          <table:table-cell office:value-type="float" office:value="16.5072952636889" calcext:value-type="float">
            <text:p>16,5072952636889</text:p>
          </table:table-cell>
          <table:table-cell office:value-type="float" office:value="0.314028599356713" calcext:value-type="float">
            <text:p>0,314028599356713</text:p>
          </table:table-cell>
          <table:table-cell office:value-type="float" office:value="0.350559899524443" calcext:value-type="float">
            <text:p>0,350559899524443</text:p>
          </table:table-cell>
          <table:table-cell office:value-type="float" office:value="14.5718758439529" calcext:value-type="float">
            <text:p>14,5718758439529</text:p>
          </table:table-cell>
          <table:table-cell office:value-type="float" office:value="100" calcext:value-type="float">
            <text:p>100</text:p>
          </table:table-cell>
          <table:table-cell office:value-type="float" office:value="14.5124428742349" calcext:value-type="float">
            <text:p>14,5124428742349</text:p>
          </table:table-cell>
          <table:table-cell office:value-type="float" office:value="33.9417925424964" calcext:value-type="float">
            <text:p>33,9417925424964</text:p>
          </table:table-cell>
          <table:table-cell office:value-type="float" office:value="35.6295624514174" calcext:value-type="float">
            <text:p>35,6295624514174</text:p>
          </table:table-cell>
          <table:table-cell office:value-type="float" office:value="30.5005809078811" calcext:value-type="float">
            <text:p>30,5005809078811</text:p>
          </table:table-cell>
          <table:table-cell office:value-type="float" office:value="0.303347346138142" calcext:value-type="float">
            <text:p>0,303347346138142</text:p>
          </table:table-cell>
          <table:table-cell office:value-type="float" office:value="0.268986516353489" calcext:value-type="float">
            <text:p>0,268986516353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8.58783772587742" calcext:value-type="float">
            <text:p>8,58783772587742</text:p>
          </table:table-cell>
          <table:table-cell office:value-type="float" office:value="3.95608946433723" calcext:value-type="float">
            <text:p>3,95608946433723</text:p>
          </table:table-cell>
          <table:table-cell office:value-type="float" office:value="49.244552851921" calcext:value-type="float">
            <text:p>49,244552851921</text:p>
          </table:table-cell>
          <table:table-cell office:value-type="float" office:value="13.1550678838203" calcext:value-type="float">
            <text:p>13,1550678838203</text:p>
          </table:table-cell>
          <table:table-cell office:value-type="float" office:value="2.82002344497495" calcext:value-type="float">
            <text:p>2,82002344497495</text:p>
          </table:table-cell>
          <table:table-cell office:value-type="float" office:value="0.880277713871875" calcext:value-type="float">
            <text:p>0,880277713871875</text:p>
          </table:table-cell>
          <table:table-cell office:value-type="float" office:value="3.71909731931747" calcext:value-type="float">
            <text:p>3,71909731931747</text:p>
          </table:table-cell>
          <table:table-cell office:value-type="float" office:value="2.78159402939027" calcext:value-type="float">
            <text:p>2,78159402939027</text:p>
          </table:table-cell>
          <table:table-cell office:value-type="float" office:value="59.4051629083697" calcext:value-type="float">
            <text:p>59,4051629083697</text:p>
          </table:table-cell>
          <table:table-cell office:value-type="float" office:value="18.8618738093526" calcext:value-type="float">
            <text:p>18,8618738093526</text:p>
          </table:table-cell>
          <table:table-cell office:value-type="float" office:value="0.310968561993445" calcext:value-type="float">
            <text:p>0,310968561993445</text:p>
          </table:table-cell>
          <table:table-cell office:value-type="float" office:value="0.305334516027849" calcext:value-type="float">
            <text:p>0,305334516027849</text:p>
          </table:table-cell>
          <table:table-cell office:value-type="float" office:value="14.6492799609394" calcext:value-type="float">
            <text:p>14,6492799609394</text:p>
          </table:table-cell>
          <table:table-cell office:value-type="float" office:value="100" calcext:value-type="float">
            <text:p>100</text:p>
          </table:table-cell>
          <table:table-cell office:value-type="float" office:value="14.527541262325" calcext:value-type="float">
            <text:p>14,527541262325</text:p>
          </table:table-cell>
          <table:table-cell office:value-type="float" office:value="35.8760262312137" calcext:value-type="float">
            <text:p>35,8760262312137</text:p>
          </table:table-cell>
          <table:table-cell office:value-type="float" office:value="35.9376665148935" calcext:value-type="float">
            <text:p>35,9376665148935</text:p>
          </table:table-cell>
          <table:table-cell office:value-type="float" office:value="30.767800747929" calcext:value-type="float">
            <text:p>30,767800747929</text:p>
          </table:table-cell>
          <table:table-cell office:value-type="float" office:value="0.202221163032058" calcext:value-type="float">
            <text:p>0,202221163032058</text:p>
          </table:table-cell>
          <table:table-cell office:value-type="float" office:value="0.662111831078991" calcext:value-type="float">
            <text:p>0,662111831078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100" calcext:value-type="float">
            <text:p>2100</text:p>
          </table:table-cell>
          <table:table-cell office:value-type="float" office:value="8.83693820238233" calcext:value-type="float">
            <text:p>8,83693820238233</text:p>
          </table:table-cell>
          <table:table-cell office:value-type="float" office:value="3.9876045268174" calcext:value-type="float">
            <text:p>3,9876045268174</text:p>
          </table:table-cell>
          <table:table-cell office:value-type="float" office:value="42.9525446891786" calcext:value-type="float">
            <text:p>42,9525446891786</text:p>
          </table:table-cell>
          <table:table-cell office:value-type="float" office:value="10.9862276872583" calcext:value-type="float">
            <text:p>10,9862276872583</text:p>
          </table:table-cell>
          <table:table-cell office:value-type="float" office:value="2.68345727000678" calcext:value-type="float">
            <text:p>2,68345727000678</text:p>
          </table:table-cell>
          <table:table-cell office:value-type="float" office:value="0.822171896526559" calcext:value-type="float">
            <text:p>0,822171896526559</text:p>
          </table:table-cell>
          <table:table-cell office:value-type="float" office:value="3.51512236013181" calcext:value-type="float">
            <text:p>3,51512236013181</text:p>
          </table:table-cell>
          <table:table-cell office:value-type="float" office:value="3.35390399199577" calcext:value-type="float">
            <text:p>3,35390399199577</text:p>
          </table:table-cell>
          <table:table-cell office:value-type="float" office:value="62.3646522665785" calcext:value-type="float">
            <text:p>62,3646522665785</text:p>
          </table:table-cell>
          <table:table-cell office:value-type="float" office:value="2.20610231081241" calcext:value-type="float">
            <text:p>2,20610231081241</text:p>
          </table:table-cell>
          <table:table-cell office:value-type="float" office:value="0.303651558902296" calcext:value-type="float">
            <text:p>0,303651558902296</text:p>
          </table:table-cell>
          <table:table-cell office:value-type="float" office:value="0.620354779565636" calcext:value-type="float">
            <text:p>0,620354779565636</text:p>
          </table:table-cell>
          <table:table-cell office:value-type="float" office:value="14.7677896440647" calcext:value-type="float">
            <text:p>14,7677896440647</text:p>
          </table:table-cell>
          <table:table-cell office:value-type="float" office:value="100" calcext:value-type="float">
            <text:p>100</text:p>
          </table:table-cell>
          <table:table-cell office:value-type="float" office:value="14.5476983313802" calcext:value-type="float">
            <text:p>14,5476983313802</text:p>
          </table:table-cell>
          <table:table-cell office:value-type="float" office:value="39.5537538872069" calcext:value-type="float">
            <text:p>39,5537538872069</text:p>
          </table:table-cell>
          <table:table-cell office:value-type="float" office:value="36.9142863631007" calcext:value-type="float">
            <text:p>36,9142863631007</text:p>
          </table:table-cell>
          <table:table-cell office:value-type="float" office:value="31.7082749832264" calcext:value-type="float">
            <text:p>31,7082749832264</text:p>
          </table:table-cell>
          <table:table-cell office:value-type="float" office:value="0.353025406094363" calcext:value-type="float">
            <text:p>0,353025406094363</text:p>
          </table:table-cell>
          <table:table-cell office:value-type="float" office:value="0.352520171714015" calcext:value-type="float">
            <text:p>0,352520171714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00" calcext:value-type="float">
            <text:p>2100</text:p>
          </table:table-cell>
          <table:table-cell office:value-type="float" office:value="9.04103912739413" calcext:value-type="float">
            <text:p>9,04103912739413</text:p>
          </table:table-cell>
          <table:table-cell office:value-type="float" office:value="4.01490033498599" calcext:value-type="float">
            <text:p>4,01490033498599</text:p>
          </table:table-cell>
          <table:table-cell office:value-type="float" office:value="56.2038049288098" calcext:value-type="float">
            <text:p>56,2038049288098</text:p>
          </table:table-cell>
          <table:table-cell office:value-type="float" office:value="15.3576040850611" calcext:value-type="float">
            <text:p>15,3576040850611</text:p>
          </table:table-cell>
          <table:table-cell office:value-type="float" office:value="2.62048406049157" calcext:value-type="float">
            <text:p>2,62048406049157</text:p>
          </table:table-cell>
          <table:table-cell office:value-type="float" office:value="0.933027339726188" calcext:value-type="float">
            <text:p>0,933027339726188</text:p>
          </table:table-cell>
          <table:table-cell office:value-type="float" office:value="3.58134021939923" calcext:value-type="float">
            <text:p>3,58134021939923</text:p>
          </table:table-cell>
          <table:table-cell office:value-type="float" office:value="2.40628985764277" calcext:value-type="float">
            <text:p>2,40628985764277</text:p>
          </table:table-cell>
          <table:table-cell office:value-type="float" office:value="58.1967909238452" calcext:value-type="float">
            <text:p>58,1967909238452</text:p>
          </table:table-cell>
          <table:table-cell office:value-type="float" office:value="19.8228199502114" calcext:value-type="float">
            <text:p>19,8228199502114</text:p>
          </table:table-cell>
          <table:table-cell office:value-type="float" office:value="0.303073431016166" calcext:value-type="float">
            <text:p>0,303073431016166</text:p>
          </table:table-cell>
          <table:table-cell office:value-type="float" office:value="0.280064844121356" calcext:value-type="float">
            <text:p>0,280064844121356</text:p>
          </table:table-cell>
          <table:table-cell office:value-type="float" office:value="14.8222573576761" calcext:value-type="float">
            <text:p>14,8222573576761</text:p>
          </table:table-cell>
          <table:table-cell office:value-type="float" office:value="100" calcext:value-type="float">
            <text:p>100</text:p>
          </table:table-cell>
          <table:table-cell office:value-type="float" office:value="14.5607794768141" calcext:value-type="float">
            <text:p>14,5607794768141</text:p>
          </table:table-cell>
          <table:table-cell office:value-type="float" office:value="41.6583754780453" calcext:value-type="float">
            <text:p>41,6583754780453</text:p>
          </table:table-cell>
          <table:table-cell office:value-type="float" office:value="36.8729369613656" calcext:value-type="float">
            <text:p>36,8729369613656</text:p>
          </table:table-cell>
          <table:table-cell office:value-type="float" office:value="31.6957127475314" calcext:value-type="float">
            <text:p>31,6957127475314</text:p>
          </table:table-cell>
          <table:table-cell office:value-type="float" office:value="0.010651143709719" calcext:value-type="float">
            <text:p>0,010651143709719</text:p>
          </table:table-cell>
          <table:table-cell office:value-type="float" office:value="1.05081311936609" calcext:value-type="float">
            <text:p>1,050813119366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00" calcext:value-type="float">
            <text:p>2400</text:p>
          </table:table-cell>
          <table:table-cell office:value-type="float" office:value="7.27505724551008" calcext:value-type="float">
            <text:p>7,27505724551008</text:p>
          </table:table-cell>
          <table:table-cell office:value-type="float" office:value="3.78043642250695" calcext:value-type="float">
            <text:p>3,78043642250695</text:p>
          </table:table-cell>
          <table:table-cell office:value-type="float" office:value="41.3099753670391" calcext:value-type="float">
            <text:p>41,3099753670391</text:p>
          </table:table-cell>
          <table:table-cell office:value-type="float" office:value="10.3928489582203" calcext:value-type="float">
            <text:p>10,3928489582203</text:p>
          </table:table-cell>
          <table:table-cell office:value-type="float" office:value="3.33223673107838" calcext:value-type="float">
            <text:p>3,33223673107838</text:p>
          </table:table-cell>
          <table:table-cell office:value-type="float" office:value="0.922658768172242" calcext:value-type="float">
            <text:p>0,922658768172242</text:p>
          </table:table-cell>
          <table:table-cell office:value-type="float" office:value="4.27118079805351" calcext:value-type="float">
            <text:p>4,27118079805351</text:p>
          </table:table-cell>
          <table:table-cell office:value-type="float" office:value="3.34885130281571" calcext:value-type="float">
            <text:p>3,34885130281571</text:p>
          </table:table-cell>
          <table:table-cell office:value-type="float" office:value="68.9451218941025" calcext:value-type="float">
            <text:p>68,9451218941025</text:p>
          </table:table-cell>
          <table:table-cell office:value-type="float" office:value="14.1095516059855" calcext:value-type="float">
            <text:p>14,1095516059855</text:p>
          </table:table-cell>
          <table:table-cell office:value-type="float" office:value="0.324920437685461" calcext:value-type="float">
            <text:p>0,324920437685461</text:p>
          </table:table-cell>
          <table:table-cell office:value-type="float" office:value="0.44077773250248" calcext:value-type="float">
            <text:p>0,44077773250248</text:p>
          </table:table-cell>
          <table:table-cell office:value-type="float" office:value="14.1999890212915" calcext:value-type="float">
            <text:p>14,1999890212915</text:p>
          </table:table-cell>
          <table:table-cell office:value-type="float" office:value="100" calcext:value-type="float">
            <text:p>100</text:p>
          </table:table-cell>
          <table:table-cell office:value-type="float" office:value="14.4375943449016" calcext:value-type="float">
            <text:p>14,4375943449016</text:p>
          </table:table-cell>
          <table:table-cell office:value-type="float" office:value="32.7482962269523" calcext:value-type="float">
            <text:p>32,7482962269523</text:p>
          </table:table-cell>
          <table:table-cell office:value-type="float" office:value="33.8708497811519" calcext:value-type="float">
            <text:p>33,8708497811519</text:p>
          </table:table-cell>
          <table:table-cell office:value-type="float" office:value="30.3792960035303" calcext:value-type="float">
            <text:p>30,3792960035303</text:p>
          </table:table-cell>
          <table:table-cell office:value-type="float" office:value="0.184415881977595" calcext:value-type="float">
            <text:p>0,184415881977595</text:p>
          </table:table-cell>
          <table:table-cell office:value-type="float" office:value="0.486342889715709" calcext:value-type="float">
            <text:p>0,486342889715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00" calcext:value-type="float">
            <text:p>2400</text:p>
          </table:table-cell>
          <table:table-cell office:value-type="float" office:value="7.46590635180411" calcext:value-type="float">
            <text:p>7,46590635180411</text:p>
          </table:table-cell>
          <table:table-cell office:value-type="float" office:value="3.80492631401243" calcext:value-type="float">
            <text:p>3,80492631401243</text:p>
          </table:table-cell>
          <table:table-cell office:value-type="float" office:value="44.8343288898467" calcext:value-type="float">
            <text:p>44,8343288898467</text:p>
          </table:table-cell>
          <table:table-cell office:value-type="float" office:value="11.4509113555494" calcext:value-type="float">
            <text:p>11,4509113555494</text:p>
          </table:table-cell>
          <table:table-cell office:value-type="float" office:value="3.25438723670882" calcext:value-type="float">
            <text:p>3,25438723670882</text:p>
          </table:table-cell>
          <table:table-cell office:value-type="float" office:value="0.962443873838405" calcext:value-type="float">
            <text:p>0,962443873838405</text:p>
          </table:table-cell>
          <table:table-cell office:value-type="float" office:value="4.23633086315144" calcext:value-type="float">
            <text:p>4,23633086315144</text:p>
          </table:table-cell>
          <table:table-cell office:value-type="float" office:value="3.07238500909291" calcext:value-type="float">
            <text:p>3,07238500909291</text:p>
          </table:table-cell>
          <table:table-cell office:value-type="float" office:value="68.2673341192629" calcext:value-type="float">
            <text:p>68,2673341192629</text:p>
          </table:table-cell>
          <table:table-cell office:value-type="float" office:value="15.8627640635336" calcext:value-type="float">
            <text:p>15,8627640635336</text:p>
          </table:table-cell>
          <table:table-cell office:value-type="float" office:value="0.32265772155973" calcext:value-type="float">
            <text:p>0,32265772155973</text:p>
          </table:table-cell>
          <table:table-cell office:value-type="float" office:value="0.397594389183526" calcext:value-type="float">
            <text:p>0,397594389183526</text:p>
          </table:table-cell>
          <table:table-cell office:value-type="float" office:value="14.2687686303647" calcext:value-type="float">
            <text:p>14,2687686303647</text:p>
          </table:table-cell>
          <table:table-cell office:value-type="float" office:value="100" calcext:value-type="float">
            <text:p>100</text:p>
          </table:table-cell>
          <table:table-cell office:value-type="float" office:value="14.4508065713179" calcext:value-type="float">
            <text:p>14,4508065713179</text:p>
          </table:table-cell>
          <table:table-cell office:value-type="float" office:value="34.6932347122732" calcext:value-type="float">
            <text:p>34,6932347122732</text:p>
          </table:table-cell>
          <table:table-cell office:value-type="float" office:value="34.170982921561" calcext:value-type="float">
            <text:p>34,170982921561</text:p>
          </table:table-cell>
          <table:table-cell office:value-type="float" office:value="30.6411484485662" calcext:value-type="float">
            <text:p>30,6411484485662</text:p>
          </table:table-cell>
          <table:table-cell office:value-type="float" office:value="0.162501729441886" calcext:value-type="float">
            <text:p>0,162501729441886</text:p>
          </table:table-cell>
          <table:table-cell office:value-type="float" office:value="0.59561471327114" calcext:value-type="float">
            <text:p>0,59561471327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float" office:value="7.7332819029744" calcext:value-type="float">
            <text:p>7,7332819029744</text:p>
          </table:table-cell>
          <table:table-cell office:value-type="float" office:value="3.84412303619336" calcext:value-type="float">
            <text:p>3,84412303619336</text:p>
          </table:table-cell>
          <table:table-cell office:value-type="float" office:value="50.4169878369537" calcext:value-type="float">
            <text:p>50,4169878369537</text:p>
          </table:table-cell>
          <table:table-cell office:value-type="float" office:value="13.5396927655961" calcext:value-type="float">
            <text:p>13,5396927655961</text:p>
          </table:table-cell>
          <table:table-cell office:value-type="float" office:value="3.14752550048894" calcext:value-type="float">
            <text:p>3,14752550048894</text:p>
          </table:table-cell>
          <table:table-cell office:value-type="float" office:value="1.02678440191378" calcext:value-type="float">
            <text:p>1,02678440191378</text:p>
          </table:table-cell>
          <table:table-cell office:value-type="float" office:value="4.19530042066373" calcext:value-type="float">
            <text:p>4,19530042066373</text:p>
          </table:table-cell>
          <table:table-cell office:value-type="float" office:value="2.63153067358773" calcext:value-type="float">
            <text:p>2,63153067358773</text:p>
          </table:table-cell>
          <table:table-cell office:value-type="float" office:value="66.587060648105" calcext:value-type="float">
            <text:p>66,587060648105</text:p>
          </table:table-cell>
          <table:table-cell office:value-type="float" office:value="19.7974528357925" calcext:value-type="float">
            <text:p>19,7974528357925</text:p>
          </table:table-cell>
          <table:table-cell office:value-type="float" office:value="0.319639281294696" calcext:value-type="float">
            <text:p>0,319639281294696</text:p>
          </table:table-cell>
          <table:table-cell office:value-type="float" office:value="0.324651623134485" calcext:value-type="float">
            <text:p>0,324651623134485</text:p>
          </table:table-cell>
          <table:table-cell office:value-type="float" office:value="14.3628907076713" calcext:value-type="float">
            <text:p>14,3628907076713</text:p>
          </table:table-cell>
          <table:table-cell office:value-type="float" office:value="100" calcext:value-type="float">
            <text:p>100</text:p>
          </table:table-cell>
          <table:table-cell office:value-type="float" office:value="14.4691889221714" calcext:value-type="float">
            <text:p>14,4691889221714</text:p>
          </table:table-cell>
          <table:table-cell office:value-type="float" office:value="36.628408240784" calcext:value-type="float">
            <text:p>36,628408240784</text:p>
          </table:table-cell>
          <table:table-cell office:value-type="float" office:value="34.4850481328987" calcext:value-type="float">
            <text:p>34,4850481328987</text:p>
          </table:table-cell>
          <table:table-cell office:value-type="float" office:value="30.8757608195017" calcext:value-type="float">
            <text:p>30,8757608195017</text:p>
          </table:table-cell>
          <table:table-cell office:value-type="float" office:value="0.282835619172924" calcext:value-type="float">
            <text:p>0,282835619172924</text:p>
          </table:table-cell>
          <table:table-cell office:value-type="float" office:value="0.662471584072657" calcext:value-type="float">
            <text:p>0,6624715840726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400" calcext:value-type="float">
            <text:p>24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400" calcext:value-type="float">
            <text:p>24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400" calcext:value-type="float">
            <text:p>2400</text:p>
          </table:table-cell>
          <table:table-cell office:value-type="float" office:value="8.15114486112731" calcext:value-type="float">
            <text:p>8,15114486112731</text:p>
          </table:table-cell>
          <table:table-cell office:value-type="float" office:value="3.89500642968683" calcext:value-type="float">
            <text:p>3,89500642968683</text:p>
          </table:table-cell>
          <table:table-cell office:value-type="float" office:value="51.1013266506076" calcext:value-type="float">
            <text:p>51,1013266506076</text:p>
          </table:table-cell>
          <table:table-cell office:value-type="float" office:value="13.4041093626164" calcext:value-type="float">
            <text:p>13,4041093626164</text:p>
          </table:table-cell>
          <table:table-cell office:value-type="float" office:value="2.95339280171355" calcext:value-type="float">
            <text:p>2,95339280171355</text:p>
          </table:table-cell>
          <table:table-cell office:value-type="float" office:value="1.02814536483352" calcext:value-type="float">
            <text:p>1,02814536483352</text:p>
          </table:table-cell>
          <table:table-cell office:value-type="float" office:value="3.9957747274775" calcext:value-type="float">
            <text:p>3,9957747274775</text:p>
          </table:table-cell>
          <table:table-cell office:value-type="float" office:value="2.69871727984115" calcext:value-type="float">
            <text:p>2,69871727984115</text:p>
          </table:table-cell>
          <table:table-cell office:value-type="float" office:value="67.9756229217133" calcext:value-type="float">
            <text:p>67,9756229217133</text:p>
          </table:table-cell>
          <table:table-cell office:value-type="float" office:value="11.5025397948178" calcext:value-type="float">
            <text:p>11,5025397948178</text:p>
          </table:table-cell>
          <table:table-cell office:value-type="float" office:value="0.311894973582811" calcext:value-type="float">
            <text:p>0,311894973582811</text:p>
          </table:table-cell>
          <table:table-cell office:value-type="float" office:value="0.481872235455266" calcext:value-type="float">
            <text:p>0,481872235455266</text:p>
          </table:table-cell>
          <table:table-cell office:value-type="float" office:value="14.5330276960648" calcext:value-type="float">
            <text:p>14,5330276960648</text:p>
          </table:table-cell>
          <table:table-cell office:value-type="float" office:value="100" calcext:value-type="float">
            <text:p>100</text:p>
          </table:table-cell>
          <table:table-cell office:value-type="float" office:value="14.5002056790603" calcext:value-type="float">
            <text:p>14,5002056790603</text:p>
          </table:table-cell>
          <table:table-cell office:value-type="float" office:value="44.313165560558" calcext:value-type="float">
            <text:p>44,313165560558</text:p>
          </table:table-cell>
          <table:table-cell office:value-type="float" office:value="35.7988589576042" calcext:value-type="float">
            <text:p>35,7988589576042</text:p>
          </table:table-cell>
          <table:table-cell office:value-type="float" office:value="32.3065570363873" calcext:value-type="float">
            <text:p>32,3065570363873</text:p>
          </table:table-cell>
          <table:table-cell office:value-type="float" office:value="0.245434656200849" calcext:value-type="float">
            <text:p>0,245434656200849</text:p>
          </table:table-cell>
          <table:table-cell office:value-type="float" office:value="0.479728402395402" calcext:value-type="float">
            <text:p>0,479728402395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00" calcext:value-type="float">
            <text:p>2700</text:p>
          </table:table-cell>
          <table:table-cell office:value-type="float" office:value="7.89803635515267" calcext:value-type="float">
            <text:p>7,89803635515267</text:p>
          </table:table-cell>
          <table:table-cell office:value-type="float" office:value="3.87153128066137" calcext:value-type="float">
            <text:p>3,87153128066137</text:p>
          </table:table-cell>
          <table:table-cell office:value-type="float" office:value="69.0698344260455" calcext:value-type="float">
            <text:p>69,0698344260455</text:p>
          </table:table-cell>
          <table:table-cell office:value-type="float" office:value="21.3168373831062" calcext:value-type="float">
            <text:p>21,3168373831062</text:p>
          </table:table-cell>
          <table:table-cell office:value-type="float" office:value="3.07661000952157" calcext:value-type="float">
            <text:p>3,07661000952157</text:p>
          </table:table-cell>
          <table:table-cell office:value-type="float" office:value="1.37155139000184" calcext:value-type="float">
            <text:p>1,37155139000184</text:p>
          </table:table-cell>
          <table:table-cell office:value-type="float" office:value="4.57816753934994" calcext:value-type="float">
            <text:p>4,57816753934994</text:p>
          </table:table-cell>
          <table:table-cell office:value-type="float" office:value="1.53991885723696" calcext:value-type="float">
            <text:p>1,53991885723696</text:p>
          </table:table-cell>
          <table:table-cell office:value-type="float" office:value="65.9575812784944" calcext:value-type="float">
            <text:p>65,9575812784944</text:p>
          </table:table-cell>
          <table:table-cell office:value-type="float" office:value="36.1789621471166" calcext:value-type="float">
            <text:p>36,1789621471166</text:p>
          </table:table-cell>
          <table:table-cell office:value-type="float" office:value="0.317217516331862" calcext:value-type="float">
            <text:p>0,317217516331862</text:p>
          </table:table-cell>
          <table:table-cell office:value-type="float" office:value="0.195126933052213" calcext:value-type="float">
            <text:p>0,195126933052213</text:p>
          </table:table-cell>
          <table:table-cell office:value-type="float" office:value="14.4251677143631" calcext:value-type="float">
            <text:p>14,4251677143631</text:p>
          </table:table-cell>
          <table:table-cell office:value-type="float" office:value="100" calcext:value-type="float">
            <text:p>100</text:p>
          </table:table-cell>
          <table:table-cell office:value-type="float" office:value="14.4809438047198" calcext:value-type="float">
            <text:p>14,4809438047198</text:p>
          </table:table-cell>
          <table:table-cell office:value-type="float" office:value="39.2333231003076" calcext:value-type="float">
            <text:p>39,2333231003076</text:p>
          </table:table-cell>
          <table:table-cell office:value-type="float" office:value="33.5633136735913" calcext:value-type="float">
            <text:p>33,5633136735913</text:p>
          </table:table-cell>
          <table:table-cell office:value-type="float" office:value="31.1627835456561" calcext:value-type="float">
            <text:p>31,1627835456561</text:p>
          </table:table-cell>
          <table:table-cell office:value-type="float" office:value="0.835652621479848" calcext:value-type="float">
            <text:p>0,835652621479848</text:p>
          </table:table-cell>
          <table:table-cell office:value-type="float" office:value="4.05430939568371" calcext:value-type="float">
            <text:p>4,05430939568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700" calcext:value-type="float">
            <text:p>2700</text:p>
          </table:table-cell>
          <table:table-cell office:value-type="float" office:value="7.30014637019167" calcext:value-type="float">
            <text:p>7,30014637019167</text:p>
          </table:table-cell>
          <table:table-cell office:value-type="float" office:value="3.78524157297976" calcext:value-type="float">
            <text:p>3,78524157297976</text:p>
          </table:table-cell>
          <table:table-cell office:value-type="float" office:value="52.1675526817878" calcext:value-type="float">
            <text:p>52,1675526817878</text:p>
          </table:table-cell>
          <table:table-cell office:value-type="float" office:value="13.9359652291838" calcext:value-type="float">
            <text:p>13,9359652291838</text:p>
          </table:table-cell>
          <table:table-cell office:value-type="float" office:value="3.28263166332871" calcext:value-type="float">
            <text:p>3,28263166332871</text:p>
          </table:table-cell>
          <table:table-cell office:value-type="float" office:value="1.17584825094374" calcext:value-type="float">
            <text:p>1,17584825094374</text:p>
          </table:table-cell>
          <table:table-cell office:value-type="float" office:value="4.47493599400607" calcext:value-type="float">
            <text:p>4,47493599400607</text:p>
          </table:table-cell>
          <table:table-cell office:value-type="float" office:value="2.52310980524359" calcext:value-type="float">
            <text:p>2,52310980524359</text:p>
          </table:table-cell>
          <table:table-cell office:value-type="float" office:value="74.168948508535" calcext:value-type="float">
            <text:p>74,168948508535</text:p>
          </table:table-cell>
          <table:table-cell office:value-type="float" office:value="14.5765790124254" calcext:value-type="float">
            <text:p>14,5765790124254</text:p>
          </table:table-cell>
          <table:table-cell office:value-type="float" office:value="0.320778005176306" calcext:value-type="float">
            <text:p>0,320778005176306</text:p>
          </table:table-cell>
          <table:table-cell office:value-type="float" office:value="0.437309312851844" calcext:value-type="float">
            <text:p>0,437309312851844</text:p>
          </table:table-cell>
          <table:table-cell office:value-type="float" office:value="14.24383544252" calcext:value-type="float">
            <text:p>14,24383544252</text:p>
          </table:table-cell>
          <table:table-cell office:value-type="float" office:value="100" calcext:value-type="float">
            <text:p>100</text:p>
          </table:table-cell>
          <table:table-cell office:value-type="float" office:value="14.4425787805929" calcext:value-type="float">
            <text:p>14,4425787805929</text:p>
          </table:table-cell>
          <table:table-cell office:value-type="float" office:value="43.0702213537686" calcext:value-type="float">
            <text:p>43,0702213537686</text:p>
          </table:table-cell>
          <table:table-cell office:value-type="float" office:value="34.2407580526198" calcext:value-type="float">
            <text:p>34,2407580526198</text:p>
          </table:table-cell>
          <table:table-cell office:value-type="float" office:value="32.0214228988541" calcext:value-type="float">
            <text:p>32,0214228988541</text:p>
          </table:table-cell>
          <table:table-cell office:value-type="float" office:value="0.0448025023001987" calcext:value-type="float">
            <text:p>0,0448025023001987</text:p>
          </table:table-cell>
          <table:table-cell office:value-type="float" office:value="0.498806973783185" calcext:value-type="float">
            <text:p>0,498806973783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700" calcext:value-type="float">
            <text:p>2700</text:p>
          </table:table-cell>
          <table:table-cell office:value-type="float" office:value="7.46067524608316" calcext:value-type="float">
            <text:p>7,46067524608316</text:p>
          </table:table-cell>
          <table:table-cell office:value-type="float" office:value="3.80566368079536" calcext:value-type="float">
            <text:p>3,80566368079536</text:p>
          </table:table-cell>
          <table:table-cell office:value-type="float" office:value="53.5557580553292" calcext:value-type="float">
            <text:p>53,5557580553292</text:p>
          </table:table-cell>
          <table:table-cell office:value-type="float" office:value="14.3970309657079" calcext:value-type="float">
            <text:p>14,3970309657079</text:p>
          </table:table-cell>
          <table:table-cell office:value-type="float" office:value="3.21374152583903" calcext:value-type="float">
            <text:p>3,21374152583903</text:p>
          </table:table-cell>
          <table:table-cell office:value-type="float" office:value="1.19121754266859" calcext:value-type="float">
            <text:p>1,19121754266859</text:p>
          </table:table-cell>
          <table:table-cell office:value-type="float" office:value="4.42182313991703" calcext:value-type="float">
            <text:p>4,42182313991703</text:p>
          </table:table-cell>
          <table:table-cell office:value-type="float" office:value="2.45277561980675" calcext:value-type="float">
            <text:p>2,45277561980675</text:p>
          </table:table-cell>
          <table:table-cell office:value-type="float" office:value="74.0491438147754" calcext:value-type="float">
            <text:p>74,0491438147754</text:p>
          </table:table-cell>
          <table:table-cell office:value-type="float" office:value="13.8611581663411" calcext:value-type="float">
            <text:p>13,8611581663411</text:p>
          </table:table-cell>
          <table:table-cell office:value-type="float" office:value="0.318480858207525" calcext:value-type="float">
            <text:p>0,318480858207525</text:p>
          </table:table-cell>
          <table:table-cell office:value-type="float" office:value="0.44911377037357" calcext:value-type="float">
            <text:p>0,44911377037357</text:p>
          </table:table-cell>
          <table:table-cell office:value-type="float" office:value="14.3046081288158" calcext:value-type="float">
            <text:p>14,3046081288158</text:p>
          </table:table-cell>
          <table:table-cell office:value-type="float" office:value="100" calcext:value-type="float">
            <text:p>100</text:p>
          </table:table-cell>
          <table:table-cell office:value-type="float" office:value="14.453968783566" calcext:value-type="float">
            <text:p>14,453968783566</text:p>
          </table:table-cell>
          <table:table-cell office:value-type="float" office:value="44.986305151248" calcext:value-type="float">
            <text:p>44,986305151248</text:p>
          </table:table-cell>
          <table:table-cell office:value-type="float" office:value="34.5767069829345" calcext:value-type="float">
            <text:p>34,5767069829345</text:p>
          </table:table-cell>
          <table:table-cell office:value-type="float" office:value="32.370417124977" calcext:value-type="float">
            <text:p>32,370417124977</text:p>
          </table:table-cell>
          <table:table-cell office:value-type="float" office:value="0.00225482475175499" calcext:value-type="float">
            <text:p>0,00225482475175499</text:p>
          </table:table-cell>
          <table:table-cell office:value-type="float" office:value="0.522009601660364" calcext:value-type="float">
            <text:p>0,5220096016603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5.65812663547712" calcext:value-type="float">
            <text:p>5,65812663547712</text:p>
          </table:table-cell>
          <table:table-cell office:value-type="float" office:value="3.57729625228533" calcext:value-type="float">
            <text:p>3,57729625228533</text:p>
          </table:table-cell>
          <table:table-cell office:value-type="float" office:value="41.5500477701431" calcext:value-type="float">
            <text:p>41,5500477701431</text:p>
          </table:table-cell>
          <table:table-cell office:value-type="float" office:value="10.5951713182209" calcext:value-type="float">
            <text:p>10,5951713182209</text:p>
          </table:table-cell>
          <table:table-cell office:value-type="float" office:value="3.91440366920573" calcext:value-type="float">
            <text:p>3,91440366920573</text:p>
          </table:table-cell>
          <table:table-cell office:value-type="float" office:value="1.16954824726888" calcext:value-type="float">
            <text:p>1,16954824726888</text:p>
          </table:table-cell>
          <table:table-cell office:value-type="float" office:value="5.09473223421259" calcext:value-type="float">
            <text:p>5,09473223421259</text:p>
          </table:table-cell>
          <table:table-cell office:value-type="float" office:value="3.12099708288204" calcext:value-type="float">
            <text:p>3,12099708288204</text:p>
          </table:table-cell>
          <table:table-cell office:value-type="float" office:value="82.5213659333593" calcext:value-type="float">
            <text:p>82,5213659333593</text:p>
          </table:table-cell>
          <table:table-cell office:value-type="float" office:value="12.5655308177247" calcext:value-type="float">
            <text:p>12,5655308177247</text:p>
          </table:table-cell>
          <table:table-cell office:value-type="float" office:value="0.336033368277758" calcext:value-type="float">
            <text:p>0,336033368277758</text:p>
          </table:table-cell>
          <table:table-cell office:value-type="float" office:value="0.517649524008569" calcext:value-type="float">
            <text:p>0,517649524008569</text:p>
          </table:table-cell>
          <table:table-cell office:value-type="float" office:value="13.6799322174888" calcext:value-type="float">
            <text:p>13,6799322174888</text:p>
          </table:table-cell>
          <table:table-cell office:value-type="float" office:value="100" calcext:value-type="float">
            <text:p>100</text:p>
          </table:table-cell>
          <table:table-cell office:value-type="float" office:value="14.3330362140905" calcext:value-type="float">
            <text:p>14,3330362140905</text:p>
          </table:table-cell>
          <table:table-cell office:value-type="float" office:value="34.0494748265251" calcext:value-type="float">
            <text:p>34,0494748265251</text:p>
          </table:table-cell>
          <table:table-cell office:value-type="float" office:value="31.4904428771773" calcext:value-type="float">
            <text:p>31,4904428771773</text:p>
          </table:table-cell>
          <table:table-cell office:value-type="float" office:value="30.6333014120348" calcext:value-type="float">
            <text:p>30,6333014120348</text:p>
          </table:table-cell>
          <table:table-cell office:value-type="float" office:value="0.000436633204124415" calcext:value-type="float">
            <text:p>0,000436633204124415</text:p>
          </table:table-cell>
          <table:table-cell office:value-type="float" office:value="0.274644902604401" calcext:value-type="float">
            <text:p>0,2746449026044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6.20384772133167" calcext:value-type="float">
            <text:p>6,20384772133167</text:p>
          </table:table-cell>
          <table:table-cell office:value-type="float" office:value="3.64529621235633" calcext:value-type="float">
            <text:p>3,64529621235633</text:p>
          </table:table-cell>
          <table:table-cell office:value-type="float" office:value="46.0187821416176" calcext:value-type="float">
            <text:p>46,0187821416176</text:p>
          </table:table-cell>
          <table:table-cell office:value-type="float" office:value="11.9089444958235" calcext:value-type="float">
            <text:p>11,9089444958235</text:p>
          </table:table-cell>
          <table:table-cell office:value-type="float" office:value="3.69045632846991" calcext:value-type="float">
            <text:p>3,69045632846991</text:p>
          </table:table-cell>
          <table:table-cell office:value-type="float" office:value="1.23072897888781" calcext:value-type="float">
            <text:p>1,23072897888781</text:p>
          </table:table-cell>
          <table:table-cell office:value-type="float" office:value="4.92918271350563" calcext:value-type="float">
            <text:p>4,92918271350563</text:p>
          </table:table-cell>
          <table:table-cell office:value-type="float" office:value="2.8481365639212" calcext:value-type="float">
            <text:p>2,8481365639212</text:p>
          </table:table-cell>
          <table:table-cell office:value-type="float" office:value="82.5544533987564" calcext:value-type="float">
            <text:p>82,5544533987564</text:p>
          </table:table-cell>
          <table:table-cell office:value-type="float" office:value="10.0336286378417" calcext:value-type="float">
            <text:p>10,0336286378417</text:p>
          </table:table-cell>
          <table:table-cell office:value-type="float" office:value="0.329896227169423" calcext:value-type="float">
            <text:p>0,329896227169423</text:p>
          </table:table-cell>
          <table:table-cell office:value-type="float" office:value="0.555534216334773" calcext:value-type="float">
            <text:p>0,555534216334773</text:p>
          </table:table-cell>
          <table:table-cell office:value-type="float" office:value="13.881189498119" calcext:value-type="float">
            <text:p>13,881189498119</text:p>
          </table:table-cell>
          <table:table-cell office:value-type="float" office:value="100" calcext:value-type="float">
            <text:p>100</text:p>
          </table:table-cell>
          <table:table-cell office:value-type="float" office:value="14.3705590116668" calcext:value-type="float">
            <text:p>14,3705590116668</text:p>
          </table:table-cell>
          <table:table-cell office:value-type="float" office:value="39.7879131510115" calcext:value-type="float">
            <text:p>39,7879131510115</text:p>
          </table:table-cell>
          <table:table-cell office:value-type="float" office:value="32.5811810836133" calcext:value-type="float">
            <text:p>32,5811810836133</text:p>
          </table:table-cell>
          <table:table-cell office:value-type="float" office:value="31.5744723519735" calcext:value-type="float">
            <text:p>31,5744723519735</text:p>
          </table:table-cell>
          <table:table-cell office:value-type="float" office:value="0.000713462498291248" calcext:value-type="float">
            <text:p>0,000713462498291248</text:p>
          </table:table-cell>
          <table:table-cell office:value-type="float" office:value="0.216236479398199" calcext:value-type="float">
            <text:p>0,2162364793981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00" calcext:value-type="float">
            <text:p>3000</text:p>
          </table:table-cell>
          <table:table-cell office:value-type="float" office:value="6.90422967076358" calcext:value-type="float">
            <text:p>6,90422967076358</text:p>
          </table:table-cell>
          <table:table-cell office:value-type="float" office:value="3.73111280594847" calcext:value-type="float">
            <text:p>3,73111280594847</text:p>
          </table:table-cell>
          <table:table-cell office:value-type="float" office:value="57.3441800475125" calcext:value-type="float">
            <text:p>57,3441800475125</text:p>
          </table:table-cell>
          <table:table-cell office:value-type="float" office:value="15.5812264526596" calcext:value-type="float">
            <text:p>15,5812264526596</text:p>
          </table:table-cell>
          <table:table-cell office:value-type="float" office:value="3.41984509518401" calcext:value-type="float">
            <text:p>3,41984509518401</text:p>
          </table:table-cell>
          <table:table-cell office:value-type="float" office:value="1.35937892248861" calcext:value-type="float">
            <text:p>1,35937892248861</text:p>
          </table:table-cell>
          <table:table-cell office:value-type="float" office:value="4.81690240141885" calcext:value-type="float">
            <text:p>4,81690240141885</text:p>
          </table:table-cell>
          <table:table-cell office:value-type="float" office:value="2.21018763953708" calcext:value-type="float">
            <text:p>2,21018763953708</text:p>
          </table:table-cell>
          <table:table-cell office:value-type="float" office:value="79.1949672977566" calcext:value-type="float">
            <text:p>79,1949672977566</text:p>
          </table:table-cell>
          <table:table-cell office:value-type="float" office:value="17.6533112247094" calcext:value-type="float">
            <text:p>17,6533112247094</text:p>
          </table:table-cell>
          <table:table-cell office:value-type="float" office:value="0.323188361173118" calcext:value-type="float">
            <text:p>0,323188361173118</text:p>
          </table:table-cell>
          <table:table-cell office:value-type="float" office:value="0.393426585840421" calcext:value-type="float">
            <text:p>0,393426585840421</text:p>
          </table:table-cell>
          <table:table-cell office:value-type="float" office:value="14.1223737484802" calcext:value-type="float">
            <text:p>14,1223737484802</text:p>
          </table:table-cell>
          <table:table-cell office:value-type="float" office:value="100" calcext:value-type="float">
            <text:p>100</text:p>
          </table:table-cell>
          <table:table-cell office:value-type="float" office:value="14.4173740325007" calcext:value-type="float">
            <text:p>14,4173740325007</text:p>
          </table:table-cell>
          <table:table-cell office:value-type="float" office:value="45.6105147119753" calcext:value-type="float">
            <text:p>45,6105147119753</text:p>
          </table:table-cell>
          <table:table-cell office:value-type="float" office:value="33.4857021098203" calcext:value-type="float">
            <text:p>33,4857021098203</text:p>
          </table:table-cell>
          <table:table-cell office:value-type="float" office:value="32.4061095122373" calcext:value-type="float">
            <text:p>32,4061095122373</text:p>
          </table:table-cell>
          <table:table-cell office:value-type="float" office:value="0.305278771693446" calcext:value-type="float">
            <text:p>0,305278771693446</text:p>
          </table:table-cell>
          <table:table-cell office:value-type="float" office:value="1.08975062572483" calcext:value-type="float">
            <text:p>1,089750625724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00" calcext:value-type="float">
            <text:p>3300</text:p>
          </table:table-cell>
          <table:table-cell office:value-type="float" office:value="5.17621964775327" calcext:value-type="float">
            <text:p>5,17621964775327</text:p>
          </table:table-cell>
          <table:table-cell office:value-type="float" office:value="3.51828456682417" calcext:value-type="float">
            <text:p>3,51828456682417</text:p>
          </table:table-cell>
          <table:table-cell office:value-type="float" office:value="49.7807739218214" calcext:value-type="float">
            <text:p>49,7807739218214</text:p>
          </table:table-cell>
          <table:table-cell office:value-type="float" office:value="13.119729516545" calcext:value-type="float">
            <text:p>13,119729516545</text:p>
          </table:table-cell>
          <table:table-cell office:value-type="float" office:value="4.09027590542672" calcext:value-type="float">
            <text:p>4,09027590542672</text:p>
          </table:table-cell>
          <table:table-cell office:value-type="float" office:value="1.38870836866608" calcext:value-type="float">
            <text:p>1,38870836866608</text:p>
          </table:table-cell>
          <table:table-cell office:value-type="float" office:value="5.51892389266257" calcext:value-type="float">
            <text:p>5,51892389266257</text:p>
          </table:table-cell>
          <table:table-cell office:value-type="float" office:value="2.4974779837453" calcext:value-type="float">
            <text:p>2,4974779837453</text:p>
          </table:table-cell>
          <table:table-cell office:value-type="float" office:value="85.285197363895" calcext:value-type="float">
            <text:p>85,285197363895</text:p>
          </table:table-cell>
          <table:table-cell office:value-type="float" office:value="22.3005601613955" calcext:value-type="float">
            <text:p>22,3005601613955</text:p>
          </table:table-cell>
          <table:table-cell office:value-type="float" office:value="0.339432342822763" calcext:value-type="float">
            <text:p>0,339432342822763</text:p>
          </table:table-cell>
          <table:table-cell office:value-type="float" office:value="0.366669345927643" calcext:value-type="float">
            <text:p>0,366669345927643</text:p>
          </table:table-cell>
          <table:table-cell office:value-type="float" office:value="13.520811147615" calcext:value-type="float">
            <text:p>13,520811147615</text:p>
          </table:table-cell>
          <table:table-cell office:value-type="float" office:value="100" calcext:value-type="float">
            <text:p>100</text:p>
          </table:table-cell>
          <table:table-cell office:value-type="float" office:value="14.3019144731843" calcext:value-type="float">
            <text:p>14,3019144731843</text:p>
          </table:table-cell>
          <table:table-cell office:value-type="float" office:value="34.7196808195674" calcext:value-type="float">
            <text:p>34,7196808195674</text:p>
          </table:table-cell>
          <table:table-cell office:value-type="float" office:value="30.3386483214804" calcext:value-type="float">
            <text:p>30,3386483214804</text:p>
          </table:table-cell>
          <table:table-cell office:value-type="float" office:value="30.5470500561717" calcext:value-type="float">
            <text:p>30,5470500561717</text:p>
          </table:table-cell>
          <table:table-cell office:value-type="float" office:value="0.0182539698822973" calcext:value-type="float">
            <text:p>0,0182539698822973</text:p>
          </table:table-cell>
          <table:table-cell office:value-type="float" office:value="0.967010518887337" calcext:value-type="float">
            <text:p>0,9670105188873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00" calcext:value-type="float">
            <text:p>3300</text:p>
          </table:table-cell>
          <table:table-cell office:value-type="float" office:value="5.25085362885278" calcext:value-type="float">
            <text:p>5,25085362885278</text:p>
          </table:table-cell>
          <table:table-cell office:value-type="float" office:value="3.52765579432138" calcext:value-type="float">
            <text:p>3,52765579432138</text:p>
          </table:table-cell>
          <table:table-cell office:value-type="float" office:value="48.3672937164232" calcext:value-type="float">
            <text:p>48,3672937164232</text:p>
          </table:table-cell>
          <table:table-cell office:value-type="float" office:value="12.6785421016796" calcext:value-type="float">
            <text:p>12,6785421016796</text:p>
          </table:table-cell>
          <table:table-cell office:value-type="float" office:value="4.0535194735988" calcext:value-type="float">
            <text:p>4,0535194735988</text:p>
          </table:table-cell>
          <table:table-cell office:value-type="float" office:value="1.37458236357347" calcext:value-type="float">
            <text:p>1,37458236357347</text:p>
          </table:table-cell>
          <table:table-cell office:value-type="float" office:value="5.45416348979871" calcext:value-type="float">
            <text:p>5,45416348979871</text:p>
          </table:table-cell>
          <table:table-cell office:value-type="float" office:value="2.59271125487459" calcext:value-type="float">
            <text:p>2,59271125487459</text:p>
          </table:table-cell>
          <table:table-cell office:value-type="float" office:value="86.3822982644472" calcext:value-type="float">
            <text:p>86,3822982644472</text:p>
          </table:table-cell>
          <table:table-cell office:value-type="float" office:value="18.2245284139835" calcext:value-type="float">
            <text:p>18,2245284139835</text:p>
          </table:table-cell>
          <table:table-cell office:value-type="float" office:value="0.338115590903209" calcext:value-type="float">
            <text:p>0,338115590903209</text:p>
          </table:table-cell>
          <table:table-cell office:value-type="float" office:value="0.423098035115087" calcext:value-type="float">
            <text:p>0,423098035115087</text:p>
          </table:table-cell>
          <table:table-cell office:value-type="float" office:value="13.5541448250834" calcext:value-type="float">
            <text:p>13,5541448250834</text:p>
          </table:table-cell>
          <table:table-cell office:value-type="float" office:value="100" calcext:value-type="float">
            <text:p>100</text:p>
          </table:table-cell>
          <table:table-cell office:value-type="float" office:value="14.3075855611064" calcext:value-type="float">
            <text:p>14,3075855611064</text:p>
          </table:table-cell>
          <table:table-cell office:value-type="float" office:value="36.6173619520305" calcext:value-type="float">
            <text:p>36,6173619520305</text:p>
          </table:table-cell>
          <table:table-cell office:value-type="float" office:value="30.7347774985478" calcext:value-type="float">
            <text:p>30,7347774985478</text:p>
          </table:table-cell>
          <table:table-cell office:value-type="float" office:value="30.9126360552414" calcext:value-type="float">
            <text:p>30,9126360552414</text:p>
          </table:table-cell>
          <table:table-cell office:value-type="float" office:value="0.0467883228297613" calcext:value-type="float">
            <text:p>0,0467883228297613</text:p>
          </table:table-cell>
          <table:table-cell office:value-type="float" office:value="0.638831581480258" calcext:value-type="float">
            <text:p>0,63883158148025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5.60108470916498" calcext:value-type="float">
            <text:p>5,60108470916498</text:p>
          </table:table-cell>
          <table:table-cell office:value-type="float" office:value="3.56933903322942" calcext:value-type="float">
            <text:p>3,56933903322942</text:p>
          </table:table-cell>
          <table:table-cell office:value-type="float" office:value="41.3278579711915" calcext:value-type="float">
            <text:p>41,3278579711915</text:p>
          </table:table-cell>
          <table:table-cell office:value-type="float" office:value="10.5110400709747" calcext:value-type="float">
            <text:p>10,5110400709747</text:p>
          </table:table-cell>
          <table:table-cell office:value-type="float" office:value="3.88050292060446" calcext:value-type="float">
            <text:p>3,88050292060446</text:p>
          </table:table-cell>
          <table:table-cell office:value-type="float" office:value="1.28774715736044" calcext:value-type="float">
            <text:p>1,28774715736044</text:p>
          </table:table-cell>
          <table:table-cell office:value-type="float" office:value="5.16936936492599" calcext:value-type="float">
            <text:p>5,16936936492599</text:p>
          </table:table-cell>
          <table:table-cell office:value-type="float" office:value="3.15288026515611" calcext:value-type="float">
            <text:p>3,15288026515611</text:p>
          </table:table-cell>
          <table:table-cell office:value-type="float" office:value="91.5555353412275" calcext:value-type="float">
            <text:p>91,5555353412275</text:p>
          </table:table-cell>
          <table:table-cell office:value-type="float" office:value="8.49589347839361" calcext:value-type="float">
            <text:p>8,49589347839361</text:p>
          </table:table-cell>
          <table:table-cell office:value-type="float" office:value="0.331760581939954" calcext:value-type="float">
            <text:p>0,331760581939954</text:p>
          </table:table-cell>
          <table:table-cell office:value-type="float" office:value="0.721001141878205" calcext:value-type="float">
            <text:p>0,721001141878205</text:p>
          </table:table-cell>
          <table:table-cell office:value-type="float" office:value="13.7104956792713" calcext:value-type="float">
            <text:p>13,7104956792713</text:p>
          </table:table-cell>
          <table:table-cell office:value-type="float" office:value="100" calcext:value-type="float">
            <text:p>100</text:p>
          </table:table-cell>
          <table:table-cell office:value-type="float" office:value="14.3032956950689" calcext:value-type="float">
            <text:p>14,3032956950689</text:p>
          </table:table-cell>
          <table:table-cell office:value-type="float" office:value="38.1673985322632" calcext:value-type="float">
            <text:p>38,1673985322632</text:p>
          </table:table-cell>
          <table:table-cell office:value-type="float" office:value="31.7163687723758" calcext:value-type="float">
            <text:p>31,7163687723758</text:p>
          </table:table-cell>
          <table:table-cell office:value-type="float" office:value="31.658719900673" calcext:value-type="float">
            <text:p>31,658719900673</text:p>
          </table:table-cell>
          <table:table-cell office:value-type="float" office:value="0.00352844637732329" calcext:value-type="float">
            <text:p>0,00352844637732329</text:p>
          </table:table-cell>
          <table:table-cell office:value-type="float" office:value="0.028835546099673" calcext:value-type="float">
            <text:p>0,028835546099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00" calcext:value-type="float">
            <text:p>3300</text:p>
          </table:table-cell>
          <table:table-cell office:value-type="float" office:value="5.57168710231747" calcext:value-type="float">
            <text:p>5,57168710231747</text:p>
          </table:table-cell>
          <table:table-cell office:value-type="float" office:value="3.56661508687371" calcext:value-type="float">
            <text:p>3,56661508687371</text:p>
          </table:table-cell>
          <table:table-cell office:value-type="float" office:value="46.472514867783" calcext:value-type="float">
            <text:p>46,472514867783</text:p>
          </table:table-cell>
          <table:table-cell office:value-type="float" office:value="12.0488541649163" calcext:value-type="float">
            <text:p>12,0488541649163</text:p>
          </table:table-cell>
          <table:table-cell office:value-type="float" office:value="3.90955830802639" calcext:value-type="float">
            <text:p>3,90955830802639</text:p>
          </table:table-cell>
          <table:table-cell office:value-type="float" office:value="1.3561354391202" calcext:value-type="float">
            <text:p>1,3561354391202</text:p>
          </table:table-cell>
          <table:table-cell office:value-type="float" office:value="5.27298015688027" calcext:value-type="float">
            <text:p>5,27298015688027</text:p>
          </table:table-cell>
          <table:table-cell office:value-type="float" office:value="2.76065970653375" calcext:value-type="float">
            <text:p>2,76065970653375</text:p>
          </table:table-cell>
          <table:table-cell office:value-type="float" office:value="88.8049590875363" calcext:value-type="float">
            <text:p>88,8049590875363</text:p>
          </table:table-cell>
          <table:table-cell office:value-type="float" office:value="9.09280880457447" calcext:value-type="float">
            <text:p>9,09280880457447</text:p>
          </table:table-cell>
          <table:table-cell office:value-type="float" office:value="0.333542505952007" calcext:value-type="float">
            <text:p>0,333542505952007</text:p>
          </table:table-cell>
          <table:table-cell office:value-type="float" office:value="0.575649743635641" calcext:value-type="float">
            <text:p>0,575649743635641</text:p>
          </table:table-cell>
          <table:table-cell office:value-type="float" office:value="13.6843027259118" calcext:value-type="float">
            <text:p>13,6843027259118</text:p>
          </table:table-cell>
          <table:table-cell office:value-type="float" office:value="100" calcext:value-type="float">
            <text:p>100</text:p>
          </table:table-cell>
          <table:table-cell office:value-type="float" office:value="14.3283160707881" calcext:value-type="float">
            <text:p>14,3283160707881</text:p>
          </table:table-cell>
          <table:table-cell office:value-type="float" office:value="40.3310994734023" calcext:value-type="float">
            <text:p>40,3310994734023</text:p>
          </table:table-cell>
          <table:table-cell office:value-type="float" office:value="31.6507678958597" calcext:value-type="float">
            <text:p>31,6507678958597</text:p>
          </table:table-cell>
          <table:table-cell office:value-type="float" office:value="31.6539402599966" calcext:value-type="float">
            <text:p>31,6539402599966</text:p>
          </table:table-cell>
          <table:table-cell office:value-type="float" office:value="0.00032365522918078" calcext:value-type="float">
            <text:p>0,00032365522918078</text:p>
          </table:table-cell>
          <table:table-cell office:value-type="float" office:value="0.186027536415522" calcext:value-type="float">
            <text:p>0,1860275364155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00" calcext:value-type="float">
            <text:p>3300</text:p>
          </table:table-cell>
          <table:table-cell office:value-type="float" office:value="5.74976301193004" calcext:value-type="float">
            <text:p>5,74976301193004</text:p>
          </table:table-cell>
          <table:table-cell office:value-type="float" office:value="3.58887816010155" calcext:value-type="float">
            <text:p>3,58887816010155</text:p>
          </table:table-cell>
          <table:table-cell office:value-type="float" office:value="50.7297444348358" calcext:value-type="float">
            <text:p>50,7297444348358</text:p>
          </table:table-cell>
          <table:table-cell office:value-type="float" office:value="13.4557982775374" calcext:value-type="float">
            <text:p>13,4557982775374</text:p>
          </table:table-cell>
          <table:table-cell office:value-type="float" office:value="3.8479908502015" calcext:value-type="float">
            <text:p>3,8479908502015</text:p>
          </table:table-cell>
          <table:table-cell office:value-type="float" office:value="1.41110249148565" calcext:value-type="float">
            <text:p>1,41110249148565</text:p>
          </table:table-cell>
          <table:table-cell office:value-type="float" office:value="5.2754225866825" calcext:value-type="float">
            <text:p>5,2754225866825</text:p>
          </table:table-cell>
          <table:table-cell office:value-type="float" office:value="2.48814211741083" calcext:value-type="float">
            <text:p>2,48814211741083</text:p>
          </table:table-cell>
          <table:table-cell office:value-type="float" office:value="87.0454484702836" calcext:value-type="float">
            <text:p>87,0454484702836</text:p>
          </table:table-cell>
          <table:table-cell office:value-type="float" office:value="13.6468806202411" calcext:value-type="float">
            <text:p>13,6468806202411</text:p>
          </table:table-cell>
          <table:table-cell office:value-type="float" office:value="0.332531332100482" calcext:value-type="float">
            <text:p>0,332531332100482</text:p>
          </table:table-cell>
          <table:table-cell office:value-type="float" office:value="0.498211939104411" calcext:value-type="float">
            <text:p>0,498211939104411</text:p>
          </table:table-cell>
          <table:table-cell office:value-type="float" office:value="13.7397744042578" calcext:value-type="float">
            <text:p>13,7397744042578</text:p>
          </table:table-cell>
          <table:table-cell office:value-type="float" office:value="100" calcext:value-type="float">
            <text:p>100</text:p>
          </table:table-cell>
          <table:table-cell office:value-type="float" office:value="14.3409014083286" calcext:value-type="float">
            <text:p>14,3409014083286</text:p>
          </table:table-cell>
          <table:table-cell office:value-type="float" office:value="42.3349584156008" calcext:value-type="float">
            <text:p>42,3349584156008</text:p>
          </table:table-cell>
          <table:table-cell office:value-type="float" office:value="31.8551547746461" calcext:value-type="float">
            <text:p>31,8551547746461</text:p>
          </table:table-cell>
          <table:table-cell office:value-type="float" office:value="31.9140326414163" calcext:value-type="float">
            <text:p>31,9140326414163</text:p>
          </table:table-cell>
          <table:table-cell office:value-type="float" office:value="0.0562820185332557" calcext:value-type="float">
            <text:p>0,0562820185332557</text:p>
          </table:table-cell>
          <table:table-cell office:value-type="float" office:value="0.42256450276088" calcext:value-type="float">
            <text:p>0,42256450276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00" calcext:value-type="float">
            <text:p>3300</text:p>
          </table:table-cell>
          <table:table-cell office:value-type="float" office:value="5.94832956790867" calcext:value-type="float">
            <text:p>5,94832956790867</text:p>
          </table:table-cell>
          <table:table-cell office:value-type="float" office:value="3.61333521128688" calcext:value-type="float">
            <text:p>3,61333521128688</text:p>
          </table:table-cell>
          <table:table-cell office:value-type="float" office:value="50.5528759961768" calcext:value-type="float">
            <text:p>50,5528759961768</text:p>
          </table:table-cell>
          <table:table-cell office:value-type="float" office:value="13.363155411913" calcext:value-type="float">
            <text:p>13,363155411913</text:p>
          </table:table-cell>
          <table:table-cell office:value-type="float" office:value="3.76066336311644" calcext:value-type="float">
            <text:p>3,76066336311644</text:p>
          </table:table-cell>
          <table:table-cell office:value-type="float" office:value="1.41162904321492" calcext:value-type="float">
            <text:p>1,41162904321492</text:p>
          </table:table-cell>
          <table:table-cell office:value-type="float" office:value="5.18187649585763" calcext:value-type="float">
            <text:p>5,18187649585763</text:p>
          </table:table-cell>
          <table:table-cell office:value-type="float" office:value="2.52495629392603" calcext:value-type="float">
            <text:p>2,52495629392603</text:p>
          </table:table-cell>
          <table:table-cell office:value-type="float" office:value="88.0326043433031" calcext:value-type="float">
            <text:p>88,0326043433031</text:p>
          </table:table-cell>
          <table:table-cell office:value-type="float" office:value="9.84555589140069" calcext:value-type="float">
            <text:p>9,84555589140069</text:p>
          </table:table-cell>
          <table:table-cell office:value-type="float" office:value="0.329764036787005" calcext:value-type="float">
            <text:p>0,329764036787005</text:p>
          </table:table-cell>
          <table:table-cell office:value-type="float" office:value="0.562580159766302" calcext:value-type="float">
            <text:p>0,562580159766302</text:p>
          </table:table-cell>
          <table:table-cell office:value-type="float" office:value="13.8182587432392" calcext:value-type="float">
            <text:p>13,8182587432392</text:p>
          </table:table-cell>
          <table:table-cell office:value-type="float" office:value="100" calcext:value-type="float">
            <text:p>100</text:p>
          </table:table-cell>
          <table:table-cell office:value-type="float" office:value="14.3537263961253" calcext:value-type="float">
            <text:p>14,3537263961253</text:p>
          </table:table-cell>
          <table:table-cell office:value-type="float" office:value="44.1871593029883" calcext:value-type="float">
            <text:p>44,1871593029883</text:p>
          </table:table-cell>
          <table:table-cell office:value-type="float" office:value="32.3093310036891" calcext:value-type="float">
            <text:p>32,3093310036891</text:p>
          </table:table-cell>
          <table:table-cell office:value-type="float" office:value="32.3087327877208" calcext:value-type="float">
            <text:p>32,3087327877208</text:p>
          </table:table-cell>
          <table:table-cell office:value-type="float" office:value="0.00249494855985067" calcext:value-type="float">
            <text:p>0,00249494855985067</text:p>
          </table:table-cell>
          <table:table-cell office:value-type="float" office:value="0.254203196120633" calcext:value-type="float">
            <text:p>0,2542031961206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00" calcext:value-type="float">
            <text:p>3300</text:p>
          </table:table-cell>
          <table:table-cell office:value-type="float" office:value="6.16329167952074" calcext:value-type="float">
            <text:p>6,16329167952074</text:p>
          </table:table-cell>
          <table:table-cell office:value-type="float" office:value="3.6399412262407" calcext:value-type="float">
            <text:p>3,6399412262407</text:p>
          </table:table-cell>
          <table:table-cell office:value-type="float" office:value="54.7256711445549" calcext:value-type="float">
            <text:p>54,7256711445549</text:p>
          </table:table-cell>
          <table:table-cell office:value-type="float" office:value="14.7896139340169" calcext:value-type="float">
            <text:p>14,7896139340169</text:p>
          </table:table-cell>
          <table:table-cell office:value-type="float" office:value="3.68283375192608" calcext:value-type="float">
            <text:p>3,68283375192608</text:p>
          </table:table-cell>
          <table:table-cell office:value-type="float" office:value="1.46288533182137" calcext:value-type="float">
            <text:p>1,46288533182137</text:p>
          </table:table-cell>
          <table:table-cell office:value-type="float" office:value="5.16679215175159" calcext:value-type="float">
            <text:p>5,16679215175159</text:p>
          </table:table-cell>
          <table:table-cell office:value-type="float" office:value="2.28753350879416" calcext:value-type="float">
            <text:p>2,28753350879416</text:p>
          </table:table-cell>
          <table:table-cell office:value-type="float" office:value="86.352567203944" calcext:value-type="float">
            <text:p>86,352567203944</text:p>
          </table:table-cell>
          <table:table-cell office:value-type="float" office:value="13.7883065068543" calcext:value-type="float">
            <text:p>13,7883065068543</text:p>
          </table:table-cell>
          <table:table-cell office:value-type="float" office:value="0.328199062667451" calcext:value-type="float">
            <text:p>0,328199062667451</text:p>
          </table:table-cell>
          <table:table-cell office:value-type="float" office:value="0.48807169333477" calcext:value-type="float">
            <text:p>0,48807169333477</text:p>
          </table:table-cell>
          <table:table-cell office:value-type="float" office:value="13.8880131458838" calcext:value-type="float">
            <text:p>13,8880131458838</text:p>
          </table:table-cell>
          <table:table-cell office:value-type="float" office:value="100" calcext:value-type="float">
            <text:p>100</text:p>
          </table:table-cell>
          <table:table-cell office:value-type="float" office:value="14.3688375600578" calcext:value-type="float">
            <text:p>14,3688375600578</text:p>
          </table:table-cell>
          <table:table-cell office:value-type="float" office:value="46.1633266376834" calcext:value-type="float">
            <text:p>46,1633266376834</text:p>
          </table:table-cell>
          <table:table-cell office:value-type="float" office:value="32.5521431684071" calcext:value-type="float">
            <text:p>32,5521431684071</text:p>
          </table:table-cell>
          <table:table-cell office:value-type="float" office:value="32.5682546179462" calcext:value-type="float">
            <text:p>32,5682546179462</text:p>
          </table:table-cell>
          <table:table-cell office:value-type="float" office:value="0.0464115231263316" calcext:value-type="float">
            <text:p>0,0464115231263316</text:p>
          </table:table-cell>
          <table:table-cell office:value-type="float" office:value="0.568941634566795" calcext:value-type="float">
            <text:p>0,5689416345667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600" calcext:value-type="float">
            <text:p>3600</text:p>
          </table:table-cell>
          <table:table-cell office:value-type="float" office:value="4.75141311064942" calcext:value-type="float">
            <text:p>4,75141311064942</text:p>
          </table:table-cell>
          <table:table-cell office:value-type="float" office:value="3.46646594766541" calcext:value-type="float">
            <text:p>3,46646594766541</text:p>
          </table:table-cell>
          <table:table-cell office:value-type="float" office:value="54.5465598069184" calcext:value-type="float">
            <text:p>54,5465598069184</text:p>
          </table:table-cell>
          <table:table-cell office:value-type="float" office:value="14.7509884124883" calcext:value-type="float">
            <text:p>14,7509884124883</text:p>
          </table:table-cell>
          <table:table-cell office:value-type="float" office:value="4.23755544803493" calcext:value-type="float">
            <text:p>4,23755544803493</text:p>
          </table:table-cell>
          <table:table-cell office:value-type="float" office:value="1.564812668409" calcext:value-type="float">
            <text:p>1,564812668409</text:p>
          </table:table-cell>
          <table:table-cell office:value-type="float" office:value="5.87030157369617" calcext:value-type="float">
            <text:p>5,87030157369617</text:p>
          </table:table-cell>
          <table:table-cell office:value-type="float" office:value="2.18338857024749" calcext:value-type="float">
            <text:p>2,18338857024749</text:p>
          </table:table-cell>
          <table:table-cell office:value-type="float" office:value="88.6219054782237" calcext:value-type="float">
            <text:p>88,6219054782237</text:p>
          </table:table-cell>
          <table:table-cell office:value-type="float" office:value="26.9111779359776" calcext:value-type="float">
            <text:p>26,9111779359776</text:p>
          </table:table-cell>
          <table:table-cell office:value-type="float" office:value="0.341758796041848" calcext:value-type="float">
            <text:p>0,341758796041848</text:p>
          </table:table-cell>
          <table:table-cell office:value-type="float" office:value="0.324902323764779" calcext:value-type="float">
            <text:p>0,324902323764779</text:p>
          </table:table-cell>
          <table:table-cell office:value-type="float" office:value="13.3868296200571" calcext:value-type="float">
            <text:p>13,3868296200571</text:p>
          </table:table-cell>
          <table:table-cell office:value-type="float" office:value="100" calcext:value-type="float">
            <text:p>100</text:p>
          </table:table-cell>
          <table:table-cell office:value-type="float" office:value="14.2747671389024" calcext:value-type="float">
            <text:p>14,2747671389024</text:p>
          </table:table-cell>
          <table:table-cell office:value-type="float" office:value="35.274843616758" calcext:value-type="float">
            <text:p>35,274843616758</text:p>
          </table:table-cell>
          <table:table-cell office:value-type="float" office:value="29.4206205269106" calcext:value-type="float">
            <text:p>29,4206205269106</text:p>
          </table:table-cell>
          <table:table-cell office:value-type="float" office:value="30.5756221820562" calcext:value-type="float">
            <text:p>30,5756221820562</text:p>
          </table:table-cell>
          <table:table-cell office:value-type="float" office:value="0.0000633635453758792" calcext:value-type="float">
            <text:p>6,33635453758792E-05</text:p>
          </table:table-cell>
          <table:table-cell office:value-type="float" office:value="1.57783375469454" calcext:value-type="float">
            <text:p>1,577833754694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office:value-type="float" office:value="4.76216927170725" calcext:value-type="float">
            <text:p>4,76216927170725</text:p>
          </table:table-cell>
          <table:table-cell office:value-type="float" office:value="3.46776509430597" calcext:value-type="float">
            <text:p>3,46776509430597</text:p>
          </table:table-cell>
          <table:table-cell office:value-type="float" office:value="52.6216204465366" calcext:value-type="float">
            <text:p>52,6216204465366</text:p>
          </table:table-cell>
          <table:table-cell office:value-type="float" office:value="14.06919813497" calcext:value-type="float">
            <text:p>14,06919813497</text:p>
          </table:table-cell>
          <table:table-cell office:value-type="float" office:value="4.22508136184181" calcext:value-type="float">
            <text:p>4,22508136184181</text:p>
          </table:table-cell>
          <table:table-cell office:value-type="float" office:value="1.54304214962142" calcext:value-type="float">
            <text:p>1,54304214962142</text:p>
          </table:table-cell>
          <table:table-cell office:value-type="float" office:value="5.81664634534096" calcext:value-type="float">
            <text:p>5,81664634534096</text:p>
          </table:table-cell>
          <table:table-cell office:value-type="float" office:value="2.29734608718339" calcext:value-type="float">
            <text:p>2,29734608718339</text:p>
          </table:table-cell>
          <table:table-cell office:value-type="float" office:value="89.9956557775849" calcext:value-type="float">
            <text:p>89,9956557775849</text:p>
          </table:table-cell>
          <table:table-cell office:value-type="float" office:value="22.7992952699898" calcext:value-type="float">
            <text:p>22,7992952699898</text:p>
          </table:table-cell>
          <table:table-cell office:value-type="float" office:value="0.340994159267327" calcext:value-type="float">
            <text:p>0,340994159267327</text:p>
          </table:table-cell>
          <table:table-cell office:value-type="float" office:value="0.373252057246503" calcext:value-type="float">
            <text:p>0,373252057246503</text:p>
          </table:table-cell>
          <table:table-cell office:value-type="float" office:value="13.3982033344217" calcext:value-type="float">
            <text:p>13,3982033344217</text:p>
          </table:table-cell>
          <table:table-cell office:value-type="float" office:value="100" calcext:value-type="float">
            <text:p>100</text:p>
          </table:table-cell>
          <table:table-cell office:value-type="float" office:value="14.2747128097515" calcext:value-type="float">
            <text:p>14,2747128097515</text:p>
          </table:table-cell>
          <table:table-cell office:value-type="float" office:value="37.1900704844123" calcext:value-type="float">
            <text:p>37,1900704844123</text:p>
          </table:table-cell>
          <table:table-cell office:value-type="float" office:value="29.7889468997031" calcext:value-type="float">
            <text:p>29,7889468997031</text:p>
          </table:table-cell>
          <table:table-cell office:value-type="float" office:value="30.9306051111348" calcext:value-type="float">
            <text:p>30,9306051111348</text:p>
          </table:table-cell>
          <table:table-cell office:value-type="float" office:value="0.00301300638521956" calcext:value-type="float">
            <text:p>0,00301300638521956</text:p>
          </table:table-cell>
          <table:table-cell office:value-type="float" office:value="1.13540776486336" calcext:value-type="float">
            <text:p>1,13540776486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.84472533594851" calcext:value-type="float">
            <text:p>4,84472533594851</text:p>
          </table:table-cell>
          <table:table-cell office:value-type="float" office:value="3.4782031365669" calcext:value-type="float">
            <text:p>3,4782031365669</text:p>
          </table:table-cell>
          <table:table-cell office:value-type="float" office:value="51.3035557235926" calcext:value-type="float">
            <text:p>51,3035557235926</text:p>
          </table:table-cell>
          <table:table-cell office:value-type="float" office:value="13.6454550996556" calcext:value-type="float">
            <text:p>13,6454550996556</text:p>
          </table:table-cell>
          <table:table-cell office:value-type="float" office:value="4.18501842129881" calcext:value-type="float">
            <text:p>4,18501842129881</text:p>
          </table:table-cell>
          <table:table-cell office:value-type="float" office:value="1.53057911182033" calcext:value-type="float">
            <text:p>1,53057911182033</text:p>
          </table:table-cell>
          <table:table-cell office:value-type="float" office:value="5.74771060280487" calcext:value-type="float">
            <text:p>5,74771060280487</text:p>
          </table:table-cell>
          <table:table-cell office:value-type="float" office:value="2.3796431815113" calcext:value-type="float">
            <text:p>2,3796431815113</text:p>
          </table:table-cell>
          <table:table-cell office:value-type="float" office:value="91.2016121344203" calcext:value-type="float">
            <text:p>91,2016121344203</text:p>
          </table:table-cell>
          <table:table-cell office:value-type="float" office:value="18.7510819930203" calcext:value-type="float">
            <text:p>18,7510819930203</text:p>
          </table:table-cell>
          <table:table-cell office:value-type="float" office:value="0.339610047271651" calcext:value-type="float">
            <text:p>0,339610047271651</text:p>
          </table:table-cell>
          <table:table-cell office:value-type="float" office:value="0.426274132996891" calcext:value-type="float">
            <text:p>0,426274132996891</text:p>
          </table:table-cell>
          <table:table-cell office:value-type="float" office:value="13.4346997140178" calcext:value-type="float">
            <text:p>13,4346997140178</text:p>
          </table:table-cell>
          <table:table-cell office:value-type="float" office:value="100" calcext:value-type="float">
            <text:p>100</text:p>
          </table:table-cell>
          <table:table-cell office:value-type="float" office:value="14.2498531010279" calcext:value-type="float">
            <text:p>14,2498531010279</text:p>
          </table:table-cell>
          <table:table-cell office:value-type="float" office:value="39.0811547458254" calcext:value-type="float">
            <text:p>39,0811547458254</text:p>
          </table:table-cell>
          <table:table-cell office:value-type="float" office:value="30.1922122895694" calcext:value-type="float">
            <text:p>30,1922122895694</text:p>
          </table:table-cell>
          <table:table-cell office:value-type="float" office:value="31.288252499964" calcext:value-type="float">
            <text:p>31,288252499964</text:p>
          </table:table-cell>
          <table:table-cell office:value-type="float" office:value="0.0441046070426007" calcext:value-type="float">
            <text:p>0,0441046070426007</text:p>
          </table:table-cell>
          <table:table-cell office:value-type="float" office:value="0.761490832201548" calcext:value-type="float">
            <text:p>0,7614908322015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00" calcext:value-type="float">
            <text:p>3600</text:p>
          </table:table-cell>
          <table:table-cell office:value-type="float" office:value="4.97839817032195" calcext:value-type="float">
            <text:p>4,97839817032195</text:p>
          </table:table-cell>
          <table:table-cell office:value-type="float" office:value="3.49396076191782" calcext:value-type="float">
            <text:p>3,49396076191782</text:p>
          </table:table-cell>
          <table:table-cell office:value-type="float" office:value="51.0723507594338" calcext:value-type="float">
            <text:p>51,0723507594338</text:p>
          </table:table-cell>
          <table:table-cell office:value-type="float" office:value="13.5378864430878" calcext:value-type="float">
            <text:p>13,5378864430878</text:p>
          </table:table-cell>
          <table:table-cell office:value-type="float" office:value="4.12770586093253" calcext:value-type="float">
            <text:p>4,12770586093253</text:p>
          </table:table-cell>
          <table:table-cell office:value-type="float" office:value="1.52964209594426" calcext:value-type="float">
            <text:p>1,52964209594426</text:p>
          </table:table-cell>
          <table:table-cell office:value-type="float" office:value="5.68227087042013" calcext:value-type="float">
            <text:p>5,68227087042013</text:p>
          </table:table-cell>
          <table:table-cell office:value-type="float" office:value="2.41116162122115" calcext:value-type="float">
            <text:p>2,41116162122115</text:p>
          </table:table-cell>
          <table:table-cell office:value-type="float" office:value="91.9862566343334" calcext:value-type="float">
            <text:p>91,9862566343334</text:p>
          </table:table-cell>
          <table:table-cell office:value-type="float" office:value="16.006815394078" calcext:value-type="float">
            <text:p>16,006815394078</text:p>
          </table:table-cell>
          <table:table-cell office:value-type="float" office:value="0.337965369991162" calcext:value-type="float">
            <text:p>0,337965369991162</text:p>
          </table:table-cell>
          <table:table-cell office:value-type="float" office:value="0.47072134304961" calcext:value-type="float">
            <text:p>0,47072134304961</text:p>
          </table:table-cell>
          <table:table-cell office:value-type="float" office:value="13.4868240635162" calcext:value-type="float">
            <text:p>13,4868240635162</text:p>
          </table:table-cell>
          <table:table-cell office:value-type="float" office:value="100" calcext:value-type="float">
            <text:p>100</text:p>
          </table:table-cell>
          <table:table-cell office:value-type="float" office:value="14.2594739957558" calcext:value-type="float">
            <text:p>14,2594739957558</text:p>
          </table:table-cell>
          <table:table-cell office:value-type="float" office:value="40.9777625645939" calcext:value-type="float">
            <text:p>40,9777625645939</text:p>
          </table:table-cell>
          <table:table-cell office:value-type="float" office:value="30.5822284763089" calcext:value-type="float">
            <text:p>30,5822284763089</text:p>
          </table:table-cell>
          <table:table-cell office:value-type="float" office:value="31.6422259195468" calcext:value-type="float">
            <text:p>31,6422259195468</text:p>
          </table:table-cell>
          <table:table-cell office:value-type="float" office:value="0.000171344687312308" calcext:value-type="float">
            <text:p>0,000171344687312308</text:p>
          </table:table-cell>
          <table:table-cell office:value-type="float" office:value="0.600171960867848" calcext:value-type="float">
            <text:p>0,6001719608678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office:value-type="float" office:value="5.23189735412541" calcext:value-type="float">
            <text:p>5,23189735412541</text:p>
          </table:table-cell>
          <table:table-cell office:value-type="float" office:value="3.5249284692753" calcext:value-type="float">
            <text:p>3,5249284692753</text:p>
          </table:table-cell>
          <table:table-cell office:value-type="float" office:value="48.5300064104254" calcext:value-type="float">
            <text:p>48,5300064104254</text:p>
          </table:table-cell>
          <table:table-cell office:value-type="float" office:value="12.7067740253538" calcext:value-type="float">
            <text:p>12,7067740253538</text:p>
          </table:table-cell>
          <table:table-cell office:value-type="float" office:value="4.00974275524868" calcext:value-type="float">
            <text:p>4,00974275524868</text:p>
          </table:table-cell>
          <table:table-cell office:value-type="float" office:value="1.5038855451646" calcext:value-type="float">
            <text:p>1,5038855451646</text:p>
          </table:table-cell>
          <table:table-cell office:value-type="float" office:value="5.5171970192182" calcext:value-type="float">
            <text:p>5,5171970192182</text:p>
          </table:table-cell>
          <table:table-cell office:value-type="float" office:value="2.59661583972676" calcext:value-type="float">
            <text:p>2,59661583972676</text:p>
          </table:table-cell>
          <table:table-cell office:value-type="float" office:value="94.744942366747" calcext:value-type="float">
            <text:p>94,744942366747</text:p>
          </table:table-cell>
          <table:table-cell office:value-type="float" office:value="7.12165291417836" calcext:value-type="float">
            <text:p>7,12165291417836</text:p>
          </table:table-cell>
          <table:table-cell office:value-type="float" office:value="0.334026462955689" calcext:value-type="float">
            <text:p>0,334026462955689</text:p>
          </table:table-cell>
          <table:table-cell office:value-type="float" office:value="0.599927638144355" calcext:value-type="float">
            <text:p>0,599927638144355</text:p>
          </table:table-cell>
          <table:table-cell office:value-type="float" office:value="13.5937910850212" calcext:value-type="float">
            <text:p>13,5937910850212</text:p>
          </table:table-cell>
          <table:table-cell office:value-type="float" office:value="100" calcext:value-type="float">
            <text:p>100</text:p>
          </table:table-cell>
          <table:table-cell office:value-type="float" office:value="14.2784401005979" calcext:value-type="float">
            <text:p>14,2784401005979</text:p>
          </table:table-cell>
          <table:table-cell office:value-type="float" office:value="42.7169524280289" calcext:value-type="float">
            <text:p>42,7169524280289</text:p>
          </table:table-cell>
          <table:table-cell office:value-type="float" office:value="31.2239176508285" calcext:value-type="float">
            <text:p>31,2239176508285</text:p>
          </table:table-cell>
          <table:table-cell office:value-type="float" office:value="32.0943741769552" calcext:value-type="float">
            <text:p>32,0943741769552</text:p>
          </table:table-cell>
          <table:table-cell office:value-type="float" office:value="0.0455322452507293" calcext:value-type="float">
            <text:p>0,0455322452507293</text:p>
          </table:table-cell>
          <table:table-cell office:value-type="float" office:value="0.0889220492351712" calcext:value-type="float">
            <text:p>0,08892204923517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office:value-type="float" office:value="5.37720669759506" calcext:value-type="float">
            <text:p>5,37720669759506</text:p>
          </table:table-cell>
          <table:table-cell office:value-type="float" office:value="3.54267276660142" calcext:value-type="float">
            <text:p>3,54267276660142</text:p>
          </table:table-cell>
          <table:table-cell office:value-type="float" office:value="53.6481077084569" calcext:value-type="float">
            <text:p>53,6481077084569</text:p>
          </table:table-cell>
          <table:table-cell office:value-type="float" office:value="14.4297496889607" calcext:value-type="float">
            <text:p>14,4297496889607</text:p>
          </table:table-cell>
          <table:table-cell office:value-type="float" office:value="3.96820576407782" calcext:value-type="float">
            <text:p>3,96820576407782</text:p>
          </table:table-cell>
          <table:table-cell office:value-type="float" office:value="1.56927163610411" calcext:value-type="float">
            <text:p>1,56927163610411</text:p>
          </table:table-cell>
          <table:table-cell office:value-type="float" office:value="5.55918122292198" calcext:value-type="float">
            <text:p>5,55918122292198</text:p>
          </table:table-cell>
          <table:table-cell office:value-type="float" office:value="2.2899175352983" calcext:value-type="float">
            <text:p>2,2899175352983</text:p>
          </table:table-cell>
          <table:table-cell office:value-type="float" office:value="92.0161688690939" calcext:value-type="float">
            <text:p>92,0161688690939</text:p>
          </table:table-cell>
          <table:table-cell office:value-type="float" office:value="14.143087577604" calcext:value-type="float">
            <text:p>14,143087577604</text:p>
          </table:table-cell>
          <table:table-cell office:value-type="float" office:value="0.333921830309484" calcext:value-type="float">
            <text:p>0,333921830309484</text:p>
          </table:table-cell>
          <table:table-cell office:value-type="float" office:value="0.497689947812116" calcext:value-type="float">
            <text:p>0,497689947812116</text:p>
          </table:table-cell>
          <table:table-cell office:value-type="float" office:value="13.6313548036737" calcext:value-type="float">
            <text:p>13,6313548036737</text:p>
          </table:table-cell>
          <table:table-cell office:value-type="float" office:value="100" calcext:value-type="float">
            <text:p>100</text:p>
          </table:table-cell>
          <table:table-cell office:value-type="float" office:value="14.2875741527761" calcext:value-type="float">
            <text:p>14,2875741527761</text:p>
          </table:table-cell>
          <table:table-cell office:value-type="float" office:value="44.7832858044045" calcext:value-type="float">
            <text:p>44,7832858044045</text:p>
          </table:table-cell>
          <table:table-cell office:value-type="float" office:value="31.3294365032798" calcext:value-type="float">
            <text:p>31,3294365032798</text:p>
          </table:table-cell>
          <table:table-cell office:value-type="float" office:value="32.3147263018427" calcext:value-type="float">
            <text:p>32,3147263018427</text:p>
          </table:table-cell>
          <table:table-cell office:value-type="float" office:value="0.000236773197528032" calcext:value-type="float">
            <text:p>0,000236773197528032</text:p>
          </table:table-cell>
          <table:table-cell office:value-type="float" office:value="0.543967783424389" calcext:value-type="float">
            <text:p>0,5439677834243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office:value-type="float" office:value="5.78055974049255" calcext:value-type="float">
            <text:p>5,78055974049255</text:p>
          </table:table-cell>
          <table:table-cell office:value-type="float" office:value="3.59307993112229" calcext:value-type="float">
            <text:p>3,59307993112229</text:p>
          </table:table-cell>
          <table:table-cell office:value-type="float" office:value="59.873812017031" calcext:value-type="float">
            <text:p>59,873812017031</text:p>
          </table:table-cell>
          <table:table-cell office:value-type="float" office:value="16.804920649572" calcext:value-type="float">
            <text:p>16,804920649572</text:p>
          </table:table-cell>
          <table:table-cell office:value-type="float" office:value="3.82164019089403" calcext:value-type="float">
            <text:p>3,82164019089403</text:p>
          </table:table-cell>
          <table:table-cell office:value-type="float" office:value="1.65462882227821" calcext:value-type="float">
            <text:p>1,65462882227821</text:p>
          </table:table-cell>
          <table:table-cell office:value-type="float" office:value="5.5217128013604" calcext:value-type="float">
            <text:p>5,5217128013604</text:p>
          </table:table-cell>
          <table:table-cell office:value-type="float" office:value="1.95959565085971" calcext:value-type="float">
            <text:p>1,95959565085971</text:p>
          </table:table-cell>
          <table:table-cell office:value-type="float" office:value="89.2124143598748" calcext:value-type="float">
            <text:p>89,2124143598748</text:p>
          </table:table-cell>
          <table:table-cell office:value-type="float" office:value="19.4215623789224" calcext:value-type="float">
            <text:p>19,4215623789224</text:p>
          </table:table-cell>
          <table:table-cell office:value-type="float" office:value="0.330996214798437" calcext:value-type="float">
            <text:p>0,330996214798437</text:p>
          </table:table-cell>
          <table:table-cell office:value-type="float" office:value="0.398837074117846" calcext:value-type="float">
            <text:p>0,398837074117846</text:p>
          </table:table-cell>
          <table:table-cell office:value-type="float" office:value="13.7634809760966" calcext:value-type="float">
            <text:p>13,7634809760966</text:p>
          </table:table-cell>
          <table:table-cell office:value-type="float" office:value="100" calcext:value-type="float">
            <text:p>100</text:p>
          </table:table-cell>
          <table:table-cell office:value-type="float" office:value="14.3420144026039" calcext:value-type="float">
            <text:p>14,3420144026039</text:p>
          </table:table-cell>
          <table:table-cell office:value-type="float" office:value="46.7240871846765" calcext:value-type="float">
            <text:p>46,7240871846765</text:p>
          </table:table-cell>
          <table:table-cell office:value-type="float" office:value="31.6353444162204" calcext:value-type="float">
            <text:p>31,6353444162204</text:p>
          </table:table-cell>
          <table:table-cell office:value-type="float" office:value="32.5551434591465" calcext:value-type="float">
            <text:p>32,5551434591465</text:p>
          </table:table-cell>
          <table:table-cell office:value-type="float" office:value="0.0569537218653229" calcext:value-type="float">
            <text:p>0,0569537218653229</text:p>
          </table:table-cell>
          <table:table-cell office:value-type="float" office:value="1.17514355607415" calcext:value-type="float">
            <text:p>1,175143556074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900" calcext:value-type="float">
            <text:p>3900</text:p>
          </table:table-cell>
          <table:table-cell office:value-type="float" office:value="4.34101107716231" calcext:value-type="float">
            <text:p>4,34101107716231</text:p>
          </table:table-cell>
          <table:table-cell office:value-type="float" office:value="3.41549826429145" calcext:value-type="float">
            <text:p>3,41549826429145</text:p>
          </table:table-cell>
          <table:table-cell office:value-type="float" office:value="57.9644268006113" calcext:value-type="float">
            <text:p>57,9644268006113</text:p>
          </table:table-cell>
          <table:table-cell office:value-type="float" office:value="15.9393559999357" calcext:value-type="float">
            <text:p>15,9393559999357</text:p>
          </table:table-cell>
          <table:table-cell office:value-type="float" office:value="4.37764381404103" calcext:value-type="float">
            <text:p>4,37764381404103</text:p>
          </table:table-cell>
          <table:table-cell office:value-type="float" office:value="1.72180803736373" calcext:value-type="float">
            <text:p>1,72180803736373</text:p>
          </table:table-cell>
          <table:table-cell office:value-type="float" office:value="6.19798170405646" calcext:value-type="float">
            <text:p>6,19798170405646</text:p>
          </table:table-cell>
          <table:table-cell office:value-type="float" office:value="1.98092047929134" calcext:value-type="float">
            <text:p>1,98092047929134</text:p>
          </table:table-cell>
          <table:table-cell office:value-type="float" office:value="91.9965732136553" calcext:value-type="float">
            <text:p>91,9965732136553</text:p>
          </table:table-cell>
          <table:table-cell office:value-type="float" office:value="30.0641523419438" calcext:value-type="float">
            <text:p>30,0641523419438</text:p>
          </table:table-cell>
          <table:table-cell office:value-type="float" office:value="0.343829993066468" calcext:value-type="float">
            <text:p>0,343829993066468</text:p>
          </table:table-cell>
          <table:table-cell office:value-type="float" office:value="0.30635823019853" calcext:value-type="float">
            <text:p>0,30635823019853</text:p>
          </table:table-cell>
          <table:table-cell office:value-type="float" office:value="13.2587676459428" calcext:value-type="float">
            <text:p>13,2587676459428</text:p>
          </table:table-cell>
          <table:table-cell office:value-type="float" office:value="100" calcext:value-type="float">
            <text:p>100</text:p>
          </table:table-cell>
          <table:table-cell office:value-type="float" office:value="14.2152027792153" calcext:value-type="float">
            <text:p>14,2152027792153</text:p>
          </table:table-cell>
          <table:table-cell office:value-type="float" office:value="35.7925652239458" calcext:value-type="float">
            <text:p>35,7925652239458</text:p>
          </table:table-cell>
          <table:table-cell office:value-type="float" office:value="28.5927800777225" calcext:value-type="float">
            <text:p>28,5927800777225</text:p>
          </table:table-cell>
          <table:table-cell office:value-type="float" office:value="30.6207659413991" calcext:value-type="float">
            <text:p>30,6207659413991</text:p>
          </table:table-cell>
          <table:table-cell office:value-type="float" office:value="0.116076895426331" calcext:value-type="float">
            <text:p>0,116076895426331</text:p>
          </table:table-cell>
          <table:table-cell office:value-type="float" office:value="2.20120710205818" calcext:value-type="float">
            <text:p>2,201207102058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900" calcext:value-type="float">
            <text:p>3900</text:p>
          </table:table-cell>
          <table:table-cell office:value-type="float" office:value="4.34342256188631" calcext:value-type="float">
            <text:p>4,34342256188631</text:p>
          </table:table-cell>
          <table:table-cell office:value-type="float" office:value="3.41746280724969" calcext:value-type="float">
            <text:p>3,41746280724969</text:p>
          </table:table-cell>
          <table:table-cell office:value-type="float" office:value="56.1336499452594" calcext:value-type="float">
            <text:p>56,1336499452594</text:p>
          </table:table-cell>
          <table:table-cell office:value-type="float" office:value="15.3315507605041" calcext:value-type="float">
            <text:p>15,3315507605041</text:p>
          </table:table-cell>
          <table:table-cell office:value-type="float" office:value="4.36815685645543" calcext:value-type="float">
            <text:p>4,36815685645543</text:p>
          </table:table-cell>
          <table:table-cell office:value-type="float" office:value="1.70333447095625" calcext:value-type="float">
            <text:p>1,70333447095625</text:p>
          </table:table-cell>
          <table:table-cell office:value-type="float" office:value="6.14307095627073" calcext:value-type="float">
            <text:p>6,14307095627073</text:p>
          </table:table-cell>
          <table:table-cell office:value-type="float" office:value="2.07066458029257" calcext:value-type="float">
            <text:p>2,07066458029257</text:p>
          </table:table-cell>
          <table:table-cell office:value-type="float" office:value="93.3385257548329" calcext:value-type="float">
            <text:p>93,3385257548329</text:p>
          </table:table-cell>
          <table:table-cell office:value-type="float" office:value="26.115791861806" calcext:value-type="float">
            <text:p>26,115791861806</text:p>
          </table:table-cell>
          <table:table-cell office:value-type="float" office:value="0.343137228767925" calcext:value-type="float">
            <text:p>0,343137228767925</text:p>
          </table:table-cell>
          <table:table-cell office:value-type="float" office:value="0.344989307807202" calcext:value-type="float">
            <text:p>0,344989307807202</text:p>
          </table:table-cell>
          <table:table-cell office:value-type="float" office:value="13.2674594082426" calcext:value-type="float">
            <text:p>13,2674594082426</text:p>
          </table:table-cell>
          <table:table-cell office:value-type="float" office:value="100" calcext:value-type="float">
            <text:p>100</text:p>
          </table:table-cell>
          <table:table-cell office:value-type="float" office:value="14.215876165129" calcext:value-type="float">
            <text:p>14,215876165129</text:p>
          </table:table-cell>
          <table:table-cell office:value-type="float" office:value="37.7058084207052" calcext:value-type="float">
            <text:p>37,7058084207052</text:p>
          </table:table-cell>
          <table:table-cell office:value-type="float" office:value="28.9653745645995" calcext:value-type="float">
            <text:p>28,9653745645995</text:p>
          </table:table-cell>
          <table:table-cell office:value-type="float" office:value="30.9506442522938" calcext:value-type="float">
            <text:p>30,9506442522938</text:p>
          </table:table-cell>
          <table:table-cell office:value-type="float" office:value="0.000324066445243978" calcext:value-type="float">
            <text:p>0,000324066445243978</text:p>
          </table:table-cell>
          <table:table-cell office:value-type="float" office:value="1.6122494903879" calcext:value-type="float">
            <text:p>1,61224949038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900" calcext:value-type="float">
            <text:p>3900</text:p>
          </table:table-cell>
          <table:table-cell office:value-type="float" office:value="4.44667723775189" calcext:value-type="float">
            <text:p>4,44667723775189</text:p>
          </table:table-cell>
          <table:table-cell office:value-type="float" office:value="3.42981408864328" calcext:value-type="float">
            <text:p>3,42981408864328</text:p>
          </table:table-cell>
          <table:table-cell office:value-type="float" office:value="55.8083213865763" calcext:value-type="float">
            <text:p>55,8083213865763</text:p>
          </table:table-cell>
          <table:table-cell office:value-type="float" office:value="15.2111684858972" calcext:value-type="float">
            <text:p>15,2111684858972</text:p>
          </table:table-cell>
          <table:table-cell office:value-type="float" office:value="4.32381546240464" calcext:value-type="float">
            <text:p>4,32381546240464</text:p>
          </table:table-cell>
          <table:table-cell office:value-type="float" office:value="1.70237313959239" calcext:value-type="float">
            <text:p>1,70237313959239</text:p>
          </table:table-cell>
          <table:table-cell office:value-type="float" office:value="6.08602429991309" calcext:value-type="float">
            <text:p>6,08602429991309</text:p>
          </table:table-cell>
          <table:table-cell office:value-type="float" office:value="2.09700858588932" calcext:value-type="float">
            <text:p>2,09700858588932</text:p>
          </table:table-cell>
          <table:table-cell office:value-type="float" office:value="94.07287562262" calcext:value-type="float">
            <text:p>94,07287562262</text:p>
          </table:table-cell>
          <table:table-cell office:value-type="float" office:value="23.6515600462374" calcext:value-type="float">
            <text:p>23,6515600462374</text:p>
          </table:table-cell>
          <table:table-cell office:value-type="float" office:value="0.341891920355581" calcext:value-type="float">
            <text:p>0,341891920355581</text:p>
          </table:table-cell>
          <table:table-cell office:value-type="float" office:value="0.372580487611722" calcext:value-type="float">
            <text:p>0,372580487611722</text:p>
          </table:table-cell>
          <table:table-cell office:value-type="float" office:value="13.3080469810401" calcext:value-type="float">
            <text:p>13,3080469810401</text:p>
          </table:table-cell>
          <table:table-cell office:value-type="float" office:value="100" calcext:value-type="float">
            <text:p>100</text:p>
          </table:table-cell>
          <table:table-cell office:value-type="float" office:value="14.2232695784661" calcext:value-type="float">
            <text:p>14,2232695784661</text:p>
          </table:table-cell>
          <table:table-cell office:value-type="float" office:value="39.6156769666507" calcext:value-type="float">
            <text:p>39,6156769666507</text:p>
          </table:table-cell>
          <table:table-cell office:value-type="float" office:value="29.3392485962807" calcext:value-type="float">
            <text:p>29,3392485962807</text:p>
          </table:table-cell>
          <table:table-cell office:value-type="float" office:value="31.2784283377981" calcext:value-type="float">
            <text:p>31,2784283377981</text:p>
          </table:table-cell>
          <table:table-cell office:value-type="float" office:value="0.00423980979975835" calcext:value-type="float">
            <text:p>0,00423980979975835</text:p>
          </table:table-cell>
          <table:table-cell office:value-type="float" office:value="1.3649739846472" calcext:value-type="float">
            <text:p>1,36497398464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900" calcext:value-type="float">
            <text:p>3900</text:p>
          </table:table-cell>
          <table:table-cell office:value-type="float" office:value="4.49808473326323" calcext:value-type="float">
            <text:p>4,49808473326323</text:p>
          </table:table-cell>
          <table:table-cell office:value-type="float" office:value="3.4356518903792" calcext:value-type="float">
            <text:p>3,4356518903792</text:p>
          </table:table-cell>
          <table:table-cell office:value-type="float" office:value="53.8327283878071" calcext:value-type="float">
            <text:p>53,8327283878071</text:p>
          </table:table-cell>
          <table:table-cell office:value-type="float" office:value="14.4750452516035" calcext:value-type="float">
            <text:p>14,4750452516035</text:p>
          </table:table-cell>
          <table:table-cell office:value-type="float" office:value="4.29354019039766" calcext:value-type="float">
            <text:p>4,29354019039766</text:p>
          </table:table-cell>
          <table:table-cell office:value-type="float" office:value="1.67934644694659" calcext:value-type="float">
            <text:p>1,67934644694659</text:p>
          </table:table-cell>
          <table:table-cell office:value-type="float" office:value="6.01174895228303" calcext:value-type="float">
            <text:p>6,01174895228303</text:p>
          </table:table-cell>
          <table:table-cell office:value-type="float" office:value="2.21697607669616" calcext:value-type="float">
            <text:p>2,21697607669616</text:p>
          </table:table-cell>
          <table:table-cell office:value-type="float" office:value="95.8492807412656" calcext:value-type="float">
            <text:p>95,8492807412656</text:p>
          </table:table-cell>
          <table:table-cell office:value-type="float" office:value="18.806339821206" calcext:value-type="float">
            <text:p>18,806339821206</text:p>
          </table:table-cell>
          <table:table-cell office:value-type="float" office:value="0.340618007607028" calcext:value-type="float">
            <text:p>0,340618007607028</text:p>
          </table:table-cell>
          <table:table-cell office:value-type="float" office:value="0.43504983413512" calcext:value-type="float">
            <text:p>0,43504983413512</text:p>
          </table:table-cell>
          <table:table-cell office:value-type="float" office:value="13.3357241374437" calcext:value-type="float">
            <text:p>13,3357241374437</text:p>
          </table:table-cell>
          <table:table-cell office:value-type="float" office:value="100" calcext:value-type="float">
            <text:p>100</text:p>
          </table:table-cell>
          <table:table-cell office:value-type="float" office:value="14.2274756262071" calcext:value-type="float">
            <text:p>14,2274756262071</text:p>
          </table:table-cell>
          <table:table-cell office:value-type="float" office:value="41.4983248638326" calcext:value-type="float">
            <text:p>41,4983248638326</text:p>
          </table:table-cell>
          <table:table-cell office:value-type="float" office:value="29.751788278584" calcext:value-type="float">
            <text:p>29,751788278584</text:p>
          </table:table-cell>
          <table:table-cell office:value-type="float" office:value="31.6725791462188" calcext:value-type="float">
            <text:p>31,6725791462188</text:p>
          </table:table-cell>
          <table:table-cell office:value-type="float" office:value="0.0316058085779643" calcext:value-type="float">
            <text:p>0,0316058085779643</text:p>
          </table:table-cell>
          <table:table-cell office:value-type="float" office:value="0.897015337123306" calcext:value-type="float">
            <text:p>0,8970153371233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900" calcext:value-type="float">
            <text:p>3900</text:p>
          </table:table-cell>
          <table:table-cell office:value-type="float" office:value="4.62059201300383" calcext:value-type="float">
            <text:p>4,62059201300383</text:p>
          </table:table-cell>
          <table:table-cell office:value-type="float" office:value="3.45021196903172" calcext:value-type="float">
            <text:p>3,45021196903172</text:p>
          </table:table-cell>
          <table:table-cell office:value-type="float" office:value="50.147529394141" calcext:value-type="float">
            <text:p>50,147529394141</text:p>
          </table:table-cell>
          <table:table-cell office:value-type="float" office:value="13.2495611664321" calcext:value-type="float">
            <text:p>13,2495611664321</text:p>
          </table:table-cell>
          <table:table-cell office:value-type="float" office:value="4.22652496577135" calcext:value-type="float">
            <text:p>4,22652496577135</text:p>
          </table:table-cell>
          <table:table-cell office:value-type="float" office:value="1.63807090826455" calcext:value-type="float">
            <text:p>1,63807090826455</text:p>
          </table:table-cell>
          <table:table-cell office:value-type="float" office:value="5.87372004872634" calcext:value-type="float">
            <text:p>5,87372004872634</text:p>
          </table:table-cell>
          <table:table-cell office:value-type="float" office:value="2.44206980246241" calcext:value-type="float">
            <text:p>2,44206980246241</text:p>
          </table:table-cell>
          <table:table-cell office:value-type="float" office:value="99.0159412482508" calcext:value-type="float">
            <text:p>99,0159412482508</text:p>
          </table:table-cell>
          <table:table-cell office:value-type="float" office:value="9.82194717130284" calcext:value-type="float">
            <text:p>9,82194717130284</text:p>
          </table:table-cell>
          <table:table-cell office:value-type="float" office:value="0.337965652328402" calcext:value-type="float">
            <text:p>0,337965652328402</text:p>
          </table:table-cell>
          <table:table-cell office:value-type="float" office:value="0.574716072358726" calcext:value-type="float">
            <text:p>0,574716072358726</text:p>
          </table:table-cell>
          <table:table-cell office:value-type="float" office:value="13.3968873206623" calcext:value-type="float">
            <text:p>13,3968873206623</text:p>
          </table:table-cell>
          <table:table-cell office:value-type="float" office:value="100" calcext:value-type="float">
            <text:p>100</text:p>
          </table:table-cell>
          <table:table-cell office:value-type="float" office:value="14.2372789956587" calcext:value-type="float">
            <text:p>14,2372789956587</text:p>
          </table:table-cell>
          <table:table-cell office:value-type="float" office:value="43.2802446716978" calcext:value-type="float">
            <text:p>43,2802446716978</text:p>
          </table:table-cell>
          <table:table-cell office:value-type="float" office:value="30.3188778371939" calcext:value-type="float">
            <text:p>30,3188778371939</text:p>
          </table:table-cell>
          <table:table-cell office:value-type="float" office:value="32.106669374568" calcext:value-type="float">
            <text:p>32,106669374568</text:p>
          </table:table-cell>
          <table:table-cell office:value-type="float" office:value="0.0802934518768602" calcext:value-type="float">
            <text:p>0,0802934518768602</text:p>
          </table:table-cell>
          <table:table-cell office:value-type="float" office:value="0.215413845383964" calcext:value-type="float">
            <text:p>0,2154138453839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900" calcext:value-type="float">
            <text:p>3900</text:p>
          </table:table-cell>
          <table:table-cell office:value-type="float" office:value="5.24037659168175" calcext:value-type="float">
            <text:p>5,24037659168175</text:p>
          </table:table-cell>
          <table:table-cell office:value-type="float" office:value="3.52590160002385" calcext:value-type="float">
            <text:p>3,52590160002385</text:p>
          </table:table-cell>
          <table:table-cell office:value-type="float" office:value="49.8317360886562" calcext:value-type="float">
            <text:p>49,8317360886562</text:p>
          </table:table-cell>
          <table:table-cell office:value-type="float" office:value="13.1234049686173" calcext:value-type="float">
            <text:p>13,1234049686173</text:p>
          </table:table-cell>
          <table:table-cell office:value-type="float" office:value="3.96129282003499" calcext:value-type="float">
            <text:p>3,96129282003499</text:p>
          </table:table-cell>
          <table:table-cell office:value-type="float" office:value="1.6473035690583" calcext:value-type="float">
            <text:p>1,6473035690583</text:p>
          </table:table-cell>
          <table:table-cell office:value-type="float" office:value="5.60850314701597" calcext:value-type="float">
            <text:p>5,60850314701597</text:p>
          </table:table-cell>
          <table:table-cell office:value-type="float" office:value="2.52575247739133" calcext:value-type="float">
            <text:p>2,52575247739133</text:p>
          </table:table-cell>
          <table:table-cell office:value-type="float" office:value="102.295918561261" calcext:value-type="float">
            <text:p>102,295918561261</text:p>
          </table:table-cell>
          <table:table-cell office:value-type="float" office:value="10.3738020664921" calcext:value-type="float">
            <text:p>10,3738020664921</text:p>
          </table:table-cell>
          <table:table-cell office:value-type="float" office:value="0.330183601629685" calcext:value-type="float">
            <text:p>0,330183601629685</text:p>
          </table:table-cell>
          <table:table-cell office:value-type="float" office:value="0.640643548367235" calcext:value-type="float">
            <text:p>0,640643548367235</text:p>
          </table:table-cell>
          <table:table-cell office:value-type="float" office:value="13.6376013729402" calcext:value-type="float">
            <text:p>13,6376013729402</text:p>
          </table:table-cell>
          <table:table-cell office:value-type="float" office:value="100" calcext:value-type="float">
            <text:p>100</text:p>
          </table:table-cell>
          <table:table-cell office:value-type="float" office:value="14.2823045931043" calcext:value-type="float">
            <text:p>14,2823045931043</text:p>
          </table:table-cell>
          <table:table-cell office:value-type="float" office:value="44.8612124879159" calcext:value-type="float">
            <text:p>44,8612124879159</text:p>
          </table:table-cell>
          <table:table-cell office:value-type="float" office:value="31.2038618939164" calcext:value-type="float">
            <text:p>31,2038618939164</text:p>
          </table:table-cell>
          <table:table-cell office:value-type="float" office:value="32.8164000594953" calcext:value-type="float">
            <text:p>32,8164000594953</text:p>
          </table:table-cell>
          <table:table-cell office:value-type="float" office:value="0.00338161862135548" calcext:value-type="float">
            <text:p>0,00338161862135548</text:p>
          </table:table-cell>
          <table:table-cell office:value-type="float" office:value="0.00235388486477939" calcext:value-type="float">
            <text:p>0,00235388486477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900" calcext:value-type="float">
            <text:p>3900</text:p>
          </table:table-cell>
          <table:table-cell office:value-type="float" office:value="5.2855730056724" calcext:value-type="float">
            <text:p>5,2855730056724</text:p>
          </table:table-cell>
          <table:table-cell office:value-type="float" office:value="3.53143455401968" calcext:value-type="float">
            <text:p>3,53143455401968</text:p>
          </table:table-cell>
          <table:table-cell office:value-type="float" office:value="50.2175331122468" calcext:value-type="float">
            <text:p>50,2175331122468</text:p>
          </table:table-cell>
          <table:table-cell office:value-type="float" office:value="13.2512619141341" calcext:value-type="float">
            <text:p>13,2512619141341</text:p>
          </table:table-cell>
          <table:table-cell office:value-type="float" office:value="3.94337285978659" calcext:value-type="float">
            <text:p>3,94337285978659</text:p>
          </table:table-cell>
          <table:table-cell office:value-type="float" office:value="1.65347140553815" calcext:value-type="float">
            <text:p>1,65347140553815</text:p>
          </table:table-cell>
          <table:table-cell office:value-type="float" office:value="5.59644278431462" calcext:value-type="float">
            <text:p>5,59644278431462</text:p>
          </table:table-cell>
          <table:table-cell office:value-type="float" office:value="2.50533881873153" calcext:value-type="float">
            <text:p>2,50533881873153</text:p>
          </table:table-cell>
          <table:table-cell office:value-type="float" office:value="102.243966293206" calcext:value-type="float">
            <text:p>102,243966293206</text:p>
          </table:table-cell>
          <table:table-cell office:value-type="float" office:value="9.16314983418511" calcext:value-type="float">
            <text:p>9,16314983418511</text:p>
          </table:table-cell>
          <table:table-cell office:value-type="float" office:value="0.329719745999811" calcext:value-type="float">
            <text:p>0,329719745999811</text:p>
          </table:table-cell>
          <table:table-cell office:value-type="float" office:value="0.72372691868609" calcext:value-type="float">
            <text:p>0,72372691868609</text:p>
          </table:table-cell>
          <table:table-cell office:value-type="float" office:value="13.6537871543601" calcext:value-type="float">
            <text:p>13,6537871543601</text:p>
          </table:table-cell>
          <table:table-cell office:value-type="float" office:value="100" calcext:value-type="float">
            <text:p>100</text:p>
          </table:table-cell>
          <table:table-cell office:value-type="float" office:value="14.2855052188803" calcext:value-type="float">
            <text:p>14,2855052188803</text:p>
          </table:table-cell>
          <table:table-cell office:value-type="float" office:value="46.8421575932716" calcext:value-type="float">
            <text:p>46,8421575932716</text:p>
          </table:table-cell>
          <table:table-cell office:value-type="float" office:value="31.4460810855101" calcext:value-type="float">
            <text:p>31,4460810855101</text:p>
          </table:table-cell>
          <table:table-cell office:value-type="float" office:value="33.1188715966568" calcext:value-type="float">
            <text:p>33,1188715966568</text:p>
          </table:table-cell>
          <table:table-cell office:value-type="float" office:value="0.0101821943546451" calcext:value-type="float">
            <text:p>0,0101821943546451</text:p>
          </table:table-cell>
          <table:table-cell office:value-type="float" office:value="0.0101821943798166" calcext:value-type="float">
            <text:p>0,01018219437981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200" calcext:value-type="float">
            <text:p>4200</text:p>
          </table:table-cell>
          <table:table-cell office:value-type="float" office:value="3.75460855662845" calcext:value-type="float">
            <text:p>3,75460855662845</text:p>
          </table:table-cell>
          <table:table-cell office:value-type="float" office:value="3.34767909952669" calcext:value-type="float">
            <text:p>3,34767909952669</text:p>
          </table:table-cell>
          <table:table-cell office:value-type="float" office:value="57.823650278153" calcext:value-type="float">
            <text:p>57,823650278153</text:p>
          </table:table-cell>
          <table:table-cell office:value-type="float" office:value="15.9684853385835" calcext:value-type="float">
            <text:p>15,9684853385835</text:p>
          </table:table-cell>
          <table:table-cell office:value-type="float" office:value="4.57518784912086" calcext:value-type="float">
            <text:p>4,57518784912086</text:p>
          </table:table-cell>
          <table:table-cell office:value-type="float" office:value="1.83346156984296" calcext:value-type="float">
            <text:p>1,83346156984296</text:p>
          </table:table-cell>
          <table:table-cell office:value-type="float" office:value="6.50592279325588" calcext:value-type="float">
            <text:p>6,50592279325588</text:p>
          </table:table-cell>
          <table:table-cell office:value-type="float" office:value="1.94435906462826" calcext:value-type="float">
            <text:p>1,94435906462826</text:p>
          </table:table-cell>
          <table:table-cell office:value-type="float" office:value="96.5007039346661" calcext:value-type="float">
            <text:p>96,5007039346661</text:p>
          </table:table-cell>
          <table:table-cell office:value-type="float" office:value="29.5987060411324" calcext:value-type="float">
            <text:p>29,5987060411324</text:p>
          </table:table-cell>
          <table:table-cell office:value-type="float" office:value="0.346599021763699" calcext:value-type="float">
            <text:p>0,346599021763699</text:p>
          </table:table-cell>
          <table:table-cell office:value-type="float" office:value="0.323001913334444" calcext:value-type="float">
            <text:p>0,323001913334444</text:p>
          </table:table-cell>
          <table:table-cell office:value-type="float" office:value="13.0771426441169" calcext:value-type="float">
            <text:p>13,0771426441169</text:p>
          </table:table-cell>
          <table:table-cell office:value-type="float" office:value="100" calcext:value-type="float">
            <text:p>100</text:p>
          </table:table-cell>
          <table:table-cell office:value-type="float" office:value="14.1766639563445" calcext:value-type="float">
            <text:p>14,1766639563445</text:p>
          </table:table-cell>
          <table:table-cell office:value-type="float" office:value="36.2790999291296" calcext:value-type="float">
            <text:p>36,2790999291296</text:p>
          </table:table-cell>
          <table:table-cell office:value-type="float" office:value="27.8387983306394" calcext:value-type="float">
            <text:p>27,8387983306394</text:p>
          </table:table-cell>
          <table:table-cell office:value-type="float" office:value="30.6941245573575" calcext:value-type="float">
            <text:p>30,6941245573575</text:p>
          </table:table-cell>
          <table:table-cell office:value-type="float" office:value="0.00118708721107795" calcext:value-type="float">
            <text:p>0,00118708721107795</text:p>
          </table:table-cell>
          <table:table-cell office:value-type="float" office:value="2.08184444216766" calcext:value-type="float">
            <text:p>2,081844442167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200" calcext:value-type="float">
            <text:p>4200</text:p>
          </table:table-cell>
          <table:table-cell office:value-type="float" office:value="3.97521526366467" calcext:value-type="float">
            <text:p>3,97521526366467</text:p>
          </table:table-cell>
          <table:table-cell office:value-type="float" office:value="3.37369525675401" calcext:value-type="float">
            <text:p>3,37369525675401</text:p>
          </table:table-cell>
          <table:table-cell office:value-type="float" office:value="59.2859392427222" calcext:value-type="float">
            <text:p>59,2859392427222</text:p>
          </table:table-cell>
          <table:table-cell office:value-type="float" office:value="16.5355049181878" calcext:value-type="float">
            <text:p>16,5355049181878</text:p>
          </table:table-cell>
          <table:table-cell office:value-type="float" office:value="4.4922056743061" calcext:value-type="float">
            <text:p>4,4922056743061</text:p>
          </table:table-cell>
          <table:table-cell office:value-type="float" office:value="1.85848990007893" calcext:value-type="float">
            <text:p>1,85848990007893</text:p>
          </table:table-cell>
          <table:table-cell office:value-type="float" office:value="6.44944608402334" calcext:value-type="float">
            <text:p>6,44944608402334</text:p>
          </table:table-cell>
          <table:table-cell office:value-type="float" office:value="1.88327752152109" calcext:value-type="float">
            <text:p>1,88327752152109</text:p>
          </table:table-cell>
          <table:table-cell office:value-type="float" office:value="96.3321156895209" calcext:value-type="float">
            <text:p>96,3321156895209</text:p>
          </table:table-cell>
          <table:table-cell office:value-type="float" office:value="29.007775047639" calcext:value-type="float">
            <text:p>29,007775047639</text:p>
          </table:table-cell>
          <table:table-cell office:value-type="float" office:value="0.344889362871246" calcext:value-type="float">
            <text:p>0,344889362871246</text:p>
          </table:table-cell>
          <table:table-cell office:value-type="float" office:value="0.325701232424844" calcext:value-type="float">
            <text:p>0,325701232424844</text:p>
          </table:table-cell>
          <table:table-cell office:value-type="float" office:value="13.1535865970888" calcext:value-type="float">
            <text:p>13,1535865970888</text:p>
          </table:table-cell>
          <table:table-cell office:value-type="float" office:value="100" calcext:value-type="float">
            <text:p>100</text:p>
          </table:table-cell>
          <table:table-cell office:value-type="float" office:value="14.1916560976069" calcext:value-type="float">
            <text:p>14,1916560976069</text:p>
          </table:table-cell>
          <table:table-cell office:value-type="float" office:value="38.1898689689234" calcext:value-type="float">
            <text:p>38,1898689689234</text:p>
          </table:table-cell>
          <table:table-cell office:value-type="float" office:value="28.2158180759972" calcext:value-type="float">
            <text:p>28,2158180759972</text:p>
          </table:table-cell>
          <table:table-cell office:value-type="float" office:value="30.9908874614499" calcext:value-type="float">
            <text:p>30,9908874614499</text:p>
          </table:table-cell>
          <table:table-cell office:value-type="float" office:value="0.000713417340461166" calcext:value-type="float">
            <text:p>0,000713417340461166</text:p>
          </table:table-cell>
          <table:table-cell office:value-type="float" office:value="2.15097913553752" calcext:value-type="float">
            <text:p>2,150979135537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200" calcext:value-type="float">
            <text:p>4200</text:p>
          </table:table-cell>
          <table:table-cell office:value-type="float" office:value="3.89731419086905" calcext:value-type="float">
            <text:p>3,89731419086905</text:p>
          </table:table-cell>
          <table:table-cell office:value-type="float" office:value="3.36449074451154" calcext:value-type="float">
            <text:p>3,36449074451154</text:p>
          </table:table-cell>
          <table:table-cell office:value-type="float" office:value="55.6903588771826" calcext:value-type="float">
            <text:p>55,6903588771826</text:p>
          </table:table-cell>
          <table:table-cell office:value-type="float" office:value="15.167694632661" calcext:value-type="float">
            <text:p>15,167694632661</text:p>
          </table:table-cell>
          <table:table-cell office:value-type="float" office:value="4.5067936548699" calcext:value-type="float">
            <text:p>4,5067936548699</text:p>
          </table:table-cell>
          <table:table-cell office:value-type="float" office:value="1.812138967044" calcext:value-type="float">
            <text:p>1,812138967044</text:p>
          </table:table-cell>
          <table:table-cell office:value-type="float" office:value="6.3775353635004" calcext:value-type="float">
            <text:p>6,3775353635004</text:p>
          </table:table-cell>
          <table:table-cell office:value-type="float" office:value="2.07051170070643" calcext:value-type="float">
            <text:p>2,07051170070643</text:p>
          </table:table-cell>
          <table:table-cell office:value-type="float" office:value="98.988857638211" calcext:value-type="float">
            <text:p>98,988857638211</text:p>
          </table:table-cell>
          <table:table-cell office:value-type="float" office:value="22.6961135535751" calcext:value-type="float">
            <text:p>22,6961135535751</text:p>
          </table:table-cell>
          <table:table-cell office:value-type="float" office:value="0.344370390091963" calcext:value-type="float">
            <text:p>0,344370390091963</text:p>
          </table:table-cell>
          <table:table-cell office:value-type="float" office:value="0.392219234122159" calcext:value-type="float">
            <text:p>0,392219234122159</text:p>
          </table:table-cell>
          <table:table-cell office:value-type="float" office:value="13.1401636732815" calcext:value-type="float">
            <text:p>13,1401636732815</text:p>
          </table:table-cell>
          <table:table-cell office:value-type="float" office:value="100" calcext:value-type="float">
            <text:p>100</text:p>
          </table:table-cell>
          <table:table-cell office:value-type="float" office:value="14.1872783255264" calcext:value-type="float">
            <text:p>14,1872783255264</text:p>
          </table:table-cell>
          <table:table-cell office:value-type="float" office:value="40.076252883132" calcext:value-type="float">
            <text:p>40,076252883132</text:p>
          </table:table-cell>
          <table:table-cell office:value-type="float" office:value="28.6261865507454" calcext:value-type="float">
            <text:p>28,6261865507454</text:p>
          </table:table-cell>
          <table:table-cell office:value-type="float" office:value="31.3827920585111" calcext:value-type="float">
            <text:p>31,3827920585111</text:p>
          </table:table-cell>
          <table:table-cell office:value-type="float" office:value="0.00284257434629412" calcext:value-type="float">
            <text:p>0,00284257434629412</text:p>
          </table:table-cell>
          <table:table-cell office:value-type="float" office:value="1.2836287694971" calcext:value-type="float">
            <text:p>1,28362876949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200" calcext:value-type="float">
            <text:p>4200</text:p>
          </table:table-cell>
          <table:table-cell office:value-type="float" office:value="4.30924415588436" calcext:value-type="float">
            <text:p>4,30924415588436</text:p>
          </table:table-cell>
          <table:table-cell office:value-type="float" office:value="3.41338191741133" calcext:value-type="float">
            <text:p>3,41338191741133</text:p>
          </table:table-cell>
          <table:table-cell office:value-type="float" office:value="56.5501117706298" calcext:value-type="float">
            <text:p>56,5501117706298</text:p>
          </table:table-cell>
          <table:table-cell office:value-type="float" office:value="15.4866998707358" calcext:value-type="float">
            <text:p>15,4866998707358</text:p>
          </table:table-cell>
          <table:table-cell office:value-type="float" office:value="4.34059367695557" calcext:value-type="float">
            <text:p>4,34059367695557</text:p>
          </table:table-cell>
          <table:table-cell office:value-type="float" office:value="1.83535464711088" calcext:value-type="float">
            <text:p>1,83535464711088</text:p>
          </table:table-cell>
          <table:table-cell office:value-type="float" office:value="6.2142931111557" calcext:value-type="float">
            <text:p>6,2142931111557</text:p>
          </table:table-cell>
          <table:table-cell office:value-type="float" office:value="2.05533011293798" calcext:value-type="float">
            <text:p>2,05533011293798</text:p>
          </table:table-cell>
          <table:table-cell office:value-type="float" office:value="100.328671313761" calcext:value-type="float">
            <text:p>100,328671313761</text:p>
          </table:table-cell>
          <table:table-cell office:value-type="float" office:value="17.7818393693453" calcext:value-type="float">
            <text:p>17,7818393693453</text:p>
          </table:table-cell>
          <table:table-cell office:value-type="float" office:value="0.340236398947707" calcext:value-type="float">
            <text:p>0,340236398947707</text:p>
          </table:table-cell>
          <table:table-cell office:value-type="float" office:value="0.399930423610106" calcext:value-type="float">
            <text:p>0,399930423610106</text:p>
          </table:table-cell>
          <table:table-cell office:value-type="float" office:value="13.2926963541941" calcext:value-type="float">
            <text:p>13,2926963541941</text:p>
          </table:table-cell>
          <table:table-cell office:value-type="float" office:value="100" calcext:value-type="float">
            <text:p>100</text:p>
          </table:table-cell>
          <table:table-cell office:value-type="float" office:value="14.2161467929814" calcext:value-type="float">
            <text:p>14,2161467929814</text:p>
          </table:table-cell>
          <table:table-cell office:value-type="float" office:value="41.8183366001035" calcext:value-type="float">
            <text:p>41,8183366001035</text:p>
          </table:table-cell>
          <table:table-cell office:value-type="float" office:value="29.2540139975463" calcext:value-type="float">
            <text:p>29,2540139975463</text:p>
          </table:table-cell>
          <table:table-cell office:value-type="float" office:value="31.6808999289699" calcext:value-type="float">
            <text:p>31,6808999289699</text:p>
          </table:table-cell>
          <table:table-cell office:value-type="float" office:value="0.0292725164931824" calcext:value-type="float">
            <text:p>0,0292725164931824</text:p>
          </table:table-cell>
          <table:table-cell office:value-type="float" office:value="0.875663985783288" calcext:value-type="float">
            <text:p>0,8756639857832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200" calcext:value-type="float">
            <text:p>4200</text:p>
          </table:table-cell>
          <table:table-cell office:value-type="float" office:value="4.45327100158005" calcext:value-type="float">
            <text:p>4,45327100158005</text:p>
          </table:table-cell>
          <table:table-cell office:value-type="float" office:value="3.43060399201799" calcext:value-type="float">
            <text:p>3,43060399201799</text:p>
          </table:table-cell>
          <table:table-cell office:value-type="float" office:value="56.6485087573528" calcext:value-type="float">
            <text:p>56,6485087573528</text:p>
          </table:table-cell>
          <table:table-cell office:value-type="float" office:value="15.5235286898044" calcext:value-type="float">
            <text:p>15,5235286898044</text:p>
          </table:table-cell>
          <table:table-cell office:value-type="float" office:value="4.28100402661894" calcext:value-type="float">
            <text:p>4,28100402661894</text:p>
          </table:table-cell>
          <table:table-cell office:value-type="float" office:value="1.84101963533721" calcext:value-type="float">
            <text:p>1,84101963533721</text:p>
          </table:table-cell>
          <table:table-cell office:value-type="float" office:value="6.15425081992175" calcext:value-type="float">
            <text:p>6,15425081992175</text:p>
          </table:table-cell>
          <table:table-cell office:value-type="float" office:value="2.06114237516422" calcext:value-type="float">
            <text:p>2,06114237516422</text:p>
          </table:table-cell>
          <table:table-cell office:value-type="float" office:value="100.971411633033" calcext:value-type="float">
            <text:p>100,971411633033</text:p>
          </table:table-cell>
          <table:table-cell office:value-type="float" office:value="15.7558472846412" calcext:value-type="float">
            <text:p>15,7558472846412</text:p>
          </table:table-cell>
          <table:table-cell office:value-type="float" office:value="0.338649471161732" calcext:value-type="float">
            <text:p>0,338649471161732</text:p>
          </table:table-cell>
          <table:table-cell office:value-type="float" office:value="0.429320635011865" calcext:value-type="float">
            <text:p>0,429320635011865</text:p>
          </table:table-cell>
          <table:table-cell office:value-type="float" office:value="13.347176167994" calcext:value-type="float">
            <text:p>13,347176167994</text:p>
          </table:table-cell>
          <table:table-cell office:value-type="float" office:value="100" calcext:value-type="float">
            <text:p>100</text:p>
          </table:table-cell>
          <table:table-cell office:value-type="float" office:value="14.2263790833112" calcext:value-type="float">
            <text:p>14,2263790833112</text:p>
          </table:table-cell>
          <table:table-cell office:value-type="float" office:value="43.7234721617785" calcext:value-type="float">
            <text:p>43,7234721617785</text:p>
          </table:table-cell>
          <table:table-cell office:value-type="float" office:value="29.6277017721465" calcext:value-type="float">
            <text:p>29,6277017721465</text:p>
          </table:table-cell>
          <table:table-cell office:value-type="float" office:value="32.0286524468079" calcext:value-type="float">
            <text:p>32,0286524468079</text:p>
          </table:table-cell>
          <table:table-cell office:value-type="float" office:value="0.000404110924856485" calcext:value-type="float">
            <text:p>0,000404110924856485</text:p>
          </table:table-cell>
          <table:table-cell office:value-type="float" office:value="0.747169733928992" calcext:value-type="float">
            <text:p>0,7471697339289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200" calcext:value-type="float">
            <text:p>4200</text:p>
          </table:table-cell>
          <table:table-cell office:value-type="float" office:value="4.55667114258029" calcext:value-type="float">
            <text:p>4,55667114258029</text:p>
          </table:table-cell>
          <table:table-cell office:value-type="float" office:value="3.44202297396906" calcext:value-type="float">
            <text:p>3,44202297396906</text:p>
          </table:table-cell>
          <table:table-cell office:value-type="float" office:value="52.2880554200535" calcext:value-type="float">
            <text:p>52,2880554200535</text:p>
          </table:table-cell>
          <table:table-cell office:value-type="float" office:value="13.9843943957997" calcext:value-type="float">
            <text:p>13,9843943957997</text:p>
          </table:table-cell>
          <table:table-cell office:value-type="float" office:value="4.21731908094332" calcext:value-type="float">
            <text:p>4,21731908094332</text:p>
          </table:table-cell>
          <table:table-cell office:value-type="float" office:value="1.78891378798022" calcext:value-type="float">
            <text:p>1,78891378798022</text:p>
          </table:table-cell>
          <table:table-cell office:value-type="float" office:value="6.01156162182977" calcext:value-type="float">
            <text:p>6,01156162182977</text:p>
          </table:table-cell>
          <table:table-cell office:value-type="float" office:value="2.31483944703851" calcext:value-type="float">
            <text:p>2,31483944703851</text:p>
          </table:table-cell>
          <table:table-cell office:value-type="float" office:value="104.948536605614" calcext:value-type="float">
            <text:p>104,948536605614</text:p>
          </table:table-cell>
          <table:table-cell office:value-type="float" office:value="6.04049387173734" calcext:value-type="float">
            <text:p>6,04049387173734</text:p>
          </table:table-cell>
          <table:table-cell office:value-type="float" office:value="0.335835972373918" calcext:value-type="float">
            <text:p>0,335835972373918</text:p>
          </table:table-cell>
          <table:table-cell office:value-type="float" office:value="0.583128473240209" calcext:value-type="float">
            <text:p>0,583128473240209</text:p>
          </table:table-cell>
          <table:table-cell office:value-type="float" office:value="13.4052784573054" calcext:value-type="float">
            <text:p>13,4052784573054</text:p>
          </table:table-cell>
          <table:table-cell office:value-type="float" office:value="100" calcext:value-type="float">
            <text:p>100</text:p>
          </table:table-cell>
          <table:table-cell office:value-type="float" office:value="14.2352625047984" calcext:value-type="float">
            <text:p>14,2352625047984</text:p>
          </table:table-cell>
          <table:table-cell office:value-type="float" office:value="45.4980288891477" calcext:value-type="float">
            <text:p>45,4980288891477</text:p>
          </table:table-cell>
          <table:table-cell office:value-type="float" office:value="30.1988799729914" calcext:value-type="float">
            <text:p>30,1988799729914</text:p>
          </table:table-cell>
          <table:table-cell office:value-type="float" office:value="32.5175892363897" calcext:value-type="float">
            <text:p>32,5175892363897</text:p>
          </table:table-cell>
          <table:table-cell office:value-type="float" office:value="0.0709826344645094" calcext:value-type="float">
            <text:p>0,0709826344645094</text:p>
          </table:table-cell>
          <table:table-cell office:value-type="float" office:value="0.126194584912124" calcext:value-type="float">
            <text:p>0,1261945849121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200" calcext:value-type="float">
            <text:p>4200</text:p>
          </table:table-cell>
          <table:table-cell office:value-type="float" office:value="4.765634536741" calcext:value-type="float">
            <text:p>4,765634536741</text:p>
          </table:table-cell>
          <table:table-cell office:value-type="float" office:value="3.46862592514116" calcext:value-type="float">
            <text:p>3,46862592514116</text:p>
          </table:table-cell>
          <table:table-cell office:value-type="float" office:value="54.7567176818884" calcext:value-type="float">
            <text:p>54,7567176818884</text:p>
          </table:table-cell>
          <table:table-cell office:value-type="float" office:value="14.7941725056375" calcext:value-type="float">
            <text:p>14,7941725056375</text:p>
          </table:table-cell>
          <table:table-cell office:value-type="float" office:value="4.13994255121177" calcext:value-type="float">
            <text:p>4,13994255121177</text:p>
          </table:table-cell>
          <table:table-cell office:value-type="float" office:value="1.82497853168282" calcext:value-type="float">
            <text:p>1,82497853168282</text:p>
          </table:table-cell>
          <table:table-cell office:value-type="float" office:value="5.97278284775535" calcext:value-type="float">
            <text:p>5,97278284775535</text:p>
          </table:table-cell>
          <table:table-cell office:value-type="float" office:value="2.1991338246327" calcext:value-type="float">
            <text:p>2,1991338246327</text:p>
          </table:table-cell>
          <table:table-cell office:value-type="float" office:value="104.23334768294" calcext:value-type="float">
            <text:p>104,23334768294</text:p>
          </table:table-cell>
          <table:table-cell office:value-type="float" office:value="7.44318324860183" calcext:value-type="float">
            <text:p>7,44318324860183</text:p>
          </table:table-cell>
          <table:table-cell office:value-type="float" office:value="0.33419914211883" calcext:value-type="float">
            <text:p>0,33419914211883</text:p>
          </table:table-cell>
          <table:table-cell office:value-type="float" office:value="0.563162794980405" calcext:value-type="float">
            <text:p>0,563162794980405</text:p>
          </table:table-cell>
          <table:table-cell office:value-type="float" office:value="13.4757035869799" calcext:value-type="float">
            <text:p>13,4757035869799</text:p>
          </table:table-cell>
          <table:table-cell office:value-type="float" office:value="100" calcext:value-type="float">
            <text:p>100</text:p>
          </table:table-cell>
          <table:table-cell office:value-type="float" office:value="14.2495474553508" calcext:value-type="float">
            <text:p>14,2495474553508</text:p>
          </table:table-cell>
          <table:table-cell office:value-type="float" office:value="47.4367599644298" calcext:value-type="float">
            <text:p>47,4367599644298</text:p>
          </table:table-cell>
          <table:table-cell office:value-type="float" office:value="30.5123574072561" calcext:value-type="float">
            <text:p>30,5123574072561</text:p>
          </table:table-cell>
          <table:table-cell office:value-type="float" office:value="32.7973573133806" calcext:value-type="float">
            <text:p>32,7973573133806</text:p>
          </table:table-cell>
          <table:table-cell office:value-type="float" office:value="0.0677280746428727" calcext:value-type="float">
            <text:p>0,0677280746428727</text:p>
          </table:table-cell>
          <table:table-cell office:value-type="float" office:value="0.18954039924914" calcext:value-type="float">
            <text:p>0,189540399249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3.64634993672365" calcext:value-type="float">
            <text:p>3,64634993672365</text:p>
          </table:table-cell>
          <table:table-cell office:value-type="float" office:value="3.33496855193447" calcext:value-type="float">
            <text:p>3,33496855193447</text:p>
          </table:table-cell>
          <table:table-cell office:value-type="float" office:value="63.6981385199316" calcext:value-type="float">
            <text:p>63,6981385199316</text:p>
          </table:table-cell>
          <table:table-cell office:value-type="float" office:value="18.3387868857627" calcext:value-type="float">
            <text:p>18,3387868857627</text:p>
          </table:table-cell>
          <table:table-cell office:value-type="float" office:value="4.6101227236765" calcext:value-type="float">
            <text:p>4,6101227236765</text:p>
          </table:table-cell>
          <table:table-cell office:value-type="float" office:value="2.03045262940186" calcext:value-type="float">
            <text:p>2,03045262940186</text:p>
          </table:table-cell>
          <table:table-cell office:value-type="float" office:value="6.80298858426002" calcext:value-type="float">
            <text:p>6,80298858426002</text:p>
          </table:table-cell>
          <table:table-cell office:value-type="float" office:value="1.6479560008069" calcext:value-type="float">
            <text:p>1,6479560008069</text:p>
          </table:table-cell>
          <table:table-cell office:value-type="float" office:value="97.5425883417807" calcext:value-type="float">
            <text:p>97,5425883417807</text:p>
          </table:table-cell>
          <table:table-cell office:value-type="float" office:value="35.1488143956428" calcext:value-type="float">
            <text:p>35,1488143956428</text:p>
          </table:table-cell>
          <table:table-cell office:value-type="float" office:value="0.34699709482822" calcext:value-type="float">
            <text:p>0,34699709482822</text:p>
          </table:table-cell>
          <table:table-cell office:value-type="float" office:value="0.285118908162948" calcext:value-type="float">
            <text:p>0,285118908162948</text:p>
          </table:table-cell>
          <table:table-cell office:value-type="float" office:value="13.0448955388393" calcext:value-type="float">
            <text:p>13,0448955388393</text:p>
          </table:table-cell>
          <table:table-cell office:value-type="float" office:value="100" calcext:value-type="float">
            <text:p>100</text:p>
          </table:table-cell>
          <table:table-cell office:value-type="float" office:value="14.16965521657" calcext:value-type="float">
            <text:p>14,16965521657</text:p>
          </table:table-cell>
          <table:table-cell office:value-type="float" office:value="36.7484520945785" calcext:value-type="float">
            <text:p>36,7484520945785</text:p>
          </table:table-cell>
          <table:table-cell office:value-type="float" office:value="27.1327378428799" calcext:value-type="float">
            <text:p>27,1327378428799</text:p>
          </table:table-cell>
          <table:table-cell office:value-type="float" office:value="30.7197517121543" calcext:value-type="float">
            <text:p>30,7197517121543</text:p>
          </table:table-cell>
          <table:table-cell office:value-type="float" office:value="0.000480091840344838" calcext:value-type="float">
            <text:p>0,000480091840344838</text:p>
          </table:table-cell>
          <table:table-cell office:value-type="float" office:value="3.40308030610721" calcext:value-type="float">
            <text:p>3,403080306107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500" calcext:value-type="float">
            <text:p>4500</text:p>
          </table:table-cell>
          <table:table-cell office:value-type="float" office:value="3.76323239505183" calcext:value-type="float">
            <text:p>3,76323239505183</text:p>
          </table:table-cell>
          <table:table-cell office:value-type="float" office:value="3.34807587521381" calcext:value-type="float">
            <text:p>3,34807587521381</text:p>
          </table:table-cell>
          <table:table-cell office:value-type="float" office:value="60.3177164865326" calcext:value-type="float">
            <text:p>60,3177164865326</text:p>
          </table:table-cell>
          <table:table-cell office:value-type="float" office:value="16.9126062849678" calcext:value-type="float">
            <text:p>16,9126062849678</text:p>
          </table:table-cell>
          <table:table-cell office:value-type="float" office:value="4.54432312082359" calcext:value-type="float">
            <text:p>4,54432312082359</text:p>
          </table:table-cell>
          <table:table-cell office:value-type="float" office:value="1.98898953429207" calcext:value-type="float">
            <text:p>1,98898953429207</text:p>
          </table:table-cell>
          <table:table-cell office:value-type="float" office:value="6.62125232526796" calcext:value-type="float">
            <text:p>6,62125232526796</text:p>
          </table:table-cell>
          <table:table-cell office:value-type="float" office:value="1.82886248112018" calcext:value-type="float">
            <text:p>1,82886248112018</text:p>
          </table:table-cell>
          <table:table-cell office:value-type="float" office:value="101.402437401393" calcext:value-type="float">
            <text:p>101,402437401393</text:p>
          </table:table-cell>
          <table:table-cell office:value-type="float" office:value="25.6382570734659" calcext:value-type="float">
            <text:p>25,6382570734659</text:p>
          </table:table-cell>
          <table:table-cell office:value-type="float" office:value="0.344438931285835" calcext:value-type="float">
            <text:p>0,344438931285835</text:p>
          </table:table-cell>
          <table:table-cell office:value-type="float" office:value="0.323702202754561" calcext:value-type="float">
            <text:p>0,323702202754561</text:p>
          </table:table-cell>
          <table:table-cell office:value-type="float" office:value="13.1056007837418" calcext:value-type="float">
            <text:p>13,1056007837418</text:p>
          </table:table-cell>
          <table:table-cell office:value-type="float" office:value="100" calcext:value-type="float">
            <text:p>100</text:p>
          </table:table-cell>
          <table:table-cell office:value-type="float" office:value="14.178979951819" calcext:value-type="float">
            <text:p>14,178979951819</text:p>
          </table:table-cell>
          <table:table-cell office:value-type="float" office:value="38.461316014688" calcext:value-type="float">
            <text:p>38,461316014688</text:p>
          </table:table-cell>
          <table:table-cell office:value-type="float" office:value="27.8051340543023" calcext:value-type="float">
            <text:p>27,8051340543023</text:p>
          </table:table-cell>
          <table:table-cell office:value-type="float" office:value="31.0282432344257" calcext:value-type="float">
            <text:p>31,0282432344257</text:p>
          </table:table-cell>
          <table:table-cell office:value-type="float" office:value="0.0317158738480807" calcext:value-type="float">
            <text:p>0,0317158738480807</text:p>
          </table:table-cell>
          <table:table-cell office:value-type="float" office:value="1.89841712615286" calcext:value-type="float">
            <text:p>1,89841712615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500" calcext:value-type="float">
            <text:p>4500</text:p>
          </table:table-cell>
          <table:table-cell office:value-type="float" office:value="3.87851420044939" calcext:value-type="float">
            <text:p>3,87851420044939</text:p>
          </table:table-cell>
          <table:table-cell office:value-type="float" office:value="3.361098853551" calcext:value-type="float">
            <text:p>3,361098853551</text:p>
          </table:table-cell>
          <table:table-cell office:value-type="float" office:value="60.2910453078865" calcext:value-type="float">
            <text:p>60,2910453078865</text:p>
          </table:table-cell>
          <table:table-cell office:value-type="float" office:value="16.8781959212091" calcext:value-type="float">
            <text:p>16,8781959212091</text:p>
          </table:table-cell>
          <table:table-cell office:value-type="float" office:value="4.49699086890526" calcext:value-type="float">
            <text:p>4,49699086890526</text:p>
          </table:table-cell>
          <table:table-cell office:value-type="float" office:value="1.99195786041593" calcext:value-type="float">
            <text:p>1,99195786041593</text:p>
          </table:table-cell>
          <table:table-cell office:value-type="float" office:value="6.56823708982381" calcext:value-type="float">
            <text:p>6,56823708982381</text:p>
          </table:table-cell>
          <table:table-cell office:value-type="float" office:value="1.84096412543962" calcext:value-type="float">
            <text:p>1,84096412543962</text:p>
          </table:table-cell>
          <table:table-cell office:value-type="float" office:value="102.062248319978" calcext:value-type="float">
            <text:p>102,062248319978</text:p>
          </table:table-cell>
          <table:table-cell office:value-type="float" office:value="23.7558526047242" calcext:value-type="float">
            <text:p>23,7558526047242</text:p>
          </table:table-cell>
          <table:table-cell office:value-type="float" office:value="0.343229564788524" calcext:value-type="float">
            <text:p>0,343229564788524</text:p>
          </table:table-cell>
          <table:table-cell office:value-type="float" office:value="0.342594781403994" calcext:value-type="float">
            <text:p>0,342594781403994</text:p>
          </table:table-cell>
          <table:table-cell office:value-type="float" office:value="13.1491843030927" calcext:value-type="float">
            <text:p>13,1491843030927</text:p>
          </table:table-cell>
          <table:table-cell office:value-type="float" office:value="100" calcext:value-type="float">
            <text:p>100</text:p>
          </table:table-cell>
          <table:table-cell office:value-type="float" office:value="14.1870975499627" calcext:value-type="float">
            <text:p>14,1870975499627</text:p>
          </table:table-cell>
          <table:table-cell office:value-type="float" office:value="40.3775540457539" calcext:value-type="float">
            <text:p>40,3775540457539</text:p>
          </table:table-cell>
          <table:table-cell office:value-type="float" office:value="28.1703675194608" calcext:value-type="float">
            <text:p>28,1703675194608</text:p>
          </table:table-cell>
          <table:table-cell office:value-type="float" office:value="31.3486955287325" calcext:value-type="float">
            <text:p>31,3486955287325</text:p>
          </table:table-cell>
          <table:table-cell office:value-type="float" office:value="0.0778822344906563" calcext:value-type="float">
            <text:p>0,0778822344906563</text:p>
          </table:table-cell>
          <table:table-cell office:value-type="float" office:value="1.73259446218022" calcext:value-type="float">
            <text:p>1,732594462180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00" calcext:value-type="float">
            <text:p>4500</text:p>
          </table:table-cell>
          <table:table-cell office:value-type="float" office:value="3.79446008056414" calcext:value-type="float">
            <text:p>3,79446008056414</text:p>
          </table:table-cell>
          <table:table-cell office:value-type="float" office:value="3.35394854356221" calcext:value-type="float">
            <text:p>3,35394854356221</text:p>
          </table:table-cell>
          <table:table-cell office:value-type="float" office:value="56.6285412013528" calcext:value-type="float">
            <text:p>56,6285412013528</text:p>
          </table:table-cell>
          <table:table-cell office:value-type="float" office:value="15.603278387521" calcext:value-type="float">
            <text:p>15,603278387521</text:p>
          </table:table-cell>
          <table:table-cell office:value-type="float" office:value="4.51267659427403" calcext:value-type="float">
            <text:p>4,51267659427403</text:p>
          </table:table-cell>
          <table:table-cell office:value-type="float" office:value="1.94743470938187" calcext:value-type="float">
            <text:p>1,94743470938187</text:p>
          </table:table-cell>
          <table:table-cell office:value-type="float" office:value="6.49696916684878" calcext:value-type="float">
            <text:p>6,49696916684878</text:p>
          </table:table-cell>
          <table:table-cell office:value-type="float" office:value="2.01044387071841" calcext:value-type="float">
            <text:p>2,01044387071841</text:p>
          </table:table-cell>
          <table:table-cell office:value-type="float" office:value="104.754431300707" calcext:value-type="float">
            <text:p>104,754431300707</text:p>
          </table:table-cell>
          <table:table-cell office:value-type="float" office:value="17.5153473396895" calcext:value-type="float">
            <text:p>17,5153473396895</text:p>
          </table:table-cell>
          <table:table-cell office:value-type="float" office:value="0.342682634581166" calcext:value-type="float">
            <text:p>0,342682634581166</text:p>
          </table:table-cell>
          <table:table-cell office:value-type="float" office:value="0.416790969090165" calcext:value-type="float">
            <text:p>0,416790969090165</text:p>
          </table:table-cell>
          <table:table-cell office:value-type="float" office:value="13.1347486818896" calcext:value-type="float">
            <text:p>13,1347486818896</text:p>
          </table:table-cell>
          <table:table-cell office:value-type="float" office:value="100" calcext:value-type="float">
            <text:p>100</text:p>
          </table:table-cell>
          <table:table-cell office:value-type="float" office:value="14.1824391461598" calcext:value-type="float">
            <text:p>14,1824391461598</text:p>
          </table:table-cell>
          <table:table-cell office:value-type="float" office:value="42.2649535545889" calcext:value-type="float">
            <text:p>42,2649535545889</text:p>
          </table:table-cell>
          <table:table-cell office:value-type="float" office:value="28.5750565588038" calcext:value-type="float">
            <text:p>28,5750565588038</text:p>
          </table:table-cell>
          <table:table-cell office:value-type="float" office:value="31.7568109313153" calcext:value-type="float">
            <text:p>31,7568109313153</text:p>
          </table:table-cell>
          <table:table-cell office:value-type="float" office:value="0.134871342631345" calcext:value-type="float">
            <text:p>0,134871342631345</text:p>
          </table:table-cell>
          <table:table-cell office:value-type="float" office:value="0.810145819038537" calcext:value-type="float">
            <text:p>0,8101458190385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500" calcext:value-type="float">
            <text:p>4500</text:p>
          </table:table-cell>
          <table:table-cell office:value-type="float" office:value="3.86665713786994" calcext:value-type="float">
            <text:p>3,86665713786994</text:p>
          </table:table-cell>
          <table:table-cell office:value-type="float" office:value="3.36129617919148" calcext:value-type="float">
            <text:p>3,36129617919148</text:p>
          </table:table-cell>
          <table:table-cell office:value-type="float" office:value="50.8298859004671" calcext:value-type="float">
            <text:p>50,8298859004671</text:p>
          </table:table-cell>
          <table:table-cell office:value-type="float" office:value="13.436171406695" calcext:value-type="float">
            <text:p>13,436171406695</text:p>
          </table:table-cell>
          <table:table-cell office:value-type="float" office:value="4.4557268749871" calcext:value-type="float">
            <text:p>4,4557268749871</text:p>
          </table:table-cell>
          <table:table-cell office:value-type="float" office:value="1.86972746161436" calcext:value-type="float">
            <text:p>1,86972746161436</text:p>
          </table:table-cell>
          <table:table-cell office:value-type="float" office:value="6.33182678970055" calcext:value-type="float">
            <text:p>6,33182678970055</text:p>
          </table:table-cell>
          <table:table-cell office:value-type="float" office:value="2.36180311532747" calcext:value-type="float">
            <text:p>2,36180311532747</text:p>
          </table:table-cell>
          <table:table-cell office:value-type="float" office:value="110.315630408139" calcext:value-type="float">
            <text:p>110,315630408139</text:p>
          </table:table-cell>
          <table:table-cell office:value-type="float" office:value="5.51679781963509" calcext:value-type="float">
            <text:p>5,51679781963509</text:p>
          </table:table-cell>
          <table:table-cell office:value-type="float" office:value="0.339835861904036" calcext:value-type="float">
            <text:p>0,339835861904036</text:p>
          </table:table-cell>
          <table:table-cell office:value-type="float" office:value="0.594420854004088" calcext:value-type="float">
            <text:p>0,594420854004088</text:p>
          </table:table-cell>
          <table:table-cell office:value-type="float" office:value="13.1871228701428" calcext:value-type="float">
            <text:p>13,1871228701428</text:p>
          </table:table-cell>
          <table:table-cell office:value-type="float" office:value="100" calcext:value-type="float">
            <text:p>100</text:p>
          </table:table-cell>
          <table:table-cell office:value-type="float" office:value="14.189498291182" calcext:value-type="float">
            <text:p>14,189498291182</text:p>
          </table:table-cell>
          <table:table-cell office:value-type="float" office:value="44.004035149747" calcext:value-type="float">
            <text:p>44,004035149747</text:p>
          </table:table-cell>
          <table:table-cell office:value-type="float" office:value="29.1994601291286" calcext:value-type="float">
            <text:p>29,1994601291286</text:p>
          </table:table-cell>
          <table:table-cell office:value-type="float" office:value="32.3163882543707" calcext:value-type="float">
            <text:p>32,3163882543707</text:p>
          </table:table-cell>
          <table:table-cell office:value-type="float" office:value="0.0992943814793984" calcext:value-type="float">
            <text:p>0,0992943814793984</text:p>
          </table:table-cell>
          <table:table-cell office:value-type="float" office:value="0.142812892106241" calcext:value-type="float">
            <text:p>0,1428128921062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500" calcext:value-type="float">
            <text:p>4500</text:p>
          </table:table-cell>
          <table:table-cell office:value-type="float" office:value="4.21942695696026" calcext:value-type="float">
            <text:p>4,21942695696026</text:p>
          </table:table-cell>
          <table:table-cell office:value-type="float" office:value="3.40253327389766" calcext:value-type="float">
            <text:p>3,40253327389766</text:p>
          </table:table-cell>
          <table:table-cell office:value-type="float" office:value="59.073734644359" calcext:value-type="float">
            <text:p>59,073734644359</text:p>
          </table:table-cell>
          <table:table-cell office:value-type="float" office:value="16.4438890811049" calcext:value-type="float">
            <text:p>16,4438890811049</text:p>
          </table:table-cell>
          <table:table-cell office:value-type="float" office:value="4.34935564683283" calcext:value-type="float">
            <text:p>4,34935564683283</text:p>
          </table:table-cell>
          <table:table-cell office:value-type="float" office:value="1.99014786866468" calcext:value-type="float">
            <text:p>1,99014786866468</text:p>
          </table:table-cell>
          <table:table-cell office:value-type="float" office:value="6.37755025701804" calcext:value-type="float">
            <text:p>6,37755025701804</text:p>
          </table:table-cell>
          <table:table-cell office:value-type="float" office:value="1.92347425617651" calcext:value-type="float">
            <text:p>1,92347425617651</text:p>
          </table:table-cell>
          <table:table-cell office:value-type="float" office:value="104.936423585985" calcext:value-type="float">
            <text:p>104,936423585985</text:p>
          </table:table-cell>
          <table:table-cell office:value-type="float" office:value="15.9946370184315" calcext:value-type="float">
            <text:p>15,9946370184315</text:p>
          </table:table-cell>
          <table:table-cell office:value-type="float" office:value="0.33900486272997" calcext:value-type="float">
            <text:p>0,33900486272997</text:p>
          </table:table-cell>
          <table:table-cell office:value-type="float" office:value="0.43669898131391" calcext:value-type="float">
            <text:p>0,43669898131391</text:p>
          </table:table-cell>
          <table:table-cell office:value-type="float" office:value="13.2846764258484" calcext:value-type="float">
            <text:p>13,2846764258484</text:p>
          </table:table-cell>
          <table:table-cell office:value-type="float" office:value="100" calcext:value-type="float">
            <text:p>100</text:p>
          </table:table-cell>
          <table:table-cell office:value-type="float" office:value="14.2117429549769" calcext:value-type="float">
            <text:p>14,2117429549769</text:p>
          </table:table-cell>
          <table:table-cell office:value-type="float" office:value="46.0762764142991" calcext:value-type="float">
            <text:p>46,0762764142991</text:p>
          </table:table-cell>
          <table:table-cell office:value-type="float" office:value="29.3181694431066" calcext:value-type="float">
            <text:p>29,3181694431066</text:p>
          </table:table-cell>
          <table:table-cell office:value-type="float" office:value="32.4231958690747" calcext:value-type="float">
            <text:p>32,4231958690747</text:p>
          </table:table-cell>
          <table:table-cell office:value-type="float" office:value="0.0137088129700135" calcext:value-type="float">
            <text:p>0,0137088129700135</text:p>
          </table:table-cell>
          <table:table-cell office:value-type="float" office:value="0.867181492664536" calcext:value-type="float">
            <text:p>0,8671814926645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500" calcext:value-type="float">
            <text:p>4500</text:p>
          </table:table-cell>
          <table:table-cell office:value-type="float" office:value="4.31659096479444" calcext:value-type="float">
            <text:p>4,31659096479444</text:p>
          </table:table-cell>
          <table:table-cell office:value-type="float" office:value="3.41400117783476" calcext:value-type="float">
            <text:p>3,41400117783476</text:p>
          </table:table-cell>
          <table:table-cell office:value-type="float" office:value="55.1805299520499" calcext:value-type="float">
            <text:p>55,1805299520499</text:p>
          </table:table-cell>
          <table:table-cell office:value-type="float" office:value="14.9969893936204" calcext:value-type="float">
            <text:p>14,9969893936204</text:p>
          </table:table-cell>
          <table:table-cell office:value-type="float" office:value="4.28887461412189" calcext:value-type="float">
            <text:p>4,28887461412189</text:p>
          </table:table-cell>
          <table:table-cell office:value-type="float" office:value="1.94271769163158" calcext:value-type="float">
            <text:p>1,94271769163158</text:p>
          </table:table-cell>
          <table:table-cell office:value-type="float" office:value="6.2391979188795" calcext:value-type="float">
            <text:p>6,2391979188795</text:p>
          </table:table-cell>
          <table:table-cell office:value-type="float" office:value="2.14063711150945" calcext:value-type="float">
            <text:p>2,14063711150945</text:p>
          </table:table-cell>
          <table:table-cell office:value-type="float" office:value="108.920771072579" calcext:value-type="float">
            <text:p>108,920771072579</text:p>
          </table:table-cell>
          <table:table-cell office:value-type="float" office:value="7.15064092953236" calcext:value-type="float">
            <text:p>7,15064092953236</text:p>
          </table:table-cell>
          <table:table-cell office:value-type="float" office:value="0.336338325561477" calcext:value-type="float">
            <text:p>0,336338325561477</text:p>
          </table:table-cell>
          <table:table-cell office:value-type="float" office:value="0.573770729766057" calcext:value-type="float">
            <text:p>0,573770729766057</text:p>
          </table:table-cell>
          <table:table-cell office:value-type="float" office:value="13.3399868017459" calcext:value-type="float">
            <text:p>13,3399868017459</text:p>
          </table:table-cell>
          <table:table-cell office:value-type="float" office:value="100" calcext:value-type="float">
            <text:p>100</text:p>
          </table:table-cell>
          <table:table-cell office:value-type="float" office:value="14.2201647549631" calcext:value-type="float">
            <text:p>14,2201647549631</text:p>
          </table:table-cell>
          <table:table-cell office:value-type="float" office:value="47.8576852083553" calcext:value-type="float">
            <text:p>47,8576852083553</text:p>
          </table:table-cell>
          <table:table-cell office:value-type="float" office:value="29.8704710212153" calcext:value-type="float">
            <text:p>29,8704710212153</text:p>
          </table:table-cell>
          <table:table-cell office:value-type="float" office:value="32.8897310364576" calcext:value-type="float">
            <text:p>32,8897310364576</text:p>
          </table:table-cell>
          <table:table-cell office:value-type="float" office:value="0.033857266068084" calcext:value-type="float">
            <text:p>0,033857266068084</text:p>
          </table:table-cell>
          <table:table-cell office:value-type="float" office:value="0.177019623593129" calcext:value-type="float">
            <text:p>0,1770196235931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800" calcext:value-type="float">
            <text:p>4800</text:p>
          </table:table-cell>
          <table:table-cell office:value-type="float" office:value="3.60247334838306" calcext:value-type="float">
            <text:p>3,60247334838306</text:p>
          </table:table-cell>
          <table:table-cell office:value-type="float" office:value="3.32997643173087" calcext:value-type="float">
            <text:p>3,32997643173087</text:p>
          </table:table-cell>
          <table:table-cell office:value-type="float" office:value="65.9649056217006" calcext:value-type="float">
            <text:p>65,9649056217006</text:p>
          </table:table-cell>
          <table:table-cell office:value-type="float" office:value="19.3260403321353" calcext:value-type="float">
            <text:p>19,3260403321353</text:p>
          </table:table-cell>
          <table:table-cell office:value-type="float" office:value="4.60384275016132" calcext:value-type="float">
            <text:p>4,60384275016132</text:p>
          </table:table-cell>
          <table:table-cell office:value-type="float" office:value="2.18814587007914" calcext:value-type="float">
            <text:p>2,18814587007914</text:p>
          </table:table-cell>
          <table:table-cell office:value-type="float" office:value="6.95484654121057" calcext:value-type="float">
            <text:p>6,95484654121057</text:p>
          </table:table-cell>
          <table:table-cell office:value-type="float" office:value="1.54461733750876" calcext:value-type="float">
            <text:p>1,54461733750876</text:p>
          </table:table-cell>
          <table:table-cell office:value-type="float" office:value="101.596418704373" calcext:value-type="float">
            <text:p>101,596418704373</text:p>
          </table:table-cell>
          <table:table-cell office:value-type="float" office:value="32.5411025926891" calcext:value-type="float">
            <text:p>32,5411025926891</text:p>
          </table:table-cell>
          <table:table-cell office:value-type="float" office:value="0.345624637936313" calcext:value-type="float">
            <text:p>0,345624637936313</text:p>
          </table:table-cell>
          <table:table-cell office:value-type="float" office:value="0.274950771722144" calcext:value-type="float">
            <text:p>0,274950771722144</text:p>
          </table:table-cell>
          <table:table-cell office:value-type="float" office:value="13.0506951878988" calcext:value-type="float">
            <text:p>13,0506951878988</text:p>
          </table:table-cell>
          <table:table-cell office:value-type="float" office:value="100" calcext:value-type="float">
            <text:p>100</text:p>
          </table:table-cell>
          <table:table-cell office:value-type="float" office:value="14.1680999458401" calcext:value-type="float">
            <text:p>14,1680999458401</text:p>
          </table:table-cell>
          <table:table-cell office:value-type="float" office:value="36.9883816424892" calcext:value-type="float">
            <text:p>36,9883816424892</text:p>
          </table:table-cell>
          <table:table-cell office:value-type="float" office:value="26.7796624702568" calcext:value-type="float">
            <text:p>26,7796624702568</text:p>
          </table:table-cell>
          <table:table-cell office:value-type="float" office:value="30.7424102878737" calcext:value-type="float">
            <text:p>30,7424102878737</text:p>
          </table:table-cell>
          <table:table-cell office:value-type="float" office:value="0.00965691896381231" calcext:value-type="float">
            <text:p>0,00965691896381231</text:p>
          </table:table-cell>
          <table:table-cell office:value-type="float" office:value="3.4165753674533" calcext:value-type="float">
            <text:p>3,41657536745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800" calcext:value-type="float">
            <text:p>4800</text:p>
          </table:table-cell>
          <table:table-cell office:value-type="float" office:value="3.58514798060048" calcext:value-type="float">
            <text:p>3,58514798060048</text:p>
          </table:table-cell>
          <table:table-cell office:value-type="float" office:value="3.32918720529286" calcext:value-type="float">
            <text:p>3,32918720529286</text:p>
          </table:table-cell>
          <table:table-cell office:value-type="float" office:value="64.4629459733097" calcext:value-type="float">
            <text:p>64,4629459733097</text:p>
          </table:table-cell>
          <table:table-cell office:value-type="float" office:value="18.7287943532129" calcext:value-type="float">
            <text:p>18,7287943532129</text:p>
          </table:table-cell>
          <table:table-cell office:value-type="float" office:value="4.60232754930142" calcext:value-type="float">
            <text:p>4,60232754930142</text:p>
          </table:table-cell>
          <table:table-cell office:value-type="float" office:value="2.1671470952127" calcext:value-type="float">
            <text:p>2,1671470952127</text:p>
          </table:table-cell>
          <table:table-cell office:value-type="float" office:value="6.8988052131486" calcext:value-type="float">
            <text:p>6,8988052131486</text:p>
          </table:table-cell>
          <table:table-cell office:value-type="float" office:value="1.61006556318289" calcext:value-type="float">
            <text:p>1,61006556318289</text:p>
          </table:table-cell>
          <table:table-cell office:value-type="float" office:value="102.973588321495" calcext:value-type="float">
            <text:p>102,973588321495</text:p>
          </table:table-cell>
          <table:table-cell office:value-type="float" office:value="29.4295861087976" calcext:value-type="float">
            <text:p>29,4295861087976</text:p>
          </table:table-cell>
          <table:table-cell office:value-type="float" office:value="0.345157325410271" calcext:value-type="float">
            <text:p>0,345157325410271</text:p>
          </table:table-cell>
          <table:table-cell office:value-type="float" office:value="0.29892918074255" calcext:value-type="float">
            <text:p>0,29892918074255</text:p>
          </table:table-cell>
          <table:table-cell office:value-type="float" office:value="13.0520943124337" calcext:value-type="float">
            <text:p>13,0520943124337</text:p>
          </table:table-cell>
          <table:table-cell office:value-type="float" office:value="100" calcext:value-type="float">
            <text:p>100</text:p>
          </table:table-cell>
          <table:table-cell office:value-type="float" office:value="14.1674481399949" calcext:value-type="float">
            <text:p>14,1674481399949</text:p>
          </table:table-cell>
          <table:table-cell office:value-type="float" office:value="38.8998385672613" calcext:value-type="float">
            <text:p>38,8998385672613</text:p>
          </table:table-cell>
          <table:table-cell office:value-type="float" office:value="27.1559257095383" calcext:value-type="float">
            <text:p>27,1559257095383</text:p>
          </table:table-cell>
          <table:table-cell office:value-type="float" office:value="31.0575813009732" calcext:value-type="float">
            <text:p>31,0575813009732</text:p>
          </table:table-cell>
          <table:table-cell office:value-type="float" office:value="0.0805639934046063" calcext:value-type="float">
            <text:p>0,0805639934046063</text:p>
          </table:table-cell>
          <table:table-cell office:value-type="float" office:value="2.73330332435111" calcext:value-type="float">
            <text:p>2,73330332435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800" calcext:value-type="float">
            <text:p>4800</text:p>
          </table:table-cell>
          <table:table-cell office:value-type="float" office:value="3.59168291464408" calcext:value-type="float">
            <text:p>3,59168291464408</text:p>
          </table:table-cell>
          <table:table-cell office:value-type="float" office:value="3.32813903066261" calcext:value-type="float">
            <text:p>3,32813903066261</text:p>
          </table:table-cell>
          <table:table-cell office:value-type="float" office:value="63.1151809448172" calcext:value-type="float">
            <text:p>63,1151809448172</text:p>
          </table:table-cell>
          <table:table-cell office:value-type="float" office:value="18.0742867974023" calcext:value-type="float">
            <text:p>18,0742867974023</text:p>
          </table:table-cell>
          <table:table-cell office:value-type="float" office:value="4.59202192996551" calcext:value-type="float">
            <text:p>4,59202192996551</text:p>
          </table:table-cell>
          <table:table-cell office:value-type="float" office:value="2.1443964051916" calcext:value-type="float">
            <text:p>2,1443964051916</text:p>
          </table:table-cell>
          <table:table-cell office:value-type="float" office:value="6.8425199807186" calcext:value-type="float">
            <text:p>6,8425199807186</text:p>
          </table:table-cell>
          <table:table-cell office:value-type="float" office:value="1.68485933909868" calcext:value-type="float">
            <text:p>1,68485933909868</text:p>
          </table:table-cell>
          <table:table-cell office:value-type="float" office:value="104.49537747478" calcext:value-type="float">
            <text:p>104,49537747478</text:p>
          </table:table-cell>
          <table:table-cell office:value-type="float" office:value="26.350648302844" calcext:value-type="float">
            <text:p>26,350648302844</text:p>
          </table:table-cell>
          <table:table-cell office:value-type="float" office:value="0.344517397018482" calcext:value-type="float">
            <text:p>0,344517397018482</text:p>
          </table:table-cell>
          <table:table-cell office:value-type="float" office:value="0.326463870175513" calcext:value-type="float">
            <text:p>0,326463870175513</text:p>
          </table:table-cell>
          <table:table-cell office:value-type="float" office:value="13.0616085196137" calcext:value-type="float">
            <text:p>13,0616085196137</text:p>
          </table:table-cell>
          <table:table-cell office:value-type="float" office:value="100" calcext:value-type="float">
            <text:p>100</text:p>
          </table:table-cell>
          <table:table-cell office:value-type="float" office:value="14.1684142613672" calcext:value-type="float">
            <text:p>14,1684142613672</text:p>
          </table:table-cell>
          <table:table-cell office:value-type="float" office:value="40.8109101328075" calcext:value-type="float">
            <text:p>40,8109101328075</text:p>
          </table:table-cell>
          <table:table-cell office:value-type="float" office:value="27.5291570127017" calcext:value-type="float">
            <text:p>27,5291570127017</text:p>
          </table:table-cell>
          <table:table-cell office:value-type="float" office:value="31.3851608050861" calcext:value-type="float">
            <text:p>31,3851608050861</text:p>
          </table:table-cell>
          <table:table-cell office:value-type="float" office:value="0.0255280930020273" calcext:value-type="float">
            <text:p>0,0255280930020273</text:p>
          </table:table-cell>
          <table:table-cell office:value-type="float" office:value="2.25838345577325" calcext:value-type="float">
            <text:p>2,258383455773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4800" calcext:value-type="float">
            <text:p>4800</text:p>
          </table:table-cell>
          <table:table-cell office:value-type="float" office:value="3.45913905650491" calcext:value-type="float">
            <text:p>3,45913905650491</text:p>
          </table:table-cell>
          <table:table-cell office:value-type="float" office:value="3.31307564271466" calcext:value-type="float">
            <text:p>3,31307564271466</text:p>
          </table:table-cell>
          <table:table-cell office:value-type="float" office:value="59.1724360361961" calcext:value-type="float">
            <text:p>59,1724360361961</text:p>
          </table:table-cell>
          <table:table-cell office:value-type="float" office:value="16.4909575616686" calcext:value-type="float">
            <text:p>16,4909575616686</text:p>
          </table:table-cell>
          <table:table-cell office:value-type="float" office:value="4.62443456331829" calcext:value-type="float">
            <text:p>4,62443456331829</text:p>
          </table:table-cell>
          <table:table-cell office:value-type="float" office:value="2.08571270715737" calcext:value-type="float">
            <text:p>2,08571270715737</text:p>
          </table:table-cell>
          <table:table-cell office:value-type="float" office:value="6.76800910733893" calcext:value-type="float">
            <text:p>6,76800910733893</text:p>
          </table:table-cell>
          <table:table-cell office:value-type="float" office:value="1.87357987538311" calcext:value-type="float">
            <text:p>1,87357987538311</text:p>
          </table:table-cell>
          <table:table-cell office:value-type="float" office:value="107.667889863718" calcext:value-type="float">
            <text:p>107,667889863718</text:p>
          </table:table-cell>
          <table:table-cell office:value-type="float" office:value="20.0201609826627" calcext:value-type="float">
            <text:p>20,0201609826627</text:p>
          </table:table-cell>
          <table:table-cell office:value-type="float" office:value="0.344258618181685" calcext:value-type="float">
            <text:p>0,344258618181685</text:p>
          </table:table-cell>
          <table:table-cell office:value-type="float" office:value="0.393530631350235" calcext:value-type="float">
            <text:p>0,393530631350235</text:p>
          </table:table-cell>
          <table:table-cell office:value-type="float" office:value="13.0316736953536" calcext:value-type="float">
            <text:p>13,0316736953536</text:p>
          </table:table-cell>
          <table:table-cell office:value-type="float" office:value="100" calcext:value-type="float">
            <text:p>100</text:p>
          </table:table-cell>
          <table:table-cell office:value-type="float" office:value="14.1605773437782" calcext:value-type="float">
            <text:p>14,1605773437782</text:p>
          </table:table-cell>
          <table:table-cell office:value-type="float" office:value="42.6931859086481" calcext:value-type="float">
            <text:p>42,6931859086481</text:p>
          </table:table-cell>
          <table:table-cell office:value-type="float" office:value="27.9408310852963" calcext:value-type="float">
            <text:p>27,9408310852963</text:p>
          </table:table-cell>
          <table:table-cell office:value-type="float" office:value="31.7876299263041" calcext:value-type="float">
            <text:p>31,7876299263041</text:p>
          </table:table-cell>
          <table:table-cell office:value-type="float" office:value="0.000442463723214837" calcext:value-type="float">
            <text:p>0,000442463723214837</text:p>
          </table:table-cell>
          <table:table-cell office:value-type="float" office:value="1.2357576692716" calcext:value-type="float">
            <text:p>1,23575766927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800" calcext:value-type="float">
            <text:p>4800</text:p>
          </table:table-cell>
          <table:table-cell office:value-type="float" office:value="3.40645170211974" calcext:value-type="float">
            <text:p>3,40645170211974</text:p>
          </table:table-cell>
          <table:table-cell office:value-type="float" office:value="3.30736825865406" calcext:value-type="float">
            <text:p>3,30736825865406</text:p>
          </table:table-cell>
          <table:table-cell office:value-type="float" office:value="55.1255011558538" calcext:value-type="float">
            <text:p>55,1255011558538</text:p>
          </table:table-cell>
          <table:table-cell office:value-type="float" office:value="14.998545516795" calcext:value-type="float">
            <text:p>14,998545516795</text:p>
          </table:table-cell>
          <table:table-cell office:value-type="float" office:value="4.62488820247777" calcext:value-type="float">
            <text:p>4,62488820247777</text:p>
          </table:table-cell>
          <table:table-cell office:value-type="float" office:value="2.03225200438832" calcext:value-type="float">
            <text:p>2,03225200438832</text:p>
          </table:table-cell>
          <table:table-cell office:value-type="float" office:value="6.67812533233454" calcext:value-type="float">
            <text:p>6,67812533233454</text:p>
          </table:table-cell>
          <table:table-cell office:value-type="float" office:value="2.0794770440283" calcext:value-type="float">
            <text:p>2,0794770440283</text:p>
          </table:table-cell>
          <table:table-cell office:value-type="float" office:value="111.150926115798" calcext:value-type="float">
            <text:p>111,150926115798</text:p>
          </table:table-cell>
          <table:table-cell office:value-type="float" office:value="12.7038568813973" calcext:value-type="float">
            <text:p>12,7038568813973</text:p>
          </table:table-cell>
          <table:table-cell office:value-type="float" office:value="0.343237254964719" calcext:value-type="float">
            <text:p>0,343237254964719</text:p>
          </table:table-cell>
          <table:table-cell office:value-type="float" office:value="0.499451967170375" calcext:value-type="float">
            <text:p>0,499451967170375</text:p>
          </table:table-cell>
          <table:table-cell office:value-type="float" office:value="13.0312544994604" calcext:value-type="float">
            <text:p>13,0312544994604</text:p>
          </table:table-cell>
          <table:table-cell office:value-type="float" office:value="100" calcext:value-type="float">
            <text:p>100</text:p>
          </table:table-cell>
          <table:table-cell office:value-type="float" office:value="14.1583448037981" calcext:value-type="float">
            <text:p>14,1583448037981</text:p>
          </table:table-cell>
          <table:table-cell office:value-type="float" office:value="44.5511731097512" calcext:value-type="float">
            <text:p>44,5511731097512</text:p>
          </table:table-cell>
          <table:table-cell office:value-type="float" office:value="28.384439787027" calcext:value-type="float">
            <text:p>28,384439787027</text:p>
          </table:table-cell>
          <table:table-cell office:value-type="float" office:value="32.2235199628593" calcext:value-type="float">
            <text:p>32,2235199628593</text:p>
          </table:table-cell>
          <table:table-cell office:value-type="float" office:value="0.0720211875137913" calcext:value-type="float">
            <text:p>0,0720211875137913</text:p>
          </table:table-cell>
          <table:table-cell office:value-type="float" office:value="0.451693879431088" calcext:value-type="float">
            <text:p>0,4516938794310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800" calcext:value-type="float">
            <text:p>4800</text:p>
          </table:table-cell>
          <table:table-cell office:value-type="float" office:value="3.66158330440521" calcext:value-type="float">
            <text:p>3,66158330440521</text:p>
          </table:table-cell>
          <table:table-cell office:value-type="float" office:value="3.33637329255262" calcext:value-type="float">
            <text:p>3,33637329255262</text:p>
          </table:table-cell>
          <table:table-cell office:value-type="float" office:value="56.9980782270433" calcext:value-type="float">
            <text:p>56,9980782270433</text:p>
          </table:table-cell>
          <table:table-cell office:value-type="float" office:value="15.6328692284742" calcext:value-type="float">
            <text:p>15,6328692284742</text:p>
          </table:table-cell>
          <table:table-cell office:value-type="float" office:value="4.53028072681549" calcext:value-type="float">
            <text:p>4,53028072681549</text:p>
          </table:table-cell>
          <table:table-cell office:value-type="float" office:value="2.0636086483936" calcext:value-type="float">
            <text:p>2,0636086483936</text:p>
          </table:table-cell>
          <table:table-cell office:value-type="float" office:value="6.61957590123661" calcext:value-type="float">
            <text:p>6,61957590123661</text:p>
          </table:table-cell>
          <table:table-cell office:value-type="float" office:value="2.00587514927381" calcext:value-type="float">
            <text:p>2,00587514927381</text:p>
          </table:table-cell>
          <table:table-cell office:value-type="float" office:value="110.93066049438" calcext:value-type="float">
            <text:p>110,93066049438</text:p>
          </table:table-cell>
          <table:table-cell office:value-type="float" office:value="12.7376077242976" calcext:value-type="float">
            <text:p>12,7376077242976</text:p>
          </table:table-cell>
          <table:table-cell office:value-type="float" office:value="0.341296258093514" calcext:value-type="float">
            <text:p>0,341296258093514</text:p>
          </table:table-cell>
          <table:table-cell office:value-type="float" office:value="0.498077358229433" calcext:value-type="float">
            <text:p>0,498077358229433</text:p>
          </table:table-cell>
          <table:table-cell office:value-type="float" office:value="13.1185383517015" calcext:value-type="float">
            <text:p>13,1185383517015</text:p>
          </table:table-cell>
          <table:table-cell office:value-type="float" office:value="100" calcext:value-type="float">
            <text:p>100</text:p>
          </table:table-cell>
          <table:table-cell office:value-type="float" office:value="14.1756646268291" calcext:value-type="float">
            <text:p>14,1756646268291</text:p>
          </table:table-cell>
          <table:table-cell office:value-type="float" office:value="46.4586673312207" calcext:value-type="float">
            <text:p>46,4586673312207</text:p>
          </table:table-cell>
          <table:table-cell office:value-type="float" office:value="28.7518429845933" calcext:value-type="float">
            <text:p>28,7518429845933</text:p>
          </table:table-cell>
          <table:table-cell office:value-type="float" office:value="32.5483444364852" calcext:value-type="float">
            <text:p>32,5483444364852</text:p>
          </table:table-cell>
          <table:table-cell office:value-type="float" office:value="0.044118181183268" calcext:value-type="float">
            <text:p>0,044118181183268</text:p>
          </table:table-cell>
          <table:table-cell office:value-type="float" office:value="0.563799619312315" calcext:value-type="float">
            <text:p>0,5637996193123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4800" calcext:value-type="float">
            <text:p>4800</text:p>
          </table:table-cell>
          <table:table-cell office:value-type="float" office:value="3.87422752380439" calcext:value-type="float">
            <text:p>3,87422752380439</text:p>
          </table:table-cell>
          <table:table-cell office:value-type="float" office:value="3.36176660772614" calcext:value-type="float">
            <text:p>3,36176660772614</text:p>
          </table:table-cell>
          <table:table-cell office:value-type="float" office:value="56.7935848236094" calcext:value-type="float">
            <text:p>56,7935848236094</text:p>
          </table:table-cell>
          <table:table-cell office:value-type="float" office:value="15.577949128231" calcext:value-type="float">
            <text:p>15,577949128231</text:p>
          </table:table-cell>
          <table:table-cell office:value-type="float" office:value="4.4414036658927" calcext:value-type="float">
            <text:p>4,4414036658927</text:p>
          </table:table-cell>
          <table:table-cell office:value-type="float" office:value="2.06945963896408" calcext:value-type="float">
            <text:p>2,06945963896408</text:p>
          </table:table-cell>
          <table:table-cell office:value-type="float" office:value="6.52472362267642" calcext:value-type="float">
            <text:p>6,52472362267642</text:p>
          </table:table-cell>
          <table:table-cell office:value-type="float" office:value="2.03017586475626" calcext:value-type="float">
            <text:p>2,03017586475626</text:p>
          </table:table-cell>
          <table:table-cell office:value-type="float" office:value="112.286466261102" calcext:value-type="float">
            <text:p>112,286466261102</text:p>
          </table:table-cell>
          <table:table-cell office:value-type="float" office:value="9.37517782018904" calcext:value-type="float">
            <text:p>9,37517782018904</text:p>
          </table:table-cell>
          <table:table-cell office:value-type="float" office:value="0.338898838603841" calcext:value-type="float">
            <text:p>0,338898838603841</text:p>
          </table:table-cell>
          <table:table-cell office:value-type="float" office:value="0.548527840247453" calcext:value-type="float">
            <text:p>0,548527840247453</text:p>
          </table:table-cell>
          <table:table-cell office:value-type="float" office:value="13.2002793278061" calcext:value-type="float">
            <text:p>13,2002793278061</text:p>
          </table:table-cell>
          <table:table-cell office:value-type="float" office:value="100" calcext:value-type="float">
            <text:p>100</text:p>
          </table:table-cell>
          <table:table-cell office:value-type="float" office:value="14.1908681004497" calcext:value-type="float">
            <text:p>14,1908681004497</text:p>
          </table:table-cell>
          <table:table-cell office:value-type="float" office:value="48.3088044938017" calcext:value-type="float">
            <text:p>48,3088044938017</text:p>
          </table:table-cell>
          <table:table-cell office:value-type="float" office:value="29.1995807279827" calcext:value-type="float">
            <text:p>29,1995807279827</text:p>
          </table:table-cell>
          <table:table-cell office:value-type="float" office:value="32.9439365396535" calcext:value-type="float">
            <text:p>32,9439365396535</text:p>
          </table:table-cell>
          <table:table-cell office:value-type="float" office:value="0.000106369044907008" calcext:value-type="float">
            <text:p>0,000106369044907008</text:p>
          </table:table-cell>
          <table:table-cell office:value-type="float" office:value="0.311099810702839" calcext:value-type="float">
            <text:p>0,3110998107028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100" calcext:value-type="float">
            <text:p>5100</text:p>
          </table:table-cell>
          <table:table-cell office:value-type="float" office:value="3.13548033964048" calcext:value-type="float">
            <text:p>3,13548033964048</text:p>
          </table:table-cell>
          <table:table-cell office:value-type="float" office:value="3.27548633420682" calcext:value-type="float">
            <text:p>3,27548633420682</text:p>
          </table:table-cell>
          <table:table-cell office:value-type="float" office:value="66.0091510738819" calcext:value-type="float">
            <text:p>66,0091510738819</text:p>
          </table:table-cell>
          <table:table-cell office:value-type="float" office:value="19.3406966282243" calcext:value-type="float">
            <text:p>19,3406966282243</text:p>
          </table:table-cell>
          <table:table-cell office:value-type="float" office:value="4.75849977520407" calcext:value-type="float">
            <text:p>4,75849977520407</text:p>
          </table:table-cell>
          <table:table-cell office:value-type="float" office:value="2.2902633104715" calcext:value-type="float">
            <text:p>2,2902633104715</text:p>
          </table:table-cell>
          <table:table-cell office:value-type="float" office:value="7.21793078466419" calcext:value-type="float">
            <text:p>7,21793078466419</text:p>
          </table:table-cell>
          <table:table-cell office:value-type="float" office:value="1.52512779955109" calcext:value-type="float">
            <text:p>1,52512779955109</text:p>
          </table:table-cell>
          <table:table-cell office:value-type="float" office:value="105.290991336533" calcext:value-type="float">
            <text:p>105,290991336533</text:p>
          </table:table-cell>
          <table:table-cell office:value-type="float" office:value="32.4943315276783" calcext:value-type="float">
            <text:p>32,4943315276783</text:p>
          </table:table-cell>
          <table:table-cell office:value-type="float" office:value="0.347699452794154" calcext:value-type="float">
            <text:p>0,347699452794154</text:p>
          </table:table-cell>
          <table:table-cell office:value-type="float" office:value="0.28503589815658" calcext:value-type="float">
            <text:p>0,28503589815658</text:p>
          </table:table-cell>
          <table:table-cell office:value-type="float" office:value="12.9075044309433" calcext:value-type="float">
            <text:p>12,9075044309433</text:p>
          </table:table-cell>
          <table:table-cell office:value-type="float" office:value="100" calcext:value-type="float">
            <text:p>100</text:p>
          </table:table-cell>
          <table:table-cell office:value-type="float" office:value="14.1377568260774" calcext:value-type="float">
            <text:p>14,1377568260774</text:p>
          </table:table-cell>
          <table:table-cell office:value-type="float" office:value="37.4040443108262" calcext:value-type="float">
            <text:p>37,4040443108262</text:p>
          </table:table-cell>
          <table:table-cell office:value-type="float" office:value="26.1802444193599" calcext:value-type="float">
            <text:p>26,1802444193599</text:p>
          </table:table-cell>
          <table:table-cell office:value-type="float" office:value="30.7999838526033" calcext:value-type="float">
            <text:p>30,7999838526033</text:p>
          </table:table-cell>
          <table:table-cell office:value-type="float" office:value="0.000598006486160013" calcext:value-type="float">
            <text:p>0,000598006486160013</text:p>
          </table:table-cell>
          <table:table-cell office:value-type="float" office:value="3.43301774875404" calcext:value-type="float">
            <text:p>3,433017748754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5100" calcext:value-type="float">
            <text:p>5100</text:p>
          </table:table-cell>
          <table:table-cell office:value-type="float" office:value="3.12764218449706" calcext:value-type="float">
            <text:p>3,12764218449706</text:p>
          </table:table-cell>
          <table:table-cell office:value-type="float" office:value="3.2754266147119" calcext:value-type="float">
            <text:p>3,2754266147119</text:p>
          </table:table-cell>
          <table:table-cell office:value-type="float" office:value="64.6119178829798" calcext:value-type="float">
            <text:p>64,6119178829798</text:p>
          </table:table-cell>
          <table:table-cell office:value-type="float" office:value="18.7678897638305" calcext:value-type="float">
            <text:p>18,7678897638305</text:p>
          </table:table-cell>
          <table:table-cell office:value-type="float" office:value="4.75345249283702" calcext:value-type="float">
            <text:p>4,75345249283702</text:p>
          </table:table-cell>
          <table:table-cell office:value-type="float" office:value="2.26956607111846" calcext:value-type="float">
            <text:p>2,26956607111846</text:p>
          </table:table-cell>
          <table:table-cell office:value-type="float" office:value="7.15900335970457" calcext:value-type="float">
            <text:p>7,15900335970457</text:p>
          </table:table-cell>
          <table:table-cell office:value-type="float" office:value="1.58756261906988" calcext:value-type="float">
            <text:p>1,58756261906988</text:p>
          </table:table-cell>
          <table:table-cell office:value-type="float" office:value="106.706564581292" calcext:value-type="float">
            <text:p>106,706564581292</text:p>
          </table:table-cell>
          <table:table-cell office:value-type="float" office:value="29.4450475124778" calcext:value-type="float">
            <text:p>29,4450475124778</text:p>
          </table:table-cell>
          <table:table-cell office:value-type="float" office:value="0.347176207955152" calcext:value-type="float">
            <text:p>0,347176207955152</text:p>
          </table:table-cell>
          <table:table-cell office:value-type="float" office:value="0.308941513338399" calcext:value-type="float">
            <text:p>0,308941513338399</text:p>
          </table:table-cell>
          <table:table-cell office:value-type="float" office:value="12.9121894730002" calcext:value-type="float">
            <text:p>12,9121894730002</text:p>
          </table:table-cell>
          <table:table-cell office:value-type="float" office:value="100" calcext:value-type="float">
            <text:p>100</text:p>
          </table:table-cell>
          <table:table-cell office:value-type="float" office:value="14.1377495641939" calcext:value-type="float">
            <text:p>14,1377495641939</text:p>
          </table:table-cell>
          <table:table-cell office:value-type="float" office:value="39.310941316989" calcext:value-type="float">
            <text:p>39,310941316989</text:p>
          </table:table-cell>
          <table:table-cell office:value-type="float" office:value="26.5628990678539" calcext:value-type="float">
            <text:p>26,5628990678539</text:p>
          </table:table-cell>
          <table:table-cell office:value-type="float" office:value="31.1157036997231" calcext:value-type="float">
            <text:p>31,1157036997231</text:p>
          </table:table-cell>
          <table:table-cell office:value-type="float" office:value="0.0476392144313967" calcext:value-type="float">
            <text:p>0,0476392144313967</text:p>
          </table:table-cell>
          <table:table-cell office:value-type="float" office:value="2.7811952116971" calcext:value-type="float">
            <text:p>2,78119521169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100" calcext:value-type="float">
            <text:p>5100</text:p>
          </table:table-cell>
          <table:table-cell office:value-type="float" office:value="3.12932054698376" calcext:value-type="float">
            <text:p>3,12932054698376</text:p>
          </table:table-cell>
          <table:table-cell office:value-type="float" office:value="3.27477413041278" calcext:value-type="float">
            <text:p>3,27477413041278</text:p>
          </table:table-cell>
          <table:table-cell office:value-type="float" office:value="63.1830285301361" calcext:value-type="float">
            <text:p>63,1830285301361</text:p>
          </table:table-cell>
          <table:table-cell office:value-type="float" office:value="18.120936063301" calcext:value-type="float">
            <text:p>18,120936063301</text:p>
          </table:table-cell>
          <table:table-cell office:value-type="float" office:value="4.7444387456204" calcext:value-type="float">
            <text:p>4,7444387456204</text:p>
          </table:table-cell>
          <table:table-cell office:value-type="float" office:value="2.24642862462123" calcext:value-type="float">
            <text:p>2,24642862462123</text:p>
          </table:table-cell>
          <table:table-cell office:value-type="float" office:value="7.09948189646754" calcext:value-type="float">
            <text:p>7,09948189646754</text:p>
          </table:table-cell>
          <table:table-cell office:value-type="float" office:value="1.66072059256311" calcext:value-type="float">
            <text:p>1,66072059256311</text:p>
          </table:table-cell>
          <table:table-cell office:value-type="float" office:value="108.299136630784" calcext:value-type="float">
            <text:p>108,299136630784</text:p>
          </table:table-cell>
          <table:table-cell office:value-type="float" office:value="26.2507755684109" calcext:value-type="float">
            <text:p>26,2507755684109</text:p>
          </table:table-cell>
          <table:table-cell office:value-type="float" office:value="0.34655086758834" calcext:value-type="float">
            <text:p>0,34655086758834</text:p>
          </table:table-cell>
          <table:table-cell office:value-type="float" office:value="0.338031224487282" calcext:value-type="float">
            <text:p>0,338031224487282</text:p>
          </table:table-cell>
          <table:table-cell office:value-type="float" office:value="12.9205542958153" calcext:value-type="float">
            <text:p>12,9205542958153</text:p>
          </table:table-cell>
          <table:table-cell office:value-type="float" office:value="100" calcext:value-type="float">
            <text:p>100</text:p>
          </table:table-cell>
          <table:table-cell office:value-type="float" office:value="14.1384186117935" calcext:value-type="float">
            <text:p>14,1384186117935</text:p>
          </table:table-cell>
          <table:table-cell office:value-type="float" office:value="41.2168997662383" calcext:value-type="float">
            <text:p>41,2168997662383</text:p>
          </table:table-cell>
          <table:table-cell office:value-type="float" office:value="26.9434494374405" calcext:value-type="float">
            <text:p>26,9434494374405</text:p>
          </table:table-cell>
          <table:table-cell office:value-type="float" office:value="31.445524379678" calcext:value-type="float">
            <text:p>31,445524379678</text:p>
          </table:table-cell>
          <table:table-cell office:value-type="float" office:value="0.00188958627066371" calcext:value-type="float">
            <text:p>0,00188958627066371</text:p>
          </table:table-cell>
          <table:table-cell office:value-type="float" office:value="2.23806581427836" calcext:value-type="float">
            <text:p>2,238065814278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100" calcext:value-type="float">
            <text:p>5100</text:p>
          </table:table-cell>
          <table:table-cell office:value-type="float" office:value="2.72740382515235" calcext:value-type="float">
            <text:p>2,72740382515235</text:p>
          </table:table-cell>
          <table:table-cell office:value-type="float" office:value="3.22869446223107" calcext:value-type="float">
            <text:p>3,22869446223107</text:p>
          </table:table-cell>
          <table:table-cell office:value-type="float" office:value="53.9898762805532" calcext:value-type="float">
            <text:p>53,9898762805532</text:p>
          </table:table-cell>
          <table:table-cell office:value-type="float" office:value="14.5589512064111" calcext:value-type="float">
            <text:p>14,5589512064111</text:p>
          </table:table-cell>
          <table:table-cell office:value-type="float" office:value="4.85602185322219" calcext:value-type="float">
            <text:p>4,85602185322219</text:p>
          </table:table-cell>
          <table:table-cell office:value-type="float" office:value="2.10634157287515" calcext:value-type="float">
            <text:p>2,10634157287515</text:p>
          </table:table-cell>
          <table:table-cell office:value-type="float" office:value="6.98570346237603" calcext:value-type="float">
            <text:p>6,98570346237603</text:p>
          </table:table-cell>
          <table:table-cell office:value-type="float" office:value="2.10357928943282" calcext:value-type="float">
            <text:p>2,10357928943282</text:p>
          </table:table-cell>
          <table:table-cell office:value-type="float" office:value="115.29282945583" calcext:value-type="float">
            <text:p>115,29282945583</text:p>
          </table:table-cell>
          <table:table-cell office:value-type="float" office:value="13.1319272297593" calcext:value-type="float">
            <text:p>13,1319272297593</text:p>
          </table:table-cell>
          <table:table-cell office:value-type="float" office:value="0.346839730838547" calcext:value-type="float">
            <text:p>0,346839730838547</text:p>
          </table:table-cell>
          <table:table-cell office:value-type="float" office:value="0.501918892723581" calcext:value-type="float">
            <text:p>0,501918892723581</text:p>
          </table:table-cell>
          <table:table-cell office:value-type="float" office:value="12.8168222614544" calcext:value-type="float">
            <text:p>12,8168222614544</text:p>
          </table:table-cell>
          <table:table-cell office:value-type="float" office:value="100" calcext:value-type="float">
            <text:p>100</text:p>
          </table:table-cell>
          <table:table-cell office:value-type="float" office:value="14.1138637914296" calcext:value-type="float">
            <text:p>14,1138637914296</text:p>
          </table:table-cell>
          <table:table-cell office:value-type="float" office:value="43.0371343538639" calcext:value-type="float">
            <text:p>43,0371343538639</text:p>
          </table:table-cell>
          <table:table-cell office:value-type="float" office:value="27.4430144337196" calcext:value-type="float">
            <text:p>27,4430144337196</text:p>
          </table:table-cell>
          <table:table-cell office:value-type="float" office:value="31.9648890925633" calcext:value-type="float">
            <text:p>31,9648890925633</text:p>
          </table:table-cell>
          <table:table-cell office:value-type="float" office:value="0.0181424417285689" calcext:value-type="float">
            <text:p>0,0181424417285689</text:p>
          </table:table-cell>
          <table:table-cell office:value-type="float" office:value="0.478341980104342" calcext:value-type="float">
            <text:p>0,4783419801043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100" calcext:value-type="float">
            <text:p>5100</text:p>
          </table:table-cell>
          <table:table-cell office:value-type="float" office:value="3.4067503288378" calcext:value-type="float">
            <text:p>3,4067503288378</text:p>
          </table:table-cell>
          <table:table-cell office:value-type="float" office:value="3.30752415781756" calcext:value-type="float">
            <text:p>3,30752415781756</text:p>
          </table:table-cell>
          <table:table-cell office:value-type="float" office:value="63.4677971897447" calcext:value-type="float">
            <text:p>63,4677971897447</text:p>
          </table:table-cell>
          <table:table-cell office:value-type="float" office:value="18.2690975987036" calcext:value-type="float">
            <text:p>18,2690975987036</text:p>
          </table:table-cell>
          <table:table-cell office:value-type="float" office:value="4.63368250810405" calcext:value-type="float">
            <text:p>4,63368250810405</text:p>
          </table:table-cell>
          <table:table-cell office:value-type="float" office:value="2.2645950234957" calcext:value-type="float">
            <text:p>2,2645950234957</text:p>
          </table:table-cell>
          <table:table-cell office:value-type="float" office:value="6.9839347737665" calcext:value-type="float">
            <text:p>6,9839347737665</text:p>
          </table:table-cell>
          <table:table-cell office:value-type="float" office:value="1.66110540094621" calcext:value-type="float">
            <text:p>1,66110540094621</text:p>
          </table:table-cell>
          <table:table-cell office:value-type="float" office:value="109.549669342093" calcext:value-type="float">
            <text:p>109,549669342093</text:p>
          </table:table-cell>
          <table:table-cell office:value-type="float" office:value="22.6948623653305" calcext:value-type="float">
            <text:p>22,6948623653305</text:p>
          </table:table-cell>
          <table:table-cell office:value-type="float" office:value="0.343895895415751" calcext:value-type="float">
            <text:p>0,343895895415751</text:p>
          </table:table-cell>
          <table:table-cell office:value-type="float" office:value="0.374454182135583" calcext:value-type="float">
            <text:p>0,374454182135583</text:p>
          </table:table-cell>
          <table:table-cell office:value-type="float" office:value="13.0231266402355" calcext:value-type="float">
            <text:p>13,0231266402355</text:p>
          </table:table-cell>
          <table:table-cell office:value-type="float" office:value="100" calcext:value-type="float">
            <text:p>100</text:p>
          </table:table-cell>
          <table:table-cell office:value-type="float" office:value="14.1577375524986" calcext:value-type="float">
            <text:p>14,1577375524986</text:p>
          </table:table-cell>
          <table:table-cell office:value-type="float" office:value="45.0343398960231" calcext:value-type="float">
            <text:p>45,0343398960231</text:p>
          </table:table-cell>
          <table:table-cell office:value-type="float" office:value="27.6861961862278" calcext:value-type="float">
            <text:p>27,6861961862278</text:p>
          </table:table-cell>
          <table:table-cell office:value-type="float" office:value="32.1123558084176" calcext:value-type="float">
            <text:p>32,1123558084176</text:p>
          </table:table-cell>
          <table:table-cell office:value-type="float" office:value="0.0383578333502649" calcext:value-type="float">
            <text:p>0,0383578333502649</text:p>
          </table:table-cell>
          <table:table-cell office:value-type="float" office:value="1.81502597183935" calcext:value-type="float">
            <text:p>1,815025971839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5100" calcext:value-type="float">
            <text:p>5100</text:p>
          </table:table-cell>
          <table:table-cell office:value-type="float" office:value="3.27216003835224" calcext:value-type="float">
            <text:p>3,27216003835224</text:p>
          </table:table-cell>
          <table:table-cell office:value-type="float" office:value="3.29197614475411" calcext:value-type="float">
            <text:p>3,29197614475411</text:p>
          </table:table-cell>
          <table:table-cell office:value-type="float" office:value="58.2448646426254" calcext:value-type="float">
            <text:p>58,2448646426254</text:p>
          </table:table-cell>
          <table:table-cell office:value-type="float" office:value="16.1844855115317" calcext:value-type="float">
            <text:p>16,1844855115317</text:p>
          </table:table-cell>
          <table:table-cell office:value-type="float" office:value="4.65908219452398" calcext:value-type="float">
            <text:p>4,65908219452398</text:p>
          </table:table-cell>
          <table:table-cell office:value-type="float" office:value="2.18531917306896" calcext:value-type="float">
            <text:p>2,18531917306896</text:p>
          </table:table-cell>
          <table:table-cell office:value-type="float" office:value="6.8733029911825" calcext:value-type="float">
            <text:p>6,8733029911825</text:p>
          </table:table-cell>
          <table:table-cell office:value-type="float" office:value="1.91265785151887" calcext:value-type="float">
            <text:p>1,91265785151887</text:p>
          </table:table-cell>
          <table:table-cell office:value-type="float" office:value="114.165039183138" calcext:value-type="float">
            <text:p>114,165039183138</text:p>
          </table:table-cell>
          <table:table-cell office:value-type="float" office:value="13.9324162030752" calcext:value-type="float">
            <text:p>13,9324162030752</text:p>
          </table:table-cell>
          <table:table-cell office:value-type="float" office:value="0.343102387978621" calcext:value-type="float">
            <text:p>0,343102387978621</text:p>
          </table:table-cell>
          <table:table-cell office:value-type="float" office:value="0.488182159912836" calcext:value-type="float">
            <text:p>0,488182159912836</text:p>
          </table:table-cell>
          <table:table-cell office:value-type="float" office:value="12.9996380680483" calcext:value-type="float">
            <text:p>12,9996380680483</text:p>
          </table:table-cell>
          <table:table-cell office:value-type="float" office:value="100" calcext:value-type="float">
            <text:p>100</text:p>
          </table:table-cell>
          <table:table-cell office:value-type="float" office:value="14.1503700556163" calcext:value-type="float">
            <text:p>14,1503700556163</text:p>
          </table:table-cell>
          <table:table-cell office:value-type="float" office:value="46.8595460682055" calcext:value-type="float">
            <text:p>46,8595460682055</text:p>
          </table:table-cell>
          <table:table-cell office:value-type="float" office:value="28.1714833049248" calcext:value-type="float">
            <text:p>28,1714833049248</text:p>
          </table:table-cell>
          <table:table-cell office:value-type="float" office:value="32.5909492236596" calcext:value-type="float">
            <text:p>32,5909492236596</text:p>
          </table:table-cell>
          <table:table-cell office:value-type="float" office:value="0.0948898230659543" calcext:value-type="float">
            <text:p>0,0948898230659543</text:p>
          </table:table-cell>
          <table:table-cell office:value-type="float" office:value="0.616504337704503" calcext:value-type="float">
            <text:p>0,6165043377045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100" calcext:value-type="float">
            <text:p>5100</text:p>
          </table:table-cell>
          <table:table-cell office:value-type="float" office:value="3.47070559859264" calcext:value-type="float">
            <text:p>3,47070559859264</text:p>
          </table:table-cell>
          <table:table-cell office:value-type="float" office:value="3.31445792924335" calcext:value-type="float">
            <text:p>3,31445792924335</text:p>
          </table:table-cell>
          <table:table-cell office:value-type="float" office:value="57.4501462280758" calcext:value-type="float">
            <text:p>57,4501462280758</text:p>
          </table:table-cell>
          <table:table-cell office:value-type="float" office:value="15.8711310327883" calcext:value-type="float">
            <text:p>15,8711310327883</text:p>
          </table:table-cell>
          <table:table-cell office:value-type="float" office:value="4.5737205895191" calcext:value-type="float">
            <text:p>4,5737205895191</text:p>
          </table:table-cell>
          <table:table-cell office:value-type="float" office:value="2.18188947658485" calcext:value-type="float">
            <text:p>2,18188947658485</text:p>
          </table:table-cell>
          <table:table-cell office:value-type="float" office:value="6.76973851531415" calcext:value-type="float">
            <text:p>6,76973851531415</text:p>
          </table:table-cell>
          <table:table-cell office:value-type="float" office:value="1.96961153185659" calcext:value-type="float">
            <text:p>1,96961153185659</text:p>
          </table:table-cell>
          <table:table-cell office:value-type="float" office:value="116.13084245114" calcext:value-type="float">
            <text:p>116,13084245114</text:p>
          </table:table-cell>
          <table:table-cell office:value-type="float" office:value="9.69848033733035" calcext:value-type="float">
            <text:p>9,69848033733035</text:p>
          </table:table-cell>
          <table:table-cell office:value-type="float" office:value="0.340713451369311" calcext:value-type="float">
            <text:p>0,340713451369311</text:p>
          </table:table-cell>
          <table:table-cell office:value-type="float" office:value="0.54991454456037" calcext:value-type="float">
            <text:p>0,54991454456037</text:p>
          </table:table-cell>
          <table:table-cell office:value-type="float" office:value="13.0784961770599" calcext:value-type="float">
            <text:p>13,0784961770599</text:p>
          </table:table-cell>
          <table:table-cell office:value-type="float" office:value="100" calcext:value-type="float">
            <text:p>100</text:p>
          </table:table-cell>
          <table:table-cell office:value-type="float" office:value="14.1647184274965" calcext:value-type="float">
            <text:p>14,1647184274965</text:p>
          </table:table-cell>
          <table:table-cell office:value-type="float" office:value="48.6959183046449" calcext:value-type="float">
            <text:p>48,6959183046449</text:p>
          </table:table-cell>
          <table:table-cell office:value-type="float" office:value="28.6375603965475" calcext:value-type="float">
            <text:p>28,6375603965475</text:p>
          </table:table-cell>
          <table:table-cell office:value-type="float" office:value="33.0016352610884" calcext:value-type="float">
            <text:p>33,0016352610884</text:p>
          </table:table-cell>
          <table:table-cell office:value-type="float" office:value="0.100083287947676" calcext:value-type="float">
            <text:p>0,100083287947676</text:p>
          </table:table-cell>
          <table:table-cell office:value-type="float" office:value="0.307953663927025" calcext:value-type="float">
            <text:p>0,3079536639270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400" calcext:value-type="float">
            <text:p>5400</text:p>
          </table:table-cell>
          <table:table-cell office:value-type="float" office:value="2.9569199606816" calcext:value-type="float">
            <text:p>2,9569199606816</text:p>
          </table:table-cell>
          <table:table-cell office:value-type="float" office:value="3.2548890753018" calcext:value-type="float">
            <text:p>3,2548890753018</text:p>
          </table:table-cell>
          <table:table-cell office:value-type="float" office:value="68.9376723952591" calcext:value-type="float">
            <text:p>68,9376723952591</text:p>
          </table:table-cell>
          <table:table-cell office:value-type="float" office:value="20.6694465543509" calcext:value-type="float">
            <text:p>20,6694465543509</text:p>
          </table:table-cell>
          <table:table-cell office:value-type="float" office:value="4.81522435011716" calcext:value-type="float">
            <text:p>4,81522435011716</text:p>
          </table:table-cell>
          <table:table-cell office:value-type="float" office:value="2.45423584849725" calcext:value-type="float">
            <text:p>2,45423584849725</text:p>
          </table:table-cell>
          <table:table-cell office:value-type="float" office:value="7.48941426611524" calcext:value-type="float">
            <text:p>7,48941426611524</text:p>
          </table:table-cell>
          <table:table-cell office:value-type="float" office:value="1.38760064812425" calcext:value-type="float">
            <text:p>1,38760064812425</text:p>
          </table:table-cell>
          <table:table-cell office:value-type="float" office:value="107.043528328695" calcext:value-type="float">
            <text:p>107,043528328695</text:p>
          </table:table-cell>
          <table:table-cell office:value-type="float" office:value="34.9764890724787" calcext:value-type="float">
            <text:p>34,9764890724787</text:p>
          </table:table-cell>
          <table:table-cell office:value-type="float" office:value="0.348323192183254" calcext:value-type="float">
            <text:p>0,348323192183254</text:p>
          </table:table-cell>
          <table:table-cell office:value-type="float" office:value="0.275584976593079" calcext:value-type="float">
            <text:p>0,275584976593079</text:p>
          </table:table-cell>
          <table:table-cell office:value-type="float" office:value="12.8547952196456" calcext:value-type="float">
            <text:p>12,8547952196456</text:p>
          </table:table-cell>
          <table:table-cell office:value-type="float" office:value="100" calcext:value-type="float">
            <text:p>100</text:p>
          </table:table-cell>
          <table:table-cell office:value-type="float" office:value="14.1263348868114" calcext:value-type="float">
            <text:p>14,1263348868114</text:p>
          </table:table-cell>
          <table:table-cell office:value-type="float" office:value="37.8329774420088" calcext:value-type="float">
            <text:p>37,8329774420088</text:p>
          </table:table-cell>
          <table:table-cell office:value-type="float" office:value="25.5775929319989" calcext:value-type="float">
            <text:p>25,5775929319989</text:p>
          </table:table-cell>
          <table:table-cell office:value-type="float" office:value="30.8428781812868" calcext:value-type="float">
            <text:p>30,8428781812868</text:p>
          </table:table-cell>
          <table:table-cell office:value-type="float" office:value="0.0033836301855998" calcext:value-type="float">
            <text:p>0,0033836301855998</text:p>
          </table:table-cell>
          <table:table-cell office:value-type="float" office:value="4.36834704270302" calcext:value-type="float">
            <text:p>4,368347042703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400" calcext:value-type="float">
            <text:p>5400</text:p>
          </table:table-cell>
          <table:table-cell office:value-type="float" office:value="2.95322447270092" calcext:value-type="float">
            <text:p>2,95322447270092</text:p>
          </table:table-cell>
          <table:table-cell office:value-type="float" office:value="3.25446384631742" calcext:value-type="float">
            <text:p>3,25446384631742</text:p>
          </table:table-cell>
          <table:table-cell office:value-type="float" office:value="67.6950514502821" calcext:value-type="float">
            <text:p>67,6950514502821</text:p>
          </table:table-cell>
          <table:table-cell office:value-type="float" office:value="20.0974185239276" calcext:value-type="float">
            <text:p>20,0974185239276</text:p>
          </table:table-cell>
          <table:table-cell office:value-type="float" office:value="4.80892825653314" calcext:value-type="float">
            <text:p>4,80892825653314</text:p>
          </table:table-cell>
          <table:table-cell office:value-type="float" office:value="2.43052203361971" calcext:value-type="float">
            <text:p>2,43052203361971</text:p>
          </table:table-cell>
          <table:table-cell office:value-type="float" office:value="7.42324813021941" calcext:value-type="float">
            <text:p>7,42324813021941</text:p>
          </table:table-cell>
          <table:table-cell office:value-type="float" office:value="1.44483470540096" calcext:value-type="float">
            <text:p>1,44483470540096</text:p>
          </table:table-cell>
          <table:table-cell office:value-type="float" office:value="108.456401218314" calcext:value-type="float">
            <text:p>108,456401218314</text:p>
          </table:table-cell>
          <table:table-cell office:value-type="float" office:value="32.1344160421438" calcext:value-type="float">
            <text:p>32,1344160421438</text:p>
          </table:table-cell>
          <table:table-cell office:value-type="float" office:value="0.34779590665446" calcext:value-type="float">
            <text:p>0,34779590665446</text:p>
          </table:table-cell>
          <table:table-cell office:value-type="float" office:value="0.295463468204227" calcext:value-type="float">
            <text:p>0,295463468204227</text:p>
          </table:table-cell>
          <table:table-cell office:value-type="float" office:value="12.8606506858376" calcext:value-type="float">
            <text:p>12,8606506858376</text:p>
          </table:table-cell>
          <table:table-cell office:value-type="float" office:value="100" calcext:value-type="float">
            <text:p>100</text:p>
          </table:table-cell>
          <table:table-cell office:value-type="float" office:value="14.1265867530869" calcext:value-type="float">
            <text:p>14,1265867530869</text:p>
          </table:table-cell>
          <table:table-cell office:value-type="float" office:value="39.7284375720456" calcext:value-type="float">
            <text:p>39,7284375720456</text:p>
          </table:table-cell>
          <table:table-cell office:value-type="float" office:value="25.9756530596914" calcext:value-type="float">
            <text:p>25,9756530596914</text:p>
          </table:table-cell>
          <table:table-cell office:value-type="float" office:value="31.153084064962" calcext:value-type="float">
            <text:p>31,153084064962</text:p>
          </table:table-cell>
          <table:table-cell office:value-type="float" office:value="0.00273917098987889" calcext:value-type="float">
            <text:p>0,00273917098987889</text:p>
          </table:table-cell>
          <table:table-cell office:value-type="float" office:value="3.68131230334737" calcext:value-type="float">
            <text:p>3,681312303347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2.77654623985211" calcext:value-type="float">
            <text:p>2,77654623985211</text:p>
          </table:table-cell>
          <table:table-cell office:value-type="float" office:value="3.23418367573157" calcext:value-type="float">
            <text:p>3,23418367573157</text:p>
          </table:table-cell>
          <table:table-cell office:value-type="float" office:value="64.2826348541398" calcext:value-type="float">
            <text:p>64,2826348541398</text:p>
          </table:table-cell>
          <table:table-cell office:value-type="float" office:value="18.5883786955028" calcext:value-type="float">
            <text:p>18,5883786955028</text:p>
          </table:table-cell>
          <table:table-cell office:value-type="float" office:value="4.85912870444827" calcext:value-type="float">
            <text:p>4,85912870444827</text:p>
          </table:table-cell>
          <table:table-cell office:value-type="float" office:value="2.36315495980253" calcext:value-type="float">
            <text:p>2,36315495980253</text:p>
          </table:table-cell>
          <table:table-cell office:value-type="float" office:value="7.34595870827386" calcext:value-type="float">
            <text:p>7,34595870827386</text:p>
          </table:table-cell>
          <table:table-cell office:value-type="float" office:value="1.59613012727568" calcext:value-type="float">
            <text:p>1,59613012727568</text:p>
          </table:table-cell>
          <table:table-cell office:value-type="float" office:value="111.285722520088" calcext:value-type="float">
            <text:p>111,285722520088</text:p>
          </table:table-cell>
          <table:table-cell office:value-type="float" office:value="27.14418215712" calcext:value-type="float">
            <text:p>27,14418215712</text:p>
          </table:table-cell>
          <table:table-cell office:value-type="float" office:value="0.347999805903895" calcext:value-type="float">
            <text:p>0,347999805903895</text:p>
          </table:table-cell>
          <table:table-cell office:value-type="float" office:value="0.33854817171304" calcext:value-type="float">
            <text:p>0,33854817171304</text:p>
          </table:table-cell>
          <table:table-cell office:value-type="float" office:value="12.8139283307374" calcext:value-type="float">
            <text:p>12,8139283307374</text:p>
          </table:table-cell>
          <table:table-cell office:value-type="float" office:value="100" calcext:value-type="float">
            <text:p>100</text:p>
          </table:table-cell>
          <table:table-cell office:value-type="float" office:value="14.1157059083013" calcext:value-type="float">
            <text:p>14,1157059083013</text:p>
          </table:table-cell>
          <table:table-cell office:value-type="float" office:value="41.6063233513748" calcext:value-type="float">
            <text:p>41,6063233513748</text:p>
          </table:table-cell>
          <table:table-cell office:value-type="float" office:value="26.394916586206" calcext:value-type="float">
            <text:p>26,394916586206</text:p>
          </table:table-cell>
          <table:table-cell office:value-type="float" office:value="31.4931303357376" calcext:value-type="float">
            <text:p>31,4931303357376</text:p>
          </table:table-cell>
          <table:table-cell office:value-type="float" office:value="0.00285823060240502" calcext:value-type="float">
            <text:p>0,00285823060240502</text:p>
          </table:table-cell>
          <table:table-cell office:value-type="float" office:value="2.4820372277556" calcext:value-type="float">
            <text:p>2,48203722775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5400" calcext:value-type="float">
            <text:p>5400</text:p>
          </table:table-cell>
          <table:table-cell office:value-type="float" office:value="2.30320893624389" calcext:value-type="float">
            <text:p>2,30320893624389</text:p>
          </table:table-cell>
          <table:table-cell office:value-type="float" office:value="3.18032895890703" calcext:value-type="float">
            <text:p>3,18032895890703</text:p>
          </table:table-cell>
          <table:table-cell office:value-type="float" office:value="53.9083470154033" calcext:value-type="float">
            <text:p>53,9083470154033</text:p>
          </table:table-cell>
          <table:table-cell office:value-type="float" office:value="14.5222509668135" calcext:value-type="float">
            <text:p>14,5222509668135</text:p>
          </table:table-cell>
          <table:table-cell office:value-type="float" office:value="4.98950642189629" calcext:value-type="float">
            <text:p>4,98950642189629</text:p>
          </table:table-cell>
          <table:table-cell office:value-type="float" office:value="2.19855906917402" calcext:value-type="float">
            <text:p>2,19855906917402</text:p>
          </table:table-cell>
          <table:table-cell office:value-type="float" office:value="7.21021208667076" calcext:value-type="float">
            <text:p>7,21021208667076</text:p>
          </table:table-cell>
          <table:table-cell office:value-type="float" office:value="2.0874455237841" calcext:value-type="float">
            <text:p>2,0874455237841</text:p>
          </table:table-cell>
          <table:table-cell office:value-type="float" office:value="119.510069864264" calcext:value-type="float">
            <text:p>119,510069864264</text:p>
          </table:table-cell>
          <table:table-cell office:value-type="float" office:value="12.3568601193435" calcext:value-type="float">
            <text:p>12,3568601193435</text:p>
          </table:table-cell>
          <table:table-cell office:value-type="float" office:value="0.348324018089915" calcext:value-type="float">
            <text:p>0,348324018089915</text:p>
          </table:table-cell>
          <table:table-cell office:value-type="float" office:value="0.519977571387798" calcext:value-type="float">
            <text:p>0,519977571387798</text:p>
          </table:table-cell>
          <table:table-cell office:value-type="float" office:value="12.6922071190573" calcext:value-type="float">
            <text:p>12,6922071190573</text:p>
          </table:table-cell>
          <table:table-cell office:value-type="float" office:value="100" calcext:value-type="float">
            <text:p>100</text:p>
          </table:table-cell>
          <table:table-cell office:value-type="float" office:value="14.086974523492" calcext:value-type="float">
            <text:p>14,086974523492</text:p>
          </table:table-cell>
          <table:table-cell office:value-type="float" office:value="43.3918490741905" calcext:value-type="float">
            <text:p>43,3918490741905</text:p>
          </table:table-cell>
          <table:table-cell office:value-type="float" office:value="26.9401569561115" calcext:value-type="float">
            <text:p>26,9401569561115</text:p>
          </table:table-cell>
          <table:table-cell office:value-type="float" office:value="32.0397088967623" calcext:value-type="float">
            <text:p>32,0397088967623</text:p>
          </table:table-cell>
          <table:table-cell office:value-type="float" office:value="0.000568316712606297" calcext:value-type="float">
            <text:p>0,000568316712606297</text:p>
          </table:table-cell>
          <table:table-cell office:value-type="float" office:value="0.44190201362971" calcext:value-type="float">
            <text:p>0,441902013629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400" calcext:value-type="float">
            <text:p>5400</text:p>
          </table:table-cell>
          <table:table-cell office:value-type="float" office:value="2.9786112308513" calcext:value-type="float">
            <text:p>2,9786112308513</text:p>
          </table:table-cell>
          <table:table-cell office:value-type="float" office:value="3.25869171423107" calcext:value-type="float">
            <text:p>3,25869171423107</text:p>
          </table:table-cell>
          <table:table-cell office:value-type="float" office:value="63.5248994825306" calcext:value-type="float">
            <text:p>63,5248994825306</text:p>
          </table:table-cell>
          <table:table-cell office:value-type="float" office:value="18.3261617640767" calcext:value-type="float">
            <text:p>18,3261617640767</text:p>
          </table:table-cell>
          <table:table-cell office:value-type="float" office:value="4.77349348500118" calcext:value-type="float">
            <text:p>4,77349348500118</text:p>
          </table:table-cell>
          <table:table-cell office:value-type="float" office:value="2.36395274635126" calcext:value-type="float">
            <text:p>2,36395274635126</text:p>
          </table:table-cell>
          <table:table-cell office:value-type="float" office:value="7.22333718863223" calcext:value-type="float">
            <text:p>7,22333718863223</text:p>
          </table:table-cell>
          <table:table-cell office:value-type="float" office:value="1.63876400888113" calcext:value-type="float">
            <text:p>1,63876400888113</text:p>
          </table:table-cell>
          <table:table-cell office:value-type="float" office:value="113.253024924771" calcext:value-type="float">
            <text:p>113,253024924771</text:p>
          </table:table-cell>
          <table:table-cell office:value-type="float" office:value="22.5231408584187" calcext:value-type="float">
            <text:p>22,5231408584187</text:p>
          </table:table-cell>
          <table:table-cell office:value-type="float" office:value="0.345723787362022" calcext:value-type="float">
            <text:p>0,345723787362022</text:p>
          </table:table-cell>
          <table:table-cell office:value-type="float" office:value="0.386541069221288" calcext:value-type="float">
            <text:p>0,386541069221288</text:p>
          </table:table-cell>
          <table:table-cell office:value-type="float" office:value="12.8935820357827" calcext:value-type="float">
            <text:p>12,8935820357827</text:p>
          </table:table-cell>
          <table:table-cell office:value-type="float" office:value="100" calcext:value-type="float">
            <text:p>100</text:p>
          </table:table-cell>
          <table:table-cell office:value-type="float" office:value="14.1300889333778" calcext:value-type="float">
            <text:p>14,1300889333778</text:p>
          </table:table-cell>
          <table:table-cell office:value-type="float" office:value="45.4125862146285" calcext:value-type="float">
            <text:p>45,4125862146285</text:p>
          </table:table-cell>
          <table:table-cell office:value-type="float" office:value="27.1532144073976" calcext:value-type="float">
            <text:p>27,1532144073976</text:p>
          </table:table-cell>
          <table:table-cell office:value-type="float" office:value="32.1973256289783" calcext:value-type="float">
            <text:p>32,1973256289783</text:p>
          </table:table-cell>
          <table:table-cell office:value-type="float" office:value="0.0855499702154257" calcext:value-type="float">
            <text:p>0,0855499702154257</text:p>
          </table:table-cell>
          <table:table-cell office:value-type="float" office:value="1.76752751917422" calcext:value-type="float">
            <text:p>1,767527519174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5400" calcext:value-type="float">
            <text:p>5400</text:p>
          </table:table-cell>
          <table:table-cell office:value-type="float" office:value="3.02194228768121" calcext:value-type="float">
            <text:p>3,02194228768121</text:p>
          </table:table-cell>
          <table:table-cell office:value-type="float" office:value="3.26193964391252" calcext:value-type="float">
            <text:p>3,26193964391252</text:p>
          </table:table-cell>
          <table:table-cell office:value-type="float" office:value="61.46922782042" calcext:value-type="float">
            <text:p>61,46922782042</text:p>
          </table:table-cell>
          <table:table-cell office:value-type="float" office:value="17.3862400186723" calcext:value-type="float">
            <text:p>17,3862400186723</text:p>
          </table:table-cell>
          <table:table-cell office:value-type="float" office:value="4.74402977588671" calcext:value-type="float">
            <text:p>4,74402977588671</text:p>
          </table:table-cell>
          <table:table-cell office:value-type="float" office:value="2.33089014163488" calcext:value-type="float">
            <text:p>2,33089014163488</text:p>
          </table:table-cell>
          <table:table-cell office:value-type="float" office:value="7.1305648888264" calcext:value-type="float">
            <text:p>7,1305648888264</text:p>
          </table:table-cell>
          <table:table-cell office:value-type="float" office:value="1.75191572570997" calcext:value-type="float">
            <text:p>1,75191572570997</text:p>
          </table:table-cell>
          <table:table-cell office:value-type="float" office:value="115.933123290393" calcext:value-type="float">
            <text:p>115,933123290393</text:p>
          </table:table-cell>
          <table:table-cell office:value-type="float" office:value="17.6316013104993" calcext:value-type="float">
            <text:p>17,6316013104993</text:p>
          </table:table-cell>
          <table:table-cell office:value-type="float" office:value="0.344426171883675" calcext:value-type="float">
            <text:p>0,344426171883675</text:p>
          </table:table-cell>
          <table:table-cell office:value-type="float" office:value="0.442338092876846" calcext:value-type="float">
            <text:p>0,442338092876846</text:p>
          </table:table-cell>
          <table:table-cell office:value-type="float" office:value="12.9209337612558" calcext:value-type="float">
            <text:p>12,9209337612558</text:p>
          </table:table-cell>
          <table:table-cell office:value-type="float" office:value="100" calcext:value-type="float">
            <text:p>100</text:p>
          </table:table-cell>
          <table:table-cell office:value-type="float" office:value="14.133984691939" calcext:value-type="float">
            <text:p>14,133984691939</text:p>
          </table:table-cell>
          <table:table-cell office:value-type="float" office:value="47.2660096611305" calcext:value-type="float">
            <text:p>47,2660096611305</text:p>
          </table:table-cell>
          <table:table-cell office:value-type="float" office:value="27.5966351704354" calcext:value-type="float">
            <text:p>27,5966351704354</text:p>
          </table:table-cell>
          <table:table-cell office:value-type="float" office:value="32.5883244092213" calcext:value-type="float">
            <text:p>32,5883244092213</text:p>
          </table:table-cell>
          <table:table-cell office:value-type="float" office:value="0.0382429914385659" calcext:value-type="float">
            <text:p>0,0382429914385659</text:p>
          </table:table-cell>
          <table:table-cell office:value-type="float" office:value="1.15934879415254" calcext:value-type="float">
            <text:p>1,159348794152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5400" calcext:value-type="float">
            <text:p>5400</text:p>
          </table:table-cell>
          <table:table-cell table:number-columns-repeated="20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8-02T23:17:03.428000000</dc:date>
    <meta:editing-duration>PT1H9M23S</meta:editing-duration>
    <meta:editing-cycles>1</meta:editing-cycles>
    <meta:document-statistic meta:table-count="1" meta:cell-count="1954" meta:object-count="0"/>
  </office:meta>
</office:document-meta>
</file>